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Object 4/content.xml" manifest:media-type="text/xml"/>
  <manifest:file-entry manifest:full-path="Object 4/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graphics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settings.xml" manifest:media-type="text/xml"/>
  <manifest:file-entry manifest:full-path="Object 6/" manifest:version="1.2" manifest:media-type="application/vnd.oasis.opendocument.graphics"/>
  <manifest:file-entry manifest:full-path="settings.xml" manifest:media-type="text/xml"/>
  <manifest:file-entry manifest:full-path="Object 3/settings.xml" manifest:media-type="text/xml"/>
  <manifest:file-entry manifest:full-path="Object 3/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graphics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1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Ubuntu1" svg:font-family="Ubuntu" style:font-pitch="variable"/>
    <style:font-face style:name="Ubuntu2" svg:font-family="Ubuntu" style:font-adornments="Regular" style:font-pitch="variable"/>
    <style:font-face style:name="WenQuanYi Micro Hei Mono" svg:font-family="'WenQuanYi Micro Hei Mono'" style:font-pitch="variable"/>
    <style:font-face style:name="WenQuanYi Micro Hei Mono2" svg:font-family="'WenQuanYi Micro Hei Mono'" style:font-adornments="Regular" style:font-pitch="variable"/>
    <style:font-face style:name="Lohit Hindi" svg:font-family="'Lohit Hindi'" style:font-family-generic="system" style:font-pitch="variable"/>
  </office:font-face-decls>
  <office:automatic-styles>
    <style:style style:name="FTP响应码" style:family="table">
      <style:table-properties style:width="6.9271in" fo:margin-left="0in" table:align="left"/>
    </style:style>
    <style:style style:name="FTP响应码.A" style:family="table-column">
      <style:table-column-properties style:column-width="1.9583in"/>
    </style:style>
    <style:style style:name="FTP响应码.B" style:family="table-column">
      <style:table-column-properties style:column-width="4.9688in"/>
    </style:style>
    <style:style style:name="FTP响应码.A1" style:family="table-cell">
      <style:table-cell-properties fo:padding="0.0382in" fo:border-left="0.05pt solid #000000" fo:border-right="none" fo:border-top="0.05pt solid #000000" fo:border-bottom="0.05pt solid #000000"/>
    </style:style>
    <style:style style:name="FTP响应码.B1" style:family="table-cell">
      <style:table-cell-properties fo:padding="0.0382in" fo:border="0.05pt solid #000000"/>
    </style:style>
    <style:style style:name="FTP响应码.A2" style:family="table-cell">
      <style:table-cell-properties fo:padding="0.0382in" fo:border-left="0.05pt solid #000000" fo:border-right="none" fo:border-top="none" fo:border-bottom="0.05pt solid #000000"/>
    </style:style>
    <style:style style:name="FTP响应码.B2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" style:family="table">
      <style:table-properties style:width="6.9271in" fo:margin-left="0in" table:align="left"/>
    </style:style>
    <style:style style:name="WDL类.A" style:family="table-column">
      <style:table-column-properties style:column-width="1.7083in"/>
    </style:style>
    <style:style style:name="WDL类.B" style:family="table-column">
      <style:table-column-properties style:column-width="1.6042in"/>
    </style:style>
    <style:style style:name="WDL类.C" style:family="table-column">
      <style:table-column-properties style:column-width="3.6146in"/>
    </style:style>
    <style:style style:name="WDL类.A1" style:family="table-cell">
      <style:table-cell-properties fo:padding="0.0382in" fo:border-left="0.05pt solid #000000" fo:border-right="none" fo:border-top="0.05pt solid #000000" fo:border-bottom="0.05pt solid #000000"/>
    </style:style>
    <style:style style:name="WDL类.C1" style:family="table-cell">
      <style:table-cell-properties fo:padding="0.0382in" fo:border="0.05pt solid #000000"/>
    </style:style>
    <style:style style:name="WDL类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WDL类.C2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3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4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5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6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7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8" style:family="table-cell">
      <style:table-cell-properties fo:padding="0.0382in" fo:border-left="0.05pt solid #000000" fo:border-right="0.05pt solid #000000" fo:border-top="none" fo:border-bottom="0.05pt solid #000000"/>
    </style:style>
    <style:style style:name="WDL类.C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1d3dd4" officeooo:paragraph-rsid="001d3dd4"/>
    </style:style>
    <style:style style:name="P3" style:family="paragraph" style:parent-style-name="Text_20_body">
      <style:text-properties officeooo:rsid="0022b4d3" officeooo:paragraph-rsid="0022b4d3"/>
    </style:style>
    <style:style style:name="P4" style:family="paragraph" style:parent-style-name="Text_20_body">
      <style:text-properties officeooo:rsid="00282d22" officeooo:paragraph-rsid="00282d22"/>
    </style:style>
    <style:style style:name="P5" style:family="paragraph" style:parent-style-name="Text_20_body">
      <style:text-properties officeooo:rsid="002e8e27" officeooo:paragraph-rsid="002eab26"/>
    </style:style>
    <style:style style:name="P6" style:family="paragraph" style:parent-style-name="Text_20_body">
      <style:text-properties officeooo:rsid="002e8e27" officeooo:paragraph-rsid="0041005d"/>
    </style:style>
    <style:style style:name="P7" style:family="paragraph" style:parent-style-name="Text_20_body">
      <style:text-properties officeooo:rsid="001763b8" officeooo:paragraph-rsid="001763b8"/>
    </style:style>
    <style:style style:name="P8" style:family="paragraph" style:parent-style-name="Text_20_body">
      <style:text-properties officeooo:rsid="00428319" officeooo:paragraph-rsid="00428319"/>
    </style:style>
    <style:style style:name="P9" style:family="paragraph" style:parent-style-name="Text_20_body">
      <style:text-properties officeooo:rsid="00484b9f" officeooo:paragraph-rsid="00484b9f"/>
    </style:style>
    <style:style style:name="P10" style:family="paragraph" style:parent-style-name="Text_20_body">
      <style:text-properties officeooo:rsid="004af774" officeooo:paragraph-rsid="004af774"/>
    </style:style>
    <style:style style:name="P11" style:family="paragraph" style:parent-style-name="Text_20_body">
      <style:text-properties officeooo:rsid="004bad91" officeooo:paragraph-rsid="004bad91"/>
    </style:style>
    <style:style style:name="P12" style:family="paragraph" style:parent-style-name="Text_20_body">
      <style:text-properties officeooo:rsid="004c7926" officeooo:paragraph-rsid="004c7926"/>
    </style:style>
    <style:style style:name="P13" style:family="paragraph" style:parent-style-name="Text_20_body">
      <style:text-properties officeooo:rsid="0050b8f8" officeooo:paragraph-rsid="0050b8f8"/>
    </style:style>
    <style:style style:name="P14" style:family="paragraph" style:parent-style-name="Text_20_body">
      <style:text-properties officeooo:rsid="0057044d" officeooo:paragraph-rsid="0057044d"/>
    </style:style>
    <style:style style:name="P15" style:family="paragraph" style:parent-style-name="Text_20_body">
      <style:text-properties officeooo:rsid="005a7540" officeooo:paragraph-rsid="005a7540"/>
    </style:style>
    <style:style style:name="P16" style:family="paragraph" style:parent-style-name="Text_20_body">
      <style:text-properties officeooo:rsid="005e1ded" officeooo:paragraph-rsid="005e1ded"/>
    </style:style>
    <style:style style:name="P17" style:family="paragraph" style:parent-style-name="Text_20_body">
      <style:text-properties officeooo:rsid="005ea02b" officeooo:paragraph-rsid="005ea02b"/>
    </style:style>
    <style:style style:name="P18" style:family="paragraph" style:parent-style-name="Text_20_body">
      <style:text-properties officeooo:paragraph-rsid="005f6780"/>
    </style:style>
    <style:style style:name="P19" style:family="paragraph" style:parent-style-name="Text_20_body">
      <style:text-properties officeooo:rsid="0067ae21" officeooo:paragraph-rsid="0067ae21"/>
    </style:style>
    <style:style style:name="P20" style:family="paragraph" style:parent-style-name="Text_20_body">
      <style:text-properties officeooo:rsid="00697e31" officeooo:paragraph-rsid="006cd9db"/>
    </style:style>
    <style:style style:name="P21" style:family="paragraph" style:parent-style-name="Text_20_body">
      <style:text-properties officeooo:rsid="006a7a4b" officeooo:paragraph-rsid="006c1c7b"/>
    </style:style>
    <style:style style:name="P22" style:family="paragraph" style:parent-style-name="Text_20_body">
      <style:text-properties officeooo:rsid="00712bae" officeooo:paragraph-rsid="00712bae"/>
    </style:style>
    <style:style style:name="P23" style:family="paragraph" style:parent-style-name="Text_20_body">
      <style:text-properties officeooo:rsid="00462958" officeooo:paragraph-rsid="00462958"/>
    </style:style>
    <style:style style:name="P24" style:family="paragraph" style:parent-style-name="Text_20_body">
      <style:text-properties officeooo:paragraph-rsid="007ce6e9"/>
    </style:style>
    <style:style style:name="P25" style:family="paragraph" style:parent-style-name="Text_20_body">
      <style:text-properties officeooo:rsid="007cf34c" officeooo:paragraph-rsid="007cf34c"/>
    </style:style>
    <style:style style:name="P26" style:family="paragraph" style:parent-style-name="Text_20_body">
      <style:text-properties officeooo:rsid="007f892a" officeooo:paragraph-rsid="007f892a"/>
    </style:style>
    <style:style style:name="P27" style:family="paragraph" style:parent-style-name="Text_20_body">
      <style:text-properties officeooo:rsid="009037df" officeooo:paragraph-rsid="009037df"/>
    </style:style>
    <style:style style:name="P28" style:family="paragraph" style:parent-style-name="Text_20_body">
      <style:text-properties officeooo:rsid="00921532" officeooo:paragraph-rsid="00921532"/>
    </style:style>
    <style:style style:name="P29" style:family="paragraph" style:parent-style-name="Text_20_body">
      <style:text-properties officeooo:rsid="00921532" officeooo:paragraph-rsid="0094692f"/>
    </style:style>
    <style:style style:name="P30" style:family="paragraph" style:parent-style-name="Text_20_body">
      <style:text-properties officeooo:rsid="009a68e6" officeooo:paragraph-rsid="009a68e6"/>
    </style:style>
    <style:style style:name="P31" style:family="paragraph" style:parent-style-name="Text_20_body">
      <style:text-properties officeooo:rsid="009eb577" officeooo:paragraph-rsid="009eb577"/>
    </style:style>
    <style:style style:name="P32" style:family="paragraph" style:parent-style-name="Text_20_body">
      <style:text-properties officeooo:paragraph-rsid="00ac6e54"/>
    </style:style>
    <style:style style:name="P33" style:family="paragraph" style:parent-style-name="Text_20_body">
      <style:text-properties officeooo:paragraph-rsid="00b2636c"/>
    </style:style>
    <style:style style:name="P34" style:family="paragraph" style:parent-style-name="Text_20_body">
      <style:text-properties officeooo:paragraph-rsid="00b424ee"/>
    </style:style>
    <style:style style:name="P35" style:family="paragraph" style:parent-style-name="Text_20_body">
      <style:text-properties officeooo:paragraph-rsid="00b7cd80"/>
    </style:style>
    <style:style style:name="P36" style:family="paragraph" style:parent-style-name="Text_20_body">
      <style:text-properties officeooo:rsid="00b846d9" officeooo:paragraph-rsid="00b846d9"/>
    </style:style>
    <style:style style:name="P37" style:family="paragraph" style:parent-style-name="Text_20_body">
      <style:text-properties officeooo:rsid="00b846d9" officeooo:paragraph-rsid="00b8c4df"/>
    </style:style>
    <style:style style:name="P38" style:family="paragraph" style:parent-style-name="Text_20_body">
      <style:text-properties officeooo:paragraph-rsid="0085c52a"/>
    </style:style>
    <style:style style:name="P39" style:family="paragraph" style:parent-style-name="Text_20_body">
      <style:text-properties officeooo:rsid="00ba8f8b" officeooo:paragraph-rsid="00ba8f8b"/>
    </style:style>
    <style:style style:name="P40" style:family="paragraph" style:parent-style-name="Text_20_body">
      <style:text-properties officeooo:rsid="00ba8f8b" officeooo:paragraph-rsid="00df5d39"/>
    </style:style>
    <style:style style:name="P41" style:family="paragraph" style:parent-style-name="Text_20_body">
      <style:text-properties officeooo:rsid="00c0a136" officeooo:paragraph-rsid="00c0a136"/>
    </style:style>
    <style:style style:name="P42" style:family="paragraph" style:parent-style-name="Text_20_body">
      <style:text-properties officeooo:rsid="00c0e5a5" officeooo:paragraph-rsid="00c0e5a5"/>
    </style:style>
    <style:style style:name="P43" style:family="paragraph" style:parent-style-name="Text_20_body">
      <style:text-properties officeooo:rsid="00c21a8c" officeooo:paragraph-rsid="00c21a8c"/>
    </style:style>
    <style:style style:name="P44" style:family="paragraph" style:parent-style-name="Text_20_body">
      <style:text-properties officeooo:rsid="00c31241" officeooo:paragraph-rsid="00c31241"/>
    </style:style>
    <style:style style:name="P45" style:family="paragraph" style:parent-style-name="Text_20_body">
      <style:text-properties officeooo:rsid="00c681b4" officeooo:paragraph-rsid="00c681b4"/>
    </style:style>
    <style:style style:name="P46" style:family="paragraph" style:parent-style-name="Text_20_body">
      <style:text-properties officeooo:rsid="00c8db08" officeooo:paragraph-rsid="00c8db08"/>
    </style:style>
    <style:style style:name="P47" style:family="paragraph" style:parent-style-name="Text_20_body">
      <style:text-properties officeooo:rsid="00cda072" officeooo:paragraph-rsid="00cda072"/>
    </style:style>
    <style:style style:name="P48" style:family="paragraph" style:parent-style-name="Text_20_body">
      <style:text-properties officeooo:paragraph-rsid="0087b914"/>
    </style:style>
    <style:style style:name="P49" style:family="paragraph" style:parent-style-name="Text_20_body">
      <style:text-properties officeooo:rsid="00d7ee6a" officeooo:paragraph-rsid="00d7ee6a"/>
    </style:style>
    <style:style style:name="P50" style:family="paragraph" style:parent-style-name="Text_20_body">
      <style:text-properties officeooo:rsid="00d83d80" officeooo:paragraph-rsid="00d83d80"/>
    </style:style>
    <style:style style:name="P51" style:family="paragraph" style:parent-style-name="Text_20_body">
      <style:text-properties officeooo:rsid="00db612b" officeooo:paragraph-rsid="00df5d39"/>
    </style:style>
    <style:style style:name="P52" style:family="paragraph" style:parent-style-name="Text_20_body">
      <style:text-properties officeooo:rsid="008496b5" officeooo:paragraph-rsid="008496b5"/>
    </style:style>
    <style:style style:name="P53" style:family="paragraph" style:parent-style-name="Text_20_body">
      <style:text-properties officeooo:rsid="00e0f66e" officeooo:paragraph-rsid="00e0f66e"/>
    </style:style>
    <style:style style:name="P54" style:family="paragraph" style:parent-style-name="Text_20_body">
      <style:text-properties officeooo:rsid="00e29cbe" officeooo:paragraph-rsid="00e29cbe"/>
    </style:style>
    <style:style style:name="P55" style:family="paragraph" style:parent-style-name="Text_20_body">
      <style:text-properties officeooo:rsid="00e4559a" officeooo:paragraph-rsid="00e4559a"/>
    </style:style>
    <style:style style:name="P56" style:family="paragraph" style:parent-style-name="Text_20_body">
      <style:text-properties officeooo:rsid="00eae889" officeooo:paragraph-rsid="00eae889"/>
    </style:style>
    <style:style style:name="P57" style:family="paragraph" style:parent-style-name="Text_20_body">
      <style:text-properties officeooo:rsid="00eb32ac" officeooo:paragraph-rsid="00eb32ac"/>
    </style:style>
    <style:style style:name="P58" style:family="paragraph" style:parent-style-name="Text_20_body">
      <style:text-properties officeooo:rsid="00f068db" officeooo:paragraph-rsid="00f068db"/>
    </style:style>
    <style:style style:name="P59" style:family="paragraph" style:parent-style-name="Text_20_body">
      <style:text-properties officeooo:rsid="00fd91e7" officeooo:paragraph-rsid="00fd91e7"/>
    </style:style>
    <style:style style:name="P60" style:family="paragraph" style:parent-style-name="Text_20_body">
      <style:text-properties officeooo:rsid="01000ed2" officeooo:paragraph-rsid="0102261c"/>
    </style:style>
    <style:style style:name="P61" style:family="paragraph" style:parent-style-name="Text_20_body">
      <style:text-properties officeooo:rsid="01033218" officeooo:paragraph-rsid="01076af0"/>
    </style:style>
    <style:style style:name="P62" style:family="paragraph" style:parent-style-name="Text_20_body">
      <style:text-properties officeooo:rsid="01073aac" officeooo:paragraph-rsid="01073aac"/>
    </style:style>
    <style:style style:name="P63" style:family="paragraph" style:parent-style-name="Text_20_body">
      <style:text-properties officeooo:paragraph-rsid="0109b948"/>
    </style:style>
    <style:style style:name="P64" style:family="paragraph" style:parent-style-name="Text_20_body">
      <style:text-properties officeooo:rsid="010ad646" officeooo:paragraph-rsid="010ad646"/>
    </style:style>
    <style:style style:name="P65" style:family="paragraph" style:parent-style-name="Text_20_body">
      <style:text-properties officeooo:rsid="0111484d" officeooo:paragraph-rsid="0111484d"/>
    </style:style>
    <style:style style:name="P66" style:family="paragraph" style:parent-style-name="Text_20_body">
      <style:text-properties officeooo:paragraph-rsid="0117ba66"/>
    </style:style>
    <style:style style:name="P67" style:family="paragraph" style:parent-style-name="Text_20_body">
      <style:text-properties officeooo:rsid="0119957b" officeooo:paragraph-rsid="0119957b"/>
    </style:style>
    <style:style style:name="P68" style:family="paragraph" style:parent-style-name="Text_20_body">
      <style:text-properties officeooo:rsid="010e2389" officeooo:paragraph-rsid="0118bc93"/>
    </style:style>
    <style:style style:name="P69" style:family="paragraph" style:parent-style-name="Text_20_body">
      <style:text-properties officeooo:rsid="00edc1fc" officeooo:paragraph-rsid="00edc1fc"/>
    </style:style>
    <style:style style:name="P70" style:family="paragraph" style:parent-style-name="Text_20_body">
      <style:text-properties officeooo:rsid="012be9a9" officeooo:paragraph-rsid="012be9a9"/>
    </style:style>
    <style:style style:name="P71" style:family="paragraph" style:parent-style-name="Text_20_body">
      <style:text-properties officeooo:rsid="0130161c" officeooo:paragraph-rsid="0130161c"/>
    </style:style>
    <style:style style:name="P72" style:family="paragraph" style:parent-style-name="Text_20_body">
      <style:text-properties officeooo:rsid="013320b1" officeooo:paragraph-rsid="013320b1"/>
    </style:style>
    <style:style style:name="P73" style:family="paragraph" style:parent-style-name="Text_20_body">
      <style:text-properties officeooo:rsid="013d4393" officeooo:paragraph-rsid="013d4393"/>
    </style:style>
    <style:style style:name="P74" style:family="paragraph" style:parent-style-name="Text_20_body">
      <style:text-properties officeooo:rsid="014ac5f2" officeooo:paragraph-rsid="014ac5f2"/>
    </style:style>
    <style:style style:name="P75" style:family="paragraph" style:parent-style-name="Text_20_body">
      <style:text-properties officeooo:rsid="014db821" officeooo:paragraph-rsid="014db821"/>
    </style:style>
    <style:style style:name="P76" style:family="paragraph" style:parent-style-name="Text_20_body">
      <style:text-properties officeooo:paragraph-rsid="014db821"/>
    </style:style>
    <style:style style:name="P77" style:family="paragraph" style:parent-style-name="Text_20_body">
      <style:text-properties officeooo:paragraph-rsid="01623c81"/>
    </style:style>
    <style:style style:name="P78" style:family="paragraph" style:parent-style-name="Text_20_body">
      <style:text-properties officeooo:rsid="016786a0" officeooo:paragraph-rsid="017127b3"/>
    </style:style>
    <style:style style:name="P79" style:family="paragraph" style:parent-style-name="Text_20_body">
      <style:text-properties officeooo:rsid="016f5cc6" officeooo:paragraph-rsid="017127b3"/>
    </style:style>
    <style:style style:name="P80" style:family="paragraph" style:parent-style-name="Text_20_body">
      <style:text-properties officeooo:paragraph-rsid="017127b3"/>
    </style:style>
    <style:style style:name="P81" style:family="paragraph" style:parent-style-name="Text_20_body">
      <style:text-properties officeooo:rsid="0174d751" officeooo:paragraph-rsid="0174d751"/>
    </style:style>
    <style:style style:name="P82" style:family="paragraph" style:parent-style-name="Text_20_body">
      <style:text-properties officeooo:rsid="00a49a74" officeooo:paragraph-rsid="017fad72"/>
    </style:style>
    <style:style style:name="P83" style:family="paragraph" style:parent-style-name="Text_20_body">
      <style:text-properties officeooo:rsid="017fad72" officeooo:paragraph-rsid="017fad72"/>
    </style:style>
    <style:style style:name="P84" style:family="paragraph" style:parent-style-name="Text_20_body">
      <style:paragraph-properties fo:margin-top="0in" fo:margin-bottom="0.1in" style:contextual-spacing="false"/>
      <style:text-properties officeooo:paragraph-rsid="00098e10"/>
    </style:style>
    <style:style style:name="P85" style:family="paragraph" style:parent-style-name="Text_20_body">
      <style:paragraph-properties fo:margin-top="0in" fo:margin-bottom="0.1in" style:contextual-spacing="false"/>
      <style:text-properties officeooo:rsid="00098e10" officeooo:paragraph-rsid="00098e10"/>
    </style:style>
    <style:style style:name="P86" style:family="paragraph" style:parent-style-name="Text_20_body">
      <style:paragraph-properties fo:margin-top="0in" fo:margin-bottom="0.1in" style:contextual-spacing="false"/>
      <style:text-properties officeooo:rsid="000c8487" officeooo:paragraph-rsid="000c8487"/>
    </style:style>
    <style:style style:name="P87" style:family="paragraph" style:parent-style-name="Text_20_body">
      <style:paragraph-properties fo:margin-top="0in" fo:margin-bottom="0.1in" style:contextual-spacing="false"/>
      <style:text-properties officeooo:rsid="0001bea9" officeooo:paragraph-rsid="0006bce4"/>
    </style:style>
    <style:style style:name="P88" style:family="paragraph" style:parent-style-name="Text_20_body">
      <style:paragraph-properties fo:margin-top="0in" fo:margin-bottom="0.1in" style:contextual-spacing="false"/>
      <style:text-properties officeooo:rsid="0001bea9" officeooo:paragraph-rsid="00078e81"/>
    </style:style>
    <style:style style:name="P89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67ae21" style:font-size-asian="9pt" style:font-style-asian="italic" style:font-size-complex="9pt" style:font-style-complex="italic"/>
    </style:style>
    <style:style style:name="P90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8b157" style:font-size-asian="9pt" style:font-style-asian="italic" style:font-size-complex="9pt" style:font-style-complex="italic"/>
    </style:style>
    <style:style style:name="P91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7f892a" style:font-size-asian="9pt" style:font-style-asian="italic" style:font-size-complex="9pt" style:font-style-complex="italic"/>
    </style:style>
    <style:style style:name="P9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4692f" style:font-size-asian="9pt" style:font-style-asian="italic" style:font-size-complex="9pt" style:font-style-complex="italic"/>
    </style:style>
    <style:style style:name="P9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950e64" style:font-size-asian="9pt" style:font-style-asian="italic" style:font-size-complex="9pt" style:font-style-complex="italic"/>
    </style:style>
    <style:style style:name="P9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70916" style:font-size-asian="9pt" style:font-style-asian="italic" style:font-size-complex="9pt" style:font-style-complex="italic"/>
    </style:style>
    <style:style style:name="P9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ac6e54" style:font-size-asian="9pt" style:font-style-asian="italic" style:font-size-complex="9pt" style:font-style-complex="italic"/>
    </style:style>
    <style:style style:name="P96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b424ee" style:font-size-asian="9pt" style:font-style-asian="italic" style:font-size-complex="9pt" style:font-style-complex="italic"/>
    </style:style>
    <style:style style:name="P97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caa467" style:font-size-asian="9pt" style:font-style-asian="italic" style:font-size-complex="9pt" style:font-style-complex="italic"/>
    </style:style>
    <style:style style:name="P98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99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df5d39" style:font-size-asian="9pt" style:font-style-asian="italic" style:font-size-complex="9pt" style:font-style-complex="italic"/>
    </style:style>
    <style:style style:name="P100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e7f49e" style:font-size-asian="9pt" style:font-style-asian="italic" style:font-size-complex="9pt" style:font-style-complex="italic"/>
    </style:style>
    <style:style style:name="P101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0f8bad9" style:font-size-asian="9pt" style:font-style-asian="italic" style:font-size-complex="9pt" style:font-style-complex="italic"/>
    </style:style>
    <style:style style:name="P10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073aac" style:font-size-asian="9pt" style:font-style-asian="italic" style:font-size-complex="9pt" style:font-style-complex="italic"/>
    </style:style>
    <style:style style:name="P103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0beec3" style:font-size-asian="9pt" style:font-style-asian="italic" style:font-size-complex="9pt" style:font-style-complex="italic"/>
    </style:style>
    <style:style style:name="P104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17ba66" style:font-size-asian="9pt" style:font-style-asian="italic" style:font-size-complex="9pt" style:font-style-complex="italic"/>
    </style:style>
    <style:style style:name="P105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2055b1" style:font-size-asian="9pt" style:font-style-asian="italic" style:font-size-complex="9pt" style:font-style-complex="italic"/>
    </style:style>
    <style:style style:name="P106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30161c" style:font-size-asian="9pt" style:font-style-asian="italic" style:font-size-complex="9pt" style:font-style-complex="italic"/>
    </style:style>
    <style:style style:name="P107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3320b1" style:font-size-asian="9pt" style:font-style-asian="italic" style:font-size-complex="9pt" style:font-style-complex="italic"/>
    </style:style>
    <style:style style:name="P108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7127b3" style:font-size-asian="9pt" style:font-style-asian="italic" style:font-size-complex="9pt" style:font-style-complex="italic"/>
    </style:style>
    <style:style style:name="P109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717aac" style:font-size-asian="9pt" style:font-style-asian="italic" style:font-size-complex="9pt" style:font-style-complex="italic"/>
    </style:style>
    <style:style style:name="P110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74d751" style:font-size-asian="9pt" style:font-style-asian="italic" style:font-size-complex="9pt" style:font-style-complex="italic"/>
    </style:style>
    <style:style style:name="P111" style:family="paragraph" style:parent-style-name="Text_20_body">
      <style:paragraph-properties fo:padding="0.0201in" fo:border="0.06pt solid #999999" style:shadow="none"/>
      <style:text-properties officeooo:rsid="00ac6e54" officeooo:paragraph-rsid="00ac6e54"/>
    </style:style>
    <style:style style:name="P112" style:family="paragraph" style:parent-style-name="Heading">
      <style:paragraph-properties fo:padding="0.0201in" fo:border="0.06pt solid #999999" style:shadow="none"/>
      <style:text-properties style:font-name="Consolas" fo:font-size="9pt" fo:font-style="italic" officeooo:rsid="0067ae21" officeooo:paragraph-rsid="00d1f629" style:font-size-asian="9pt" style:font-style-asian="italic" style:font-size-complex="9pt" style:font-style-complex="italic"/>
    </style:style>
    <style:style style:name="P113" style:family="paragraph" style:parent-style-name="Preformatted_20_Text">
      <style:text-properties officeooo:rsid="00484b9f"/>
    </style:style>
    <style:style style:name="P114" style:family="paragraph" style:parent-style-name="Preformatted_20_Text">
      <style:paragraph-properties fo:margin-top="0in" fo:margin-bottom="0.1965in" style:contextual-spacing="false"/>
    </style:style>
    <style:style style:name="P115" style:family="paragraph" style:parent-style-name="Table_20_Contents">
      <style:text-properties officeooo:rsid="013705c3" officeooo:paragraph-rsid="013705c3"/>
    </style:style>
    <style:style style:name="P116" style:family="paragraph" style:parent-style-name="Table_20_Contents">
      <style:paragraph-properties fo:text-align="center" style:justify-single-word="false"/>
      <style:text-properties officeooo:rsid="013705c3" officeooo:paragraph-rsid="013705c3"/>
    </style:style>
    <style:style style:name="P117" style:family="paragraph" style:parent-style-name="Table_20_Contents">
      <style:paragraph-properties fo:text-align="center" style:justify-single-word="false"/>
    </style:style>
    <style:style style:name="P118" style:family="paragraph" style:parent-style-name="Table_20_Contents">
      <style:text-properties officeooo:rsid="01378594" officeooo:paragraph-rsid="01378594"/>
    </style:style>
    <style:style style:name="P119" style:family="paragraph" style:parent-style-name="Table_20_Contents">
      <style:text-properties officeooo:rsid="01397d2a" officeooo:paragraph-rsid="01397d2a"/>
    </style:style>
    <style:style style:name="P120" style:family="paragraph" style:parent-style-name="Table_20_Contents">
      <style:paragraph-properties fo:text-align="center" style:justify-single-word="false"/>
      <style:text-properties officeooo:rsid="014db821" officeooo:paragraph-rsid="014db821"/>
    </style:style>
    <style:style style:name="P121" style:family="paragraph" style:parent-style-name="Table_20_Contents">
      <style:paragraph-properties fo:text-align="start" style:justify-single-word="false"/>
      <style:text-properties officeooo:rsid="014db821" officeooo:paragraph-rsid="014db821"/>
    </style:style>
    <style:style style:name="P122" style:family="paragraph" style:parent-style-name="Table_20_Contents">
      <style:paragraph-properties fo:text-align="center" style:justify-single-word="false"/>
      <style:text-properties officeooo:rsid="014f8e67" officeooo:paragraph-rsid="014f8e67"/>
    </style:style>
    <style:style style:name="P123" style:family="paragraph" style:parent-style-name="Table_20_Contents">
      <style:paragraph-properties fo:text-align="center" style:justify-single-word="false"/>
      <style:text-properties officeooo:rsid="01518eea" officeooo:paragraph-rsid="01518eea"/>
    </style:style>
    <style:style style:name="P124" style:family="paragraph" style:parent-style-name="Table_20_Contents">
      <style:paragraph-properties fo:text-align="center" style:justify-single-word="false"/>
      <style:text-properties officeooo:rsid="0151f010" officeooo:paragraph-rsid="0151f010"/>
    </style:style>
    <style:style style:name="P125" style:family="paragraph" style:parent-style-name="Table_20_Contents">
      <style:paragraph-properties fo:text-align="center" style:justify-single-word="false"/>
      <style:text-properties officeooo:rsid="01538bd4" officeooo:paragraph-rsid="01538bd4"/>
    </style:style>
    <style:style style:name="P126" style:family="paragraph" style:parent-style-name="Table_20_Contents">
      <style:paragraph-properties fo:text-align="start" style:justify-single-word="false"/>
      <style:text-properties officeooo:rsid="01538bd4" officeooo:paragraph-rsid="01538bd4"/>
    </style:style>
    <style:style style:name="P127" style:family="paragraph" style:parent-style-name="Table_20_Contents">
      <style:paragraph-properties fo:text-align="center" style:justify-single-word="false"/>
      <style:text-properties officeooo:rsid="0154185a" officeooo:paragraph-rsid="0154185a"/>
    </style:style>
    <style:style style:name="P128" style:family="paragraph" style:parent-style-name="Table_20_Contents">
      <style:paragraph-properties fo:text-align="center" style:justify-single-word="false"/>
      <style:text-properties officeooo:rsid="01554080" officeooo:paragraph-rsid="01554080"/>
    </style:style>
    <style:style style:name="P129" style:family="paragraph" style:parent-style-name="Table_20_Contents">
      <style:paragraph-properties fo:text-align="start" style:justify-single-word="false"/>
      <style:text-properties officeooo:rsid="0156486e" officeooo:paragraph-rsid="0156486e"/>
    </style:style>
    <style:style style:name="P130" style:family="paragraph" style:parent-style-name="Table_20_Contents">
      <style:paragraph-properties fo:text-align="center" style:justify-single-word="false"/>
      <style:text-properties officeooo:rsid="0156486e" officeooo:paragraph-rsid="0156486e"/>
    </style:style>
    <style:style style:name="P131" style:family="paragraph" style:parent-style-name="Table_20_Contents">
      <style:paragraph-properties fo:text-align="start" style:justify-single-word="false"/>
      <style:text-properties fo:color="#ff3300" fo:font-weight="bold" officeooo:rsid="0157e158" officeooo:paragraph-rsid="0157e158" style:font-weight-asian="bold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color="#ff3300" fo:font-weight="bold" officeooo:rsid="0157e158" officeooo:paragraph-rsid="0157e158" style:font-weight-asian="bold" style:font-weight-complex="bold"/>
    </style:style>
    <style:style style:name="P13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3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35" style:family="paragraph" style:parent-style-name="Text_20_body" style:list-style-name="L1">
      <style:text-properties officeooo:rsid="00c0c020" officeooo:paragraph-rsid="00c0c020"/>
    </style:style>
    <style:style style:name="P136" style:family="paragraph" style:parent-style-name="Text_20_body" style:list-style-name="L1">
      <style:text-properties officeooo:rsid="00c0e5a5" officeooo:paragraph-rsid="00c0e5a5"/>
    </style:style>
    <style:style style:name="P137" style:family="paragraph" style:parent-style-name="Text_20_body" style:list-style-name="L2">
      <style:text-properties officeooo:rsid="00c21a8c" officeooo:paragraph-rsid="00c21a8c"/>
    </style:style>
    <style:style style:name="P138" style:family="paragraph" style:parent-style-name="Text_20_body">
      <style:text-properties style:font-name="Ubuntu2" fo:font-size="10.5pt" officeooo:rsid="01812ae7" officeooo:paragraph-rsid="0188a0ea" style:font-name-asian="WenQuanYi Micro Hei Mono" style:font-size-asian="10.5pt" style:font-size-complex="10.5pt"/>
    </style:style>
    <style:style style:name="P139" style:family="paragraph" style:parent-style-name="Text_20_body">
      <style:text-properties style:font-name="Ubuntu2" fo:font-size="10.5pt" fo:font-style="normal" officeooo:rsid="018da2a4" officeooo:paragraph-rsid="018da2a4" style:font-name-asian="WenQuanYi Micro Hei Mono" style:font-size-asian="10.5pt" style:font-style-asian="normal" style:font-size-complex="10.5pt" style:font-style-complex="normal"/>
    </style:style>
    <style:style style:name="P140" style:family="paragraph" style:parent-style-name="Text_20_body">
      <style:text-properties style:font-name="Ubuntu2" fo:font-size="10.5pt" fo:font-style="normal" officeooo:rsid="018c1e8f" officeooo:paragraph-rsid="018c1e8f" style:font-name-asian="WenQuanYi Micro Hei Mono" style:font-size-asian="10.5pt" style:font-style-asian="normal" style:font-size-complex="10.5pt" style:font-style-complex="normal"/>
    </style:style>
    <style:style style:name="P141" style:family="paragraph" style:parent-style-name="Text_20_body">
      <style:text-properties style:font-name="Ubuntu2" fo:font-size="10.5pt" fo:font-style="normal" officeooo:rsid="0190e6c8" officeooo:paragraph-rsid="0190e6c8" style:font-name-asian="WenQuanYi Micro Hei Mono" style:font-size-asian="10.5pt" style:font-style-asian="normal" style:font-size-complex="10.5pt" style:font-style-complex="normal"/>
    </style:style>
    <style:style style:name="P142" style:family="paragraph" style:parent-style-name="Text_20_body">
      <style:text-properties style:font-name="Ubuntu2" fo:font-size="10.5pt" fo:font-style="normal" officeooo:rsid="0193cbf0" officeooo:paragraph-rsid="0193cbf0" style:font-name-asian="WenQuanYi Micro Hei Mono" style:font-size-asian="10.5pt" style:font-style-asian="normal" style:font-size-complex="10.5pt" style:font-style-complex="normal"/>
    </style:style>
    <style:style style:name="P143" style:family="paragraph" style:parent-style-name="Text_20_body">
      <style:text-properties style:font-name="Ubuntu2" fo:font-size="10.5pt" fo:font-style="normal" officeooo:rsid="0195d739" officeooo:paragraph-rsid="0195d739" style:font-name-asian="WenQuanYi Micro Hei Mono" style:font-size-asian="10.5pt" style:font-style-asian="normal" style:font-size-complex="10.5pt" style:font-style-complex="normal"/>
    </style:style>
    <style:style style:name="P144" style:family="paragraph" style:parent-style-name="Text_20_body">
      <style:text-properties style:font-name="Ubuntu2" fo:font-size="10.5pt" fo:font-style="normal" fo:font-weight="normal" style:font-name-asian="WenQuanYi Micro Hei Mono2" style:font-size-asian="10.5pt" style:font-style-asian="normal" style:font-weight-asian="normal" style:font-size-complex="10.5pt"/>
    </style:style>
    <style:style style:name="P145" style:family="paragraph" style:parent-style-name="Text_20_body">
      <style:text-properties style:font-name="Ubuntu2" fo:font-size="10.5pt" fo:font-style="normal" fo:font-weight="normal" officeooo:paragraph-rsid="019e2969" style:font-name-asian="WenQuanYi Micro Hei Mono2" style:font-size-asian="10.5pt" style:font-style-asian="normal" style:font-weight-asian="normal" style:font-size-complex="10.5pt"/>
    </style:style>
    <style:style style:name="P146" style:family="paragraph" style:parent-style-name="Text_20_body">
      <style:text-properties style:font-name="Ubuntu2" fo:font-size="10.5pt" fo:font-style="normal" fo:font-weight="normal" officeooo:rsid="019e2969" officeooo:paragraph-rsid="019e2969" style:font-name-asian="WenQuanYi Micro Hei Mono2" style:font-size-asian="10.5pt" style:font-style-asian="normal" style:font-weight-asian="normal" style:font-size-complex="10.5pt"/>
    </style:style>
    <style:style style:name="P147" style:family="paragraph" style:parent-style-name="Text_20_body">
      <style:text-properties style:font-name="Ubuntu2" fo:font-size="10.5pt" fo:font-style="normal" fo:font-weight="normal" officeooo:rsid="019f8512" officeooo:paragraph-rsid="019f8512" style:font-name-asian="WenQuanYi Micro Hei Mono2" style:font-size-asian="10.5pt" style:font-style-asian="normal" style:font-weight-asian="normal" style:font-size-complex="10.5pt"/>
    </style:style>
    <style:style style:name="P148" style:family="paragraph" style:parent-style-name="Text_20_body">
      <style:text-properties style:font-name="Ubuntu2" fo:font-size="10.5pt" fo:font-style="normal" fo:font-weight="normal" officeooo:rsid="019f8512" officeooo:paragraph-rsid="01a14626" style:font-name-asian="WenQuanYi Micro Hei Mono2" style:font-size-asian="10.5pt" style:font-style-asian="normal" style:font-weight-asian="normal" style:font-size-complex="10.5pt"/>
    </style:style>
    <style:style style:name="P149" style:family="paragraph" style:parent-style-name="Text_20_body">
      <style:text-properties style:font-name="Ubuntu2" fo:font-size="10.5pt" fo:font-style="normal" fo:font-weight="normal" officeooo:rsid="01a969cf" officeooo:paragraph-rsid="01a969cf" style:font-name-asian="WenQuanYi Micro Hei Mono2" style:font-size-asian="10.5pt" style:font-style-asian="normal" style:font-weight-asian="normal" style:font-size-complex="10.5pt"/>
    </style:style>
    <style:style style:name="P150" style:family="paragraph" style:parent-style-name="Text_20_body">
      <style:text-properties style:font-name="Ubuntu2" fo:font-size="10.5pt" fo:font-style="normal" fo:font-weight="normal" officeooo:rsid="01a969cf" officeooo:paragraph-rsid="01a9b8ba" style:font-name-asian="WenQuanYi Micro Hei Mono2" style:font-size-asian="10.5pt" style:font-style-asian="normal" style:font-weight-asian="normal" style:font-size-complex="10.5pt"/>
    </style:style>
    <style:style style:name="P151" style:family="paragraph" style:parent-style-name="Text_20_body">
      <style:text-properties style:font-name="Ubuntu2" fo:font-size="10.5pt" officeooo:paragraph-rsid="01a14626" style:font-size-asian="10.5pt" style:font-size-complex="10.5pt"/>
    </style:style>
    <style:style style:name="P152" style:family="paragraph" style:parent-style-name="Text_20_body">
      <style:text-properties style:font-name="Ubuntu2" fo:font-size="10.5pt" officeooo:rsid="01a81194" officeooo:paragraph-rsid="01a81194" style:font-size-asian="10.5pt" style:font-size-complex="10.5pt"/>
    </style:style>
    <style:style style:name="P153" style:family="paragraph" style:parent-style-name="Text_20_body">
      <style:text-properties style:font-name="Ubuntu2" fo:font-size="10.5pt" officeooo:paragraph-rsid="01a9b8ba" style:font-size-asian="10.5pt" style:font-size-complex="10.5pt"/>
    </style:style>
    <style:style style:name="P154" style:family="paragraph" style:parent-style-name="Text_20_body">
      <style:text-properties style:font-name="Ubuntu2" fo:font-size="10.5pt" officeooo:rsid="01b0e448" officeooo:paragraph-rsid="01b0e448" style:font-size-asian="10.5pt" style:font-size-complex="10.5pt"/>
    </style:style>
    <style:style style:name="P155" style:family="paragraph" style:parent-style-name="Text_20_body">
      <style:text-properties officeooo:rsid="01b7e142" officeooo:paragraph-rsid="01b7e142"/>
    </style:style>
    <style:style style:name="P156" style:family="paragraph" style:parent-style-name="Text_20_body">
      <style:text-properties officeooo:rsid="01b7e142" officeooo:paragraph-rsid="01bc29ea"/>
    </style:style>
    <style:style style:name="P157" style:family="paragraph" style:parent-style-name="Text_20_body">
      <style:text-properties officeooo:rsid="01be553f" officeooo:paragraph-rsid="01be553f"/>
    </style:style>
    <style:style style:name="P158" style:family="paragraph" style:parent-style-name="Text_20_body">
      <style:text-properties officeooo:rsid="01c28ece" officeooo:paragraph-rsid="01c28ece"/>
    </style:style>
    <style:style style:name="P159" style:family="paragraph" style:parent-style-name="Text_20_body">
      <style:text-properties officeooo:rsid="01c2e54a" officeooo:paragraph-rsid="01c2e54a"/>
    </style:style>
    <style:style style:name="P160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832b22" style:font-size-asian="9pt" style:font-style-asian="italic" style:font-size-complex="9pt" style:font-style-complex="italic"/>
    </style:style>
    <style:style style:name="P161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984110" style:font-name-asian="WenQuanYi Micro Hei Mono" style:font-size-asian="9pt" style:font-style-asian="italic" style:font-size-complex="9pt" style:font-style-complex="italic"/>
    </style:style>
    <style:style style:name="P162" style:family="paragraph" style:parent-style-name="Text_20_body">
      <style:paragraph-properties fo:padding="0.0201in" fo:border="0.06pt solid #999999" style:shadow="none"/>
      <style:text-properties style:font-name="Consolas" fo:font-size="9pt" fo:font-style="italic" officeooo:rsid="0067ae21" officeooo:paragraph-rsid="01a81194" style:font-name-asian="WenQuanYi Micro Hei Mono" style:font-size-asian="9pt" style:font-style-asian="italic" style:font-size-complex="9pt" style:font-style-complex="italic"/>
    </style:style>
    <style:style style:name="P163" style:family="paragraph" style:parent-style-name="Text_20_body">
      <style:paragraph-properties fo:padding="0.0201in" fo:border="0.06pt solid #999999" style:shadow="none"/>
      <style:text-properties style:font-name="Consolas" fo:font-size="9pt" fo:font-style="italic" fo:font-weight="normal" officeooo:rsid="0067ae21" officeooo:paragraph-rsid="01a9b8ba" style:font-name-asian="WenQuanYi Micro Hei Mono" style:font-size-asian="9pt" style:font-style-asian="italic" style:font-weight-asian="normal" style:font-size-complex="9pt" style:font-style-complex="italic"/>
    </style:style>
    <style:style style:name="P164" style:family="paragraph" style:parent-style-name="Text_20_body">
      <style:paragraph-properties fo:padding="0.0201in" fo:border="0.06pt solid #999999" style:shadow="none"/>
      <style:text-properties style:font-name="Consolas" fo:font-size="9pt" fo:font-style="italic" fo:font-weight="normal" officeooo:rsid="0067ae21" officeooo:paragraph-rsid="01b36c32" style:font-name-asian="WenQuanYi Micro Hei Mono" style:font-size-asian="9pt" style:font-style-asian="italic" style:font-weight-asian="normal" style:font-size-complex="9pt" style:font-style-complex="italic"/>
    </style:style>
    <style:style style:name="P165" style:family="paragraph" style:parent-style-name="Text_20_body">
      <style:paragraph-properties fo:padding="0.0201in" fo:border="0.06pt solid #999999" style:shadow="none"/>
      <style:text-properties style:font-name="Consolas" fo:font-size="9pt" fo:font-style="italic" fo:font-weight="normal" officeooo:rsid="0067ae21" officeooo:paragraph-rsid="01be553f" style:font-name-asian="WenQuanYi Micro Hei Mono" style:font-size-asian="9pt" style:font-style-asian="italic" style:font-weight-asian="normal" style:font-size-complex="9pt" style:font-style-complex="italic"/>
    </style:style>
    <style:style style:name="P166" style:family="paragraph" style:parent-style-name="Text_20_body">
      <style:paragraph-properties fo:padding="0.0201in" fo:border="0.06pt solid #999999" style:shadow="none"/>
      <style:text-properties officeooo:paragraph-rsid="01984110"/>
    </style:style>
    <style:style style:name="P167" style:family="paragraph" style:parent-style-name="Text_20_body">
      <style:paragraph-properties fo:padding="0.0201in" fo:border="0.06pt solid #808080" style:shadow="none"/>
      <style:text-properties style:font-name="Consolas" fo:font-size="9pt" fo:font-style="italic" officeooo:rsid="0067ae21" officeooo:paragraph-rsid="018da2a4" style:font-name-asian="WenQuanYi Micro Hei Mono" style:font-size-asian="9pt" style:font-style-asian="italic" style:font-size-complex="9pt" style:font-style-complex="italic"/>
    </style:style>
    <style:style style:name="P168" style:family="paragraph" style:parent-style-name="Heading_20_1">
      <style:text-properties officeooo:paragraph-rsid="002ec831"/>
    </style:style>
    <style:style style:name="P16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0" style:family="paragraph" style:parent-style-name="Heading_20_3">
      <style:text-properties officeooo:paragraph-rsid="01998e73"/>
    </style:style>
    <style:style style:name="T1" style:family="text">
      <style:text-properties officeooo:rsid="0004e4f8"/>
    </style:style>
    <style:style style:name="T2" style:family="text">
      <style:text-properties officeooo:rsid="000656ba"/>
    </style:style>
    <style:style style:name="T3" style:family="text">
      <style:text-properties officeooo:rsid="0006bce4"/>
    </style:style>
    <style:style style:name="T4" style:family="text">
      <style:text-properties officeooo:rsid="00099bbb"/>
    </style:style>
    <style:style style:name="T5" style:family="text">
      <style:text-properties officeooo:rsid="000e116e"/>
    </style:style>
    <style:style style:name="T6" style:family="text">
      <style:text-properties officeooo:rsid="00121368"/>
    </style:style>
    <style:style style:name="T7" style:family="text">
      <style:text-properties officeooo:rsid="00192419"/>
    </style:style>
    <style:style style:name="T8" style:family="text">
      <style:text-properties officeooo:rsid="001d3dd4"/>
    </style:style>
    <style:style style:name="T9" style:family="text">
      <style:text-properties officeooo:rsid="001e63b0"/>
    </style:style>
    <style:style style:name="T10" style:family="text">
      <style:text-properties officeooo:rsid="002eab26"/>
    </style:style>
    <style:style style:name="T11" style:family="text">
      <style:text-properties officeooo:rsid="002ec831"/>
    </style:style>
    <style:style style:name="T12" style:family="text">
      <style:text-properties officeooo:rsid="0033d851"/>
    </style:style>
    <style:style style:name="T13" style:family="text">
      <style:text-properties officeooo:rsid="003b53c6"/>
    </style:style>
    <style:style style:name="T14" style:family="text">
      <style:text-properties officeooo:rsid="0041005d"/>
    </style:style>
    <style:style style:name="T15" style:family="text">
      <style:text-properties officeooo:rsid="00484b9f"/>
    </style:style>
    <style:style style:name="T16" style:family="text">
      <style:text-properties officeooo:rsid="0048c015"/>
    </style:style>
    <style:style style:name="T17" style:family="text">
      <style:text-properties officeooo:rsid="004af774"/>
    </style:style>
    <style:style style:name="T18" style:family="text">
      <style:text-properties officeooo:rsid="004bad91"/>
    </style:style>
    <style:style style:name="T19" style:family="text">
      <style:text-properties officeooo:rsid="004f0c76"/>
    </style:style>
    <style:style style:name="T20" style:family="text">
      <style:text-properties officeooo:rsid="00513ee8"/>
    </style:style>
    <style:style style:name="T21" style:family="text">
      <style:text-properties officeooo:rsid="00530b9e"/>
    </style:style>
    <style:style style:name="T22" style:family="text">
      <style:text-properties officeooo:rsid="0054c0cb"/>
    </style:style>
    <style:style style:name="T23" style:family="text">
      <style:text-properties officeooo:rsid="0057044d"/>
    </style:style>
    <style:style style:name="T24" style:family="text">
      <style:text-properties officeooo:rsid="00570c09"/>
    </style:style>
    <style:style style:name="T25" style:family="text">
      <style:text-properties officeooo:rsid="005e321c"/>
    </style:style>
    <style:style style:name="T26" style:family="text">
      <style:text-properties officeooo:rsid="005f6780"/>
    </style:style>
    <style:style style:name="T27" style:family="text">
      <style:text-properties officeooo:rsid="0067d9cf"/>
    </style:style>
    <style:style style:name="T28" style:family="text">
      <style:text-properties officeooo:rsid="006b5f40"/>
    </style:style>
    <style:style style:name="T29" style:family="text">
      <style:text-properties officeooo:rsid="006c1c7b"/>
    </style:style>
    <style:style style:name="T30" style:family="text">
      <style:text-properties officeooo:rsid="006cd9db"/>
    </style:style>
    <style:style style:name="T31" style:family="text">
      <style:text-properties officeooo:rsid="007913e8"/>
    </style:style>
    <style:style style:name="T32" style:family="text">
      <style:text-properties officeooo:rsid="00831d65"/>
    </style:style>
    <style:style style:name="T33" style:family="text">
      <style:text-properties officeooo:rsid="008496b5"/>
    </style:style>
    <style:style style:name="T34" style:family="text">
      <style:text-properties officeooo:rsid="0087b914"/>
    </style:style>
    <style:style style:name="T35" style:family="text">
      <style:text-properties officeooo:rsid="00907f81"/>
    </style:style>
    <style:style style:name="T36" style:family="text">
      <style:text-properties officeooo:rsid="00914909"/>
    </style:style>
    <style:style style:name="T37" style:family="text">
      <style:text-properties officeooo:rsid="009329ce"/>
    </style:style>
    <style:style style:name="T38" style:family="text">
      <style:text-properties officeooo:rsid="00950e64"/>
    </style:style>
    <style:style style:name="T39" style:family="text">
      <style:text-properties style:font-name="Consolas" fo:font-size="9pt" fo:font-style="italic" officeooo:rsid="0067ae21" style:font-size-asian="9pt" style:font-style-asian="italic" style:font-size-complex="9pt" style:font-style-complex="italic"/>
    </style:style>
    <style:style style:name="T40" style:family="text">
      <style:text-properties style:font-name="Consolas" fo:font-size="9pt" fo:font-style="italic" officeooo:rsid="0067ae21" style:font-name-asian="WenQuanYi Micro Hei Mono" style:font-size-asian="9pt" style:font-style-asian="italic" style:font-size-complex="9pt" style:font-style-complex="italic"/>
    </style:style>
    <style:style style:name="T41" style:family="text">
      <style:text-properties officeooo:rsid="009707f2"/>
    </style:style>
    <style:style style:name="T42" style:family="text">
      <style:text-properties officeooo:rsid="009c2878"/>
    </style:style>
    <style:style style:name="T43" style:family="text">
      <style:text-properties officeooo:rsid="00a6469d"/>
    </style:style>
    <style:style style:name="T44" style:family="text">
      <style:text-properties officeooo:rsid="00ac6e54"/>
    </style:style>
    <style:style style:name="T45" style:family="text">
      <style:text-properties officeooo:rsid="00b1cec0"/>
    </style:style>
    <style:style style:name="T46" style:family="text">
      <style:text-properties officeooo:rsid="00b2636c"/>
    </style:style>
    <style:style style:name="T47" style:family="text">
      <style:text-properties officeooo:rsid="00b424ee"/>
    </style:style>
    <style:style style:name="T48" style:family="text">
      <style:text-properties officeooo:rsid="00b60431"/>
    </style:style>
    <style:style style:name="T49" style:family="text">
      <style:text-properties officeooo:rsid="00b8c4df"/>
    </style:style>
    <style:style style:name="T50" style:family="text">
      <style:text-properties officeooo:rsid="00bb23e0"/>
    </style:style>
    <style:style style:name="T51" style:family="text">
      <style:text-properties officeooo:rsid="00bbd505"/>
    </style:style>
    <style:style style:name="T52" style:family="text">
      <style:text-properties officeooo:rsid="00c0c020"/>
    </style:style>
    <style:style style:name="T53" style:family="text">
      <style:text-properties officeooo:rsid="00c1e32f"/>
    </style:style>
    <style:style style:name="T54" style:family="text">
      <style:text-properties officeooo:rsid="00c22b3f"/>
    </style:style>
    <style:style style:name="T55" style:family="text">
      <style:text-properties officeooo:rsid="00c47553"/>
    </style:style>
    <style:style style:name="T56" style:family="text">
      <style:text-properties officeooo:rsid="00c56f86"/>
    </style:style>
    <style:style style:name="T57" style:family="text">
      <style:text-properties officeooo:rsid="00c756d8"/>
    </style:style>
    <style:style style:name="T58" style:family="text">
      <style:text-properties officeooo:rsid="00c94cad"/>
    </style:style>
    <style:style style:name="T59" style:family="text">
      <style:text-properties officeooo:rsid="00ca1206"/>
    </style:style>
    <style:style style:name="T60" style:family="text">
      <style:text-properties officeooo:rsid="00d37e78"/>
    </style:style>
    <style:style style:name="T61" style:family="text">
      <style:text-properties officeooo:rsid="00d4b3ca"/>
    </style:style>
    <style:style style:name="T62" style:family="text">
      <style:text-properties officeooo:rsid="00db78c2"/>
    </style:style>
    <style:style style:name="T63" style:family="text">
      <style:text-properties officeooo:rsid="00dd3af2"/>
    </style:style>
    <style:style style:name="T64" style:family="text">
      <style:text-properties officeooo:rsid="00df5d39"/>
    </style:style>
    <style:style style:name="T65" style:family="text">
      <style:text-properties officeooo:rsid="00df60df"/>
    </style:style>
    <style:style style:name="T66" style:family="text">
      <style:text-properties officeooo:rsid="00dffb6f"/>
    </style:style>
    <style:style style:name="T67" style:family="text">
      <style:text-properties officeooo:rsid="00ea1d07"/>
    </style:style>
    <style:style style:name="T68" style:family="text">
      <style:text-properties officeooo:rsid="00ed211f"/>
    </style:style>
    <style:style style:name="T69" style:family="text">
      <style:text-properties officeooo:rsid="00ef5f7c"/>
    </style:style>
    <style:style style:name="T70" style:family="text">
      <style:text-properties officeooo:rsid="00f06405"/>
    </style:style>
    <style:style style:name="T71" style:family="text">
      <style:text-properties officeooo:rsid="00f0ea8f"/>
    </style:style>
    <style:style style:name="T72" style:family="text">
      <style:text-properties officeooo:rsid="00f29f7c"/>
    </style:style>
    <style:style style:name="T73" style:family="text">
      <style:text-properties officeooo:rsid="00f6dd72"/>
    </style:style>
    <style:style style:name="T74" style:family="text">
      <style:text-properties officeooo:rsid="00fc87f1"/>
    </style:style>
    <style:style style:name="T75" style:family="text">
      <style:text-properties officeooo:rsid="01007e78"/>
    </style:style>
    <style:style style:name="T76" style:family="text">
      <style:text-properties officeooo:rsid="0101b0de"/>
    </style:style>
    <style:style style:name="T77" style:family="text">
      <style:text-properties officeooo:rsid="0102261c"/>
    </style:style>
    <style:style style:name="T78" style:family="text">
      <style:text-properties officeooo:rsid="0104d2b8"/>
    </style:style>
    <style:style style:name="T79" style:family="text">
      <style:text-properties officeooo:rsid="010beec3"/>
    </style:style>
    <style:style style:name="T80" style:family="text">
      <style:text-properties officeooo:rsid="010e2389"/>
    </style:style>
    <style:style style:name="T81" style:family="text">
      <style:text-properties officeooo:rsid="01139ed3"/>
    </style:style>
    <style:style style:name="T82" style:family="text">
      <style:text-properties officeooo:rsid="0119efc2"/>
    </style:style>
    <style:style style:name="T83" style:family="text">
      <style:text-properties officeooo:rsid="011a53d2"/>
    </style:style>
    <style:style style:name="T84" style:family="text">
      <style:text-properties officeooo:rsid="011bbaa9"/>
    </style:style>
    <style:style style:name="T85" style:family="text">
      <style:text-properties officeooo:rsid="011c7e25"/>
    </style:style>
    <style:style style:name="T86" style:family="text">
      <style:text-properties officeooo:rsid="012055b1"/>
    </style:style>
    <style:style style:name="T87" style:family="text">
      <style:text-properties officeooo:rsid="012627ff"/>
    </style:style>
    <style:style style:name="T88" style:family="text">
      <style:text-properties officeooo:rsid="0129dd61"/>
    </style:style>
    <style:style style:name="T89" style:family="text">
      <style:text-properties officeooo:rsid="012d27db"/>
    </style:style>
    <style:style style:name="T90" style:family="text">
      <style:text-properties officeooo:rsid="01320e8b"/>
    </style:style>
    <style:style style:name="T91" style:family="text">
      <style:text-properties officeooo:rsid="013320b1"/>
    </style:style>
    <style:style style:name="T92" style:family="text">
      <style:text-properties officeooo:rsid="01355ed4"/>
    </style:style>
    <style:style style:name="T93" style:family="text">
      <style:text-properties officeooo:rsid="013d05bd"/>
    </style:style>
    <style:style style:name="T94" style:family="text">
      <style:text-properties officeooo:rsid="014c2ffb"/>
    </style:style>
    <style:style style:name="T95" style:family="text">
      <style:text-properties officeooo:rsid="014f8e67"/>
    </style:style>
    <style:style style:name="T96" style:family="text">
      <style:text-properties officeooo:rsid="01518eea"/>
    </style:style>
    <style:style style:name="T97" style:family="text">
      <style:text-properties fo:color="#ff3300" fo:font-weight="bold" officeooo:rsid="0158d4b1" style:font-weight-asian="bold" style:font-weight-complex="bold"/>
    </style:style>
    <style:style style:name="T98" style:family="text">
      <style:text-properties officeooo:rsid="0151f010"/>
    </style:style>
    <style:style style:name="T99" style:family="text">
      <style:text-properties officeooo:rsid="0154185a"/>
    </style:style>
    <style:style style:name="T100" style:family="text">
      <style:text-properties officeooo:rsid="015cef26"/>
    </style:style>
    <style:style style:name="T101" style:family="text">
      <style:text-properties officeooo:rsid="01613125"/>
    </style:style>
    <style:style style:name="T102" style:family="text">
      <style:text-properties officeooo:rsid="0163993d"/>
    </style:style>
    <style:style style:name="T103" style:family="text">
      <style:text-properties officeooo:rsid="01694a6d"/>
    </style:style>
    <style:style style:name="T104" style:family="text">
      <style:text-properties officeooo:rsid="01695746"/>
    </style:style>
    <style:style style:name="T105" style:family="text">
      <style:text-properties officeooo:rsid="01702c31"/>
    </style:style>
    <style:style style:name="T106" style:family="text">
      <style:text-properties officeooo:rsid="017066ca"/>
    </style:style>
    <style:style style:name="T107" style:family="text">
      <style:text-properties officeooo:rsid="01733573"/>
    </style:style>
    <style:style style:name="T108" style:family="text">
      <style:text-properties officeooo:rsid="01774210"/>
    </style:style>
    <style:style style:name="T109" style:family="text">
      <style:text-properties officeooo:rsid="017de659"/>
    </style:style>
    <style:style style:name="T110" style:family="text">
      <style:text-properties officeooo:rsid="0181938f"/>
    </style:style>
    <style:style style:name="T111" style:family="text">
      <style:text-properties fo:font-style="normal" style:font-style-asian="normal" style:font-style-complex="normal"/>
    </style:style>
    <style:style style:name="T112" style:family="text">
      <style:text-properties fo:font-style="normal" officeooo:rsid="01857144" style:font-style-asian="normal" style:font-style-complex="normal"/>
    </style:style>
    <style:style style:name="T113" style:family="text">
      <style:text-properties fo:font-style="normal" officeooo:rsid="0188a0ea" style:font-style-asian="normal" style:font-style-complex="normal"/>
    </style:style>
    <style:style style:name="T114" style:family="text">
      <style:text-properties fo:font-style="normal" officeooo:rsid="018a5438" style:font-style-asian="normal" style:font-style-complex="normal"/>
    </style:style>
    <style:style style:name="T115" style:family="text">
      <style:text-properties fo:font-style="normal" officeooo:rsid="018ab8ce" style:font-style-asian="normal" style:font-style-complex="normal"/>
    </style:style>
    <style:style style:name="T116" style:family="text">
      <style:text-properties fo:font-style="normal" fo:font-weight="normal" style:font-name-asian="WenQuanYi Micro Hei Mono2" style:font-style-asian="normal" style:font-weight-asian="normal" style:font-style-complex="normal"/>
    </style:style>
    <style:style style:name="T117" style:family="text">
      <style:text-properties fo:font-style="normal" fo:font-weight="normal" officeooo:rsid="01a14626" style:font-name-asian="WenQuanYi Micro Hei Mono2" style:font-style-asian="normal" style:font-weight-asian="normal" style:font-style-complex="normal"/>
    </style:style>
    <style:style style:name="T118" style:family="text">
      <style:text-properties fo:font-style="normal" fo:font-weight="normal" officeooo:rsid="01a33f94" style:font-name-asian="WenQuanYi Micro Hei Mono2" style:font-style-asian="normal" style:font-weight-asian="normal" style:font-style-complex="normal"/>
    </style:style>
    <style:style style:name="T119" style:family="text">
      <style:text-properties fo:font-style="normal" fo:font-weight="normal" officeooo:rsid="01a5a31e" style:font-name-asian="WenQuanYi Micro Hei Mono2" style:font-style-asian="normal" style:font-weight-asian="normal" style:font-style-complex="normal"/>
    </style:style>
    <style:style style:name="T120" style:family="text">
      <style:text-properties fo:font-style="normal" fo:font-weight="normal" officeooo:rsid="01a5df0c" style:font-name-asian="WenQuanYi Micro Hei Mono2" style:font-style-asian="normal" style:font-weight-asian="normal" style:font-style-complex="normal"/>
    </style:style>
    <style:style style:name="T121" style:family="text">
      <style:text-properties fo:font-style="normal" fo:font-weight="normal" officeooo:rsid="01a6844c" style:font-name-asian="WenQuanYi Micro Hei Mono2" style:font-style-asian="normal" style:font-weight-asian="normal" style:font-style-complex="normal"/>
    </style:style>
    <style:style style:name="T122" style:family="text">
      <style:text-properties fo:font-style="normal" fo:font-weight="normal" officeooo:rsid="01a81194" style:font-name-asian="WenQuanYi Micro Hei Mono2" style:font-style-asian="normal" style:font-weight-asian="normal" style:font-style-complex="normal"/>
    </style:style>
    <style:style style:name="T123" style:family="text">
      <style:text-properties fo:font-style="normal" fo:font-weight="normal" officeooo:rsid="01a9b8ba" style:font-name-asian="WenQuanYi Micro Hei Mono2" style:font-style-asian="normal" style:font-weight-asian="normal" style:font-style-complex="normal"/>
    </style:style>
    <style:style style:name="T124" style:family="text">
      <style:text-properties fo:font-style="normal" fo:font-weight="normal" officeooo:rsid="01af4ba5" style:font-name-asian="WenQuanYi Micro Hei Mono2" style:font-style-asian="normal" style:font-weight-asian="normal" style:font-style-complex="normal"/>
    </style:style>
    <style:style style:name="T125" style:family="text">
      <style:text-properties fo:font-style="normal" fo:font-weight="normal" officeooo:rsid="01b0e448" style:font-name-asian="WenQuanYi Micro Hei Mono2" style:font-style-asian="normal" style:font-weight-asian="normal" style:font-style-complex="normal"/>
    </style:style>
    <style:style style:name="T126" style:family="text">
      <style:text-properties fo:font-style="normal" fo:font-weight="normal" officeooo:rsid="01b158c8" style:font-name-asian="WenQuanYi Micro Hei Mono2" style:font-style-asian="normal" style:font-weight-asian="normal" style:font-style-complex="normal"/>
    </style:style>
    <style:style style:name="T127" style:family="text">
      <style:text-properties fo:font-style="normal" fo:font-weight="normal" officeooo:rsid="01b27255" style:font-name-asian="WenQuanYi Micro Hei Mono2" style:font-style-asian="normal" style:font-weight-asian="normal" style:font-style-complex="normal"/>
    </style:style>
    <style:style style:name="T128" style:family="text">
      <style:text-properties fo:font-style="normal" fo:font-weight="normal" officeooo:rsid="01b36c32" style:font-name-asian="WenQuanYi Micro Hei Mono2" style:font-style-asian="normal" style:font-weight-asian="normal" style:font-style-complex="normal"/>
    </style:style>
    <style:style style:name="T129" style:family="text">
      <style:text-properties officeooo:rsid="018da2a4"/>
    </style:style>
    <style:style style:name="T130" style:family="text">
      <style:text-properties officeooo:rsid="018e6760"/>
    </style:style>
    <style:style style:name="T131" style:family="text">
      <style:text-properties officeooo:rsid="01918c97"/>
    </style:style>
    <style:style style:name="T132" style:family="text">
      <style:text-properties officeooo:rsid="01978605"/>
    </style:style>
    <style:style style:name="T133" style:family="text">
      <style:text-properties style:font-style-complex="normal"/>
    </style:style>
    <style:style style:name="T134" style:family="text">
      <style:text-properties officeooo:rsid="0067ae21" style:font-style-complex="normal"/>
    </style:style>
    <style:style style:name="T135" style:family="text">
      <style:text-properties officeooo:rsid="019b800d" style:font-style-complex="normal"/>
    </style:style>
    <style:style style:name="T136" style:family="text">
      <style:text-properties officeooo:rsid="019c16db" style:font-style-complex="normal"/>
    </style:style>
    <style:style style:name="T137" style:family="text">
      <style:text-properties officeooo:rsid="019dfe62" style:font-style-complex="normal"/>
    </style:style>
    <style:style style:name="T138" style:family="text">
      <style:text-properties officeooo:rsid="019e2969" style:font-style-complex="normal"/>
    </style:style>
    <style:style style:name="T139" style:family="text">
      <style:text-properties officeooo:rsid="019fa98c" style:font-style-complex="normal"/>
    </style:style>
    <style:style style:name="T140" style:family="text">
      <style:text-properties officeooo:rsid="01a14626" style:font-style-complex="normal"/>
    </style:style>
    <style:style style:name="T141" style:family="text">
      <style:text-properties officeooo:rsid="01a969cf" style:font-style-complex="normal"/>
    </style:style>
    <style:style style:name="T142" style:family="text">
      <style:text-properties officeooo:rsid="01a9b8ba" style:font-style-complex="normal"/>
    </style:style>
    <style:style style:name="T143" style:family="text">
      <style:text-properties officeooo:rsid="01a6844c" style:font-style-complex="normal"/>
    </style:style>
    <style:style style:name="T144" style:family="text">
      <style:text-properties officeooo:rsid="01aa58f2" style:font-style-complex="normal"/>
    </style:style>
    <style:style style:name="T145" style:family="text">
      <style:text-properties fo:font-weight="normal" style:font-weight-asian="normal"/>
    </style:style>
    <style:style style:name="T146" style:family="text">
      <style:text-properties officeooo:rsid="01ab83ea"/>
    </style:style>
    <style:style style:name="T147" style:family="text">
      <style:text-properties officeooo:rsid="01b42b62"/>
    </style:style>
    <style:style style:name="T148" style:family="text">
      <style:text-properties officeooo:rsid="01b9812b"/>
    </style:style>
    <style:style style:name="T149" style:family="text">
      <style:text-properties officeooo:rsid="01c1f6fd"/>
    </style:style>
    <style:style style:name="fr1" style:family="graphic" style:parent-style-name="OLE">
      <style:graphic-properties style:run-through="foreground" style:wrap="dynamic" style:number-wrapped-paragraphs="no-limit" style:wrap-contour="false"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" style:horizontal-pos="center" style:horizontal-rel="paragraph" fo:padding="0in" fo:border="none" style:shadow="none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DL设计与实现</text:p>
      <text:h text:style-name="Heading_20_1" text:outline-level="1"><text:bookmark-start text:name="__RefHeading__227_1157848091"/>摘要<text:bookmark-end text:name="__RefHeading__227_1157848091"/></text:h>
      <text:p text:style-name="P87">我把毕业设计所做的程序命名为wdl。本文将详细解释wdl的工作原理，包括工作流程、多线程控制、任务管理等。</text:p>
      <text:p text:style-name="P87">wdl由我本人单独设计和实现，对wdl本身或者本文档有任何疑问或建议，你都可以联系我 <text:a xlink:type="simple" xlink:href="mailto:wiiiky@yeah.net"><text:span text:style-name="T3">Wiky L</text:span></text:a>。</text:p>
      <text:p text:style-name="P88">wdl的源代码托管在<text:a xlink:type="simple" xlink:href="https://launchpad.net/wdl"><text:span text:style-name="T13">Launchpad</text:span></text:a><text:span text:style-name="T13">，使用GPLv3授权。</text:span></text:p>
      <text:table-of-content text:style-name="Sect1" text:protected="true" text:name="Table of Contents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目录</text:p>
          </text:index-title>
          <text:p text:style-name="P169"><text:a xlink:type="simple" xlink:href="#__RefHeading__227_1157848091" text:style-name="Index_20_Link" text:visited-style-name="Index_20_Link">摘要<text:tab/>1</text:a></text:p>
          <text:p text:style-name="P169"><text:a xlink:type="simple" xlink:href="#__RefHeading__117_1157848091" text:style-name="Index_20_Link" text:visited-style-name="Index_20_Link">1. 介绍<text:tab/>2</text:a></text:p>
          <text:p text:style-name="P134"><text:a xlink:type="simple" xlink:href="#__RefHeading__229_1157848091" text:style-name="Index_20_Link" text:visited-style-name="Index_20_Link">1.1 面向的读者<text:tab/>2</text:a></text:p>
          <text:p text:style-name="P134"><text:a xlink:type="simple" xlink:href="#__RefHeading__121_1157848091" text:style-name="Index_20_Link" text:visited-style-name="Index_20_Link">1.2 约定<text:tab/>2</text:a></text:p>
          <text:p text:style-name="P169"><text:a xlink:type="simple" xlink:href="#__RefHeading__231_1157848091" text:style-name="Index_20_Link" text:visited-style-name="Index_20_Link">2. 第三方库<text:tab/>2</text:a></text:p>
          <text:p text:style-name="P134"><text:a xlink:type="simple" xlink:href="#__RefHeading__233_1157848091" text:style-name="Index_20_Link" text:visited-style-name="Index_20_Link">2.1 GTK+<text:tab/>3</text:a></text:p>
          <text:p text:style-name="P133"><text:a xlink:type="simple" xlink:href="#__RefHeading__2027_1691521449" text:style-name="Index_20_Link" text:visited-style-name="Index_20_Link">2.1.1 GTK+命名规范<text:tab/>3</text:a></text:p>
          <text:p text:style-name="P133"><text:a xlink:type="simple" xlink:href="#__RefHeading__2133_1691521449" text:style-name="Index_20_Link" text:visited-style-name="Index_20_Link">2.1.2 GLIB<text:tab/>4</text:a></text:p>
          <text:p text:style-name="P133"><text:a xlink:type="simple" xlink:href="#__RefHeading__3781_1311238787" text:style-name="Index_20_Link" text:visited-style-name="Index_20_Link">2.1.3 Gobject 面向对象<text:tab/>5</text:a></text:p>
          <text:p text:style-name="P133"><text:a xlink:type="simple" xlink:href="#__RefHeading__2135_1691521449" text:style-name="Index_20_Link" text:visited-style-name="Index_20_Link">2.1.4 GObject 信号<text:tab/>6</text:a></text:p>
          <text:p text:style-name="P133"><text:a xlink:type="simple" xlink:href="#__RefHeading__2137_1691521449" text:style-name="Index_20_Link" text:visited-style-name="Index_20_Link">2.1.5 GmainLoop<text:tab/>7</text:a></text:p>
          <text:p text:style-name="P133"><text:a xlink:type="simple" xlink:href="#__RefHeading__2139_1691521449" text:style-name="Index_20_Link" text:visited-style-name="Index_20_Link">2.1.6 创建新的事件源类型<text:tab/>8</text:a></text:p>
          <text:p text:style-name="P133"><text:a xlink:type="simple" xlink:href="#__RefHeading__2141_1691521449" text:style-name="Index_20_Link" text:visited-style-name="Index_20_Link">2.1.7 主循环过程<text:tab/>9</text:a></text:p>
          <text:p text:style-name="P133"><text:a xlink:type="simple" xlink:href="#__RefHeading__2143_1691521449" text:style-name="Index_20_Link" text:visited-style-name="Index_20_Link">2.1.8 GMainLoop在GTK+中<text:tab/>9</text:a></text:p>
          <text:p text:style-name="P134"><text:a xlink:type="simple" xlink:href="#__RefHeading__235_1157848091" text:style-name="Index_20_Link" text:visited-style-name="Index_20_Link">2.2 libcurl<text:tab/>10</text:a></text:p>
          <text:p text:style-name="P133"><text:a xlink:type="simple" xlink:href="#__RefHeading__2145_1691521449" text:style-name="Index_20_Link" text:visited-style-name="Index_20_Link">2.2.1 URL<text:tab/>11</text:a></text:p>
          <text:p text:style-name="P133"><text:a xlink:type="simple" xlink:href="#__RefHeading__2147_1691521449" text:style-name="Index_20_Link" text:visited-style-name="Index_20_Link">2.2.2 HTTP<text:tab/>11</text:a></text:p>
          <text:p text:style-name="P133"><text:a xlink:type="simple" xlink:href="#__RefHeading__2149_1691521449" text:style-name="Index_20_Link" text:visited-style-name="Index_20_Link">2.2.3 HTTP在libcurl中<text:tab/>16</text:a></text:p>
          <text:p text:style-name="P133"><text:a xlink:type="simple" xlink:href="#__RefHeading__2151_1691521449" text:style-name="Index_20_Link" text:visited-style-name="Index_20_Link">2.2.4 FTP<text:tab/>19</text:a></text:p>
          <text:p text:style-name="P133"><text:a xlink:type="simple" xlink:href="#__RefHeading__2153_1691521449" text:style-name="Index_20_Link" text:visited-style-name="Index_20_Link">2.2.5 FTP在libcurl中<text:tab/>21</text:a></text:p>
          <text:p text:style-name="P134"><text:a xlink:type="simple" xlink:href="#__RefHeading__237_1157848091" text:style-name="Index_20_Link" text:visited-style-name="Index_20_Link">2.3 libtransmission<text:tab/>21</text:a></text:p>
          <text:p text:style-name="P169"><text:a xlink:type="simple" xlink:href="#__RefHeading__239_1157848091" text:style-name="Index_20_Link" text:visited-style-name="Index_20_Link">3. wdl的实现<text:tab/>21</text:a></text:p>
          <text:p text:style-name="P134"><text:a xlink:type="simple" xlink:href="#__RefHeading__243_1157848091" text:style-name="Index_20_Link" text:visited-style-name="Index_20_Link">3.1 模块实现<text:tab/>23</text:a></text:p>
          <text:p text:style-name="P133"><text:a xlink:type="simple" xlink:href="#__RefHeading__1793_1311238787" text:style-name="Index_20_Link" text:visited-style-name="Index_20_Link">3.1.1 WlHttper<text:tab/>23</text:a></text:p>
          <text:p text:style-name="P133"><text:a xlink:type="simple" xlink:href="#__RefHeading__6171_1311238787" text:style-name="Index_20_Link" text:visited-style-name="Index_20_Link">3.1.2 WlHttperMenu<text:tab/>29</text:a></text:p>
          <text:p text:style-name="P133"><text:a xlink:type="simple" xlink:href="#__RefHeading__6173_1311238787" text:style-name="Index_20_Link" text:visited-style-name="Index_20_Link">3.1.3 WlDownloader<text:tab/>29</text:a></text:p>
          <text:p text:style-name="P133"><text:a xlink:type="simple" xlink:href="#__RefHeading__1864_1311238787" text:style-name="Index_20_Link" text:visited-style-name="Index_20_Link">3.1.4 WlHttperProperties<text:tab/>29</text:a></text:p>
          <text:p text:style-name="P133"><text:a xlink:type="simple" xlink:href="#__RefHeading__1866_1311238787" text:style-name="Index_20_Link" text:visited-style-name="Index_20_Link">3.1.5 WlUrlDialog<text:tab/>29</text:a></text:p>
          <text:p text:style-name="P133"><text:a xlink:type="simple" xlink:href="#__RefHeading__1868_1311238787" text:style-name="Index_20_Link" text:visited-style-name="Index_20_Link">3.1.6 WlDownloadWindow<text:tab/>29</text:a></text:p>
          <text:p text:style-name="P134"><text:a xlink:type="simple" xlink:href="#__RefHeading__245_1157848091" text:style-name="Index_20_Link" text:visited-style-name="Index_20_Link">3.2 程序启动<text:tab/>29</text:a></text:p>
          <text:p text:style-name="P134"><text:soft-page-break/><text:a xlink:type="simple" xlink:href="#__RefHeading__247_1157848091" text:style-name="Index_20_Link" text:visited-style-name="Index_20_Link">3.3 下载任务<text:tab/>29</text:a></text:p>
          <text:p text:style-name="P134"><text:a xlink:type="simple" xlink:href="#__RefHeading__249_1157848091" text:style-name="Index_20_Link" text:visited-style-name="Index_20_Link">3.4 多线程控制<text:tab/>29</text:a></text:p>
        </text:index-body>
      </text:table-of-content>
      <text:p text:style-name="P88"/>
      <text:h text:style-name="Heading_20_1" text:outline-level="1"><text:bookmark-start text:name="__RefHeading__117_1157848091"/><text:span text:style-name="T7">1. </text:span>介绍<text:bookmark-end text:name="__RefHeading__117_1157848091"/></text:h>
      <text:p text:style-name="P84">wdl是一个下载管理器，支持<text:span text:style-name="T2">FTP、HTTP(S)和BitTorrent协议，多进程多任务下载。完全采用C语言实现。</text:span>wdl的实现是为了体现socket文件传输，wdl主要依赖以下第三方的库：<text:a xlink:type="simple" xlink:href="http://www.gtk.org/"><text:span text:style-name="T1">GTK+</text:span></text:a><text:span text:style-name="T1">、</text:span><text:a xlink:type="simple" xlink:href="http://curl.haxx.se/"><text:span text:style-name="T1">libcurl</text:span></text:a><text:span text:style-name="T1">和</text:span><text:a xlink:type="simple" xlink:href="http://www.transmissionbt.com/"><text:span text:style-name="T1">libtransmission</text:span></text:a><text:span text:style-name="T1">。</text:span>虽然wdl本身没有任何socket的调用，但所依赖的库实际上采用的是socket通信。在后面本文也将详细解释其实现原理。</text:p>
      <text:p text:style-name="P85">G<text:span text:style-name="T8">TK</text:span>+是一个C语言实现的用于创建用户界面的图形库。最初是为了开发<text:span text:style-name="T4">GNU图像处理程序（</text:span><text:a xlink:type="simple" xlink:href="http://www.gimp.org/"><text:span text:style-name="T4">GIMP</text:span></text:a><text:span text:style-name="T4">）而设计的。现在它已是linux系统下最流行的图形库了，</text:span><text:a xlink:type="simple" xlink:href="http://www.gnome.org/"><text:span text:style-name="T4">GNOME</text:span></text:a><text:span text:style-name="T4">就是基于GTK+开发的。</text:span></text:p>
      <text:p text:style-name="P85">libcurl可以被解释为c<text:span text:style-name="T4">URL，即C语言实现的URL传输库。它支持FTP、FTPS、Gopher、HTTP(S)、SCP、SFTP、TFTP、Telnet等文件传输协议。在wdl中只取其中的FTP和HTTP(S)。libcurl是线程安全的，兼容IPv6。</text:span></text:p>
      <text:p text:style-name="P86">libtransmission是linux系统下著名的BT客户端程序transmission所采用的BT协议库。libtransmission没有被单独发布<text:span text:style-name="T5">，因而也缺少文档支持</text:span>，我从transmission的源代码中将其提取出来。</text:p>
      <text:h text:style-name="Heading_20_2" text:outline-level="2"><text:bookmark-start text:name="__RefHeading__229_1157848091"/><text:span text:style-name="T7">1.1 </text:span>面向的读者<text:bookmark-end text:name="__RefHeading__229_1157848091"/></text:h>
      <text:p text:style-name="Text_20_body">本文主要为了毕业设计而写<text:span text:style-name="T6">，不过任何对wdl工作原理感兴趣的人，或者想借此学习一些相关知识的人也将受益。</text:span></text:p>
      <text:h text:style-name="Heading_20_2" text:outline-level="2"><text:bookmark-start text:name="__RefHeading__121_1157848091"/><text:span text:style-name="T7">1.2 </text:span>约定<text:bookmark-end text:name="__RefHeading__121_1157848091"/></text:h>
      <text:p text:style-name="P7">BT：即BitTorrent协议。</text:p>
      <text:p text:style-name="P8">大小写：为了书写方便，很多专有名词都是全大写或者全小写，比如GTK+，GLIB等；但读者应该清楚，除非有特殊说明<text:span text:style-name="T17">，</text:span>Gtk+或者GLib具有相同的意思。</text:p>
      <text:p text:style-name="P21">源代码：当我说源代码路径时，都是相对于库的源代码根目录。比如，在GLIB章节说到源代码gib/gmain.c:3858表示<text:span text:style-name="T28">GLIB</text:span>源代码目录下，glib目录中gmain.c文件中第3858行。注意，可能因为版本不同造成不一致。在本文中，相应的源代码版本分别为<text:a xlink:type="simple" xlink:href="https://developer.gnome.org/glib/2.38/"><text:span text:style-name="T29">glib2.0-2.38.1</text:span></text:a><text:span text:style-name="T29">、</text:span><text:a xlink:type="simple" xlink:href="https://developer.gnome.org/gtk3/3.8/"><text:span text:style-name="T29">gtk+3.0-3.8.6</text:span></text:a><text:span text:style-name="T29">、</text:span><text:a xlink:type="simple" xlink:href="http://curl.haxx.se/download/curl-7.32.0.tar.bz2"><text:span text:style-name="T29">curl-7.32.0</text:span></text:a><text:span text:style-name="T29">、</text:span><text:a xlink:type="simple" xlink:href="http://download.transmissionbt.com/files/transmission-2.82.tar.xz"><text:span text:style-name="T29">transmission-2.82</text:span></text:a><text:span text:style-name="T29">。</text:span></text:p>
      <text:p text:style-name="P22">链接：本文中包含很多外部链接，这些链接我无法保证一直有效。</text:p>
      <text:h text:style-name="Heading_20_1" text:outline-level="1"><text:bookmark-start text:name="__RefHeading__231_1157848091"/>2. 第三方库<text:bookmark-end text:name="__RefHeading__231_1157848091"/></text:h>
      <text:p text:style-name="P2">wdl中主要采用了GTK+<text:span text:style-name="T9">、libcurl和libtransmission三个第三方库。本章将详细介绍这三个库在wdl中起到的作用。</text:span></text:p>
      <text:h text:style-name="Heading_20_2" text:outline-level="2"><text:bookmark-start text:name="__RefHeading__233_1157848091"/><text:soft-page-break/>2.1 GTK+<text:bookmark-end text:name="__RefHeading__233_1157848091"/></text:h>
      <text:p text:style-name="P4">首先看一下一个典型的GTK+应用程序的结构。</text:p>
      <text:p text:style-name="P4"/>
      <text:p text:style-name="P5"><draw:frame draw:style-name="fr1" draw:name="Object1" text:anchor-type="paragraph" svg:width="8.5in" svg:height="4.5535in" draw:z-index="0"><draw:object xlink:href="./Object 1" xlink:type="simple" xlink:show="embed" xlink:actuate="onLoad"/><draw:image xlink:href="./ObjectReplacements/Object 1" xlink:type="simple" xlink:show="embed" xlink:actuate="onLoad"/><svg:title>GTK+层次</svg:title><svg:desc>一个典型的GTK+应用程序的框架层次</svg:desc></draw:frame>如图所示<text:span text:style-name="T10">，</text:span>GTK主要基于<text:a xlink:type="simple" xlink:href="https://developer.gnome.org/glib/">GLIB</text:a>和<text:a xlink:type="simple" xlink:href="https://developer.gnome.org/gdk3/">GDK</text:a>两个框架<text:span text:style-name="T10">。</text:span>GDK是实现图形渲染的引擎<text:span text:style-name="T10">，负责具体的界面显示，虽然直接影响了wdl的界面样式，但与wdl的功能实现关系很少；本文将不对GDK做具体讨论，有兴趣的读者可以参考</text:span><text:a xlink:type="simple" xlink:href="https://developer.gnome.org/gdk3/stable/"><text:span text:style-name="T10">GDK的官方文档</text:span></text:a><text:span text:style-name="T10">。</text:span></text:p>
      <text:p text:style-name="P5">不仅<text:span text:style-name="T11">GTK+本身依赖于GLIB，wdl本身也依赖与GLIB。本节将详细解释GLIB如何在GTK+中起作用，关于wdl如何使用GLIB的内容在</text:span><text:a xlink:type="simple" xlink:href="#4.3. wdl的实现|outline"><text:span text:style-name="T11">wdl的实现</text:span></text:a><text:span text:style-name="T11">中具体讨论。</text:span></text:p>
      <text:h text:style-name="Heading_20_3" text:outline-level="3"><text:bookmark-start text:name="__RefHeading__2027_1691521449"/>2.1.1 GTK+命名规范<text:bookmark-end text:name="__RefHeading__2027_1691521449"/></text:h>
      <text:p text:style-name="P15">在使用GTK+时，了解其命名规范是很有必要的。GTK+的命名规范其实是GNOME定义的。详细可以参考官方文档。本节做简单介绍。</text:p>
      <text:p text:style-name="P16">普通类型名：全小写，以'g'开头，比如gint，gchar。</text:p>
      <text:p text:style-name="P16">类名：驼峰写法，首字母大写，比如GtkWindow,GdkEvent。</text:p>
      <text:p text:style-name="P16">函数名：小写夹下划线写法，以如gtk_main,gtk_window_new</text:p>
      <text:p text:style-name="P16"><text:soft-page-break/>常数：大写夹下划线写法，比如GTK_WINDOW_TOPLEVEL,GTK_ORIENTATION_HORIZONTAL。</text:p>
      <text:h text:style-name="Heading_20_3" text:outline-level="3"><text:bookmark-start text:name="__RefHeading__2133_1691521449"/>2.1.<text:span text:style-name="T24">2</text:span> GLIB<text:bookmark-end text:name="__RefHeading__2133_1691521449"/></text:h>
      <text:p text:style-name="P6">GLIB不是<text:a xlink:type="simple" xlink:href="https://www.gnu.org/software/libc/">GLIBC</text:a><text:span text:style-name="T14">，两者有时会被混淆。GLIBC指的是GNU C library，有时也被称为gnulib。</text:span></text:p>
      <text:p text:style-name="P23">GLIB最初是GTK+的一部分，自GTK+2.0以后，开发者认为可以将GTK+中与GUI无关的部分独立出来，于是便有了GLIB。GLIB主要有5部分组成，分别是GObject、Glib、GModule、GThread和GIO。</text:p>
      <text:p text:style-name="P9">GObject是指GLib Object System，提供了C语言以及跨语言的面向对象框架。GTK+采用GObject面向对象的方式组织，一个典型的GTK+类继承树如下<text:span text:style-name="T16">。</text:span></text:p>
      <text:p text:style-name="Preformatted_20_Text"><text:s text:c="4"/><text:span text:style-name="T15">GObject</text:span></text:p>
      <text:p text:style-name="P113"><text:s text:c="8"/>GInitiallyUnowned</text:p>
      <text:p text:style-name="Preformatted_20_Text"><text:span text:style-name="T15"><text:s text:c="12"/></text:span><text:a xlink:type="simple" xlink:href="https://developer.gnome.org/gtk3/3.8/GtkWidget.html"><text:span text:style-name="T15">GtkWidget</text:span></text:a></text:p>
      <text:p text:style-name="Preformatted_20_Text"><text:span text:style-name="T15"><text:s text:c="16"/></text:span><text:a xlink:type="simple" xlink:href="https://developer.gnome.org/gtk3/3.8/GtkContainer.html"><text:span text:style-name="T15">GtkContainer</text:span></text:a></text:p>
      <text:p text:style-name="Preformatted_20_Text"><text:span text:style-name="T15"><text:s text:c="20"/></text:span><text:a xlink:type="simple" xlink:href="https://developer.gnome.org/gtk3/3.8/GtkBin.html"><text:span text:style-name="T15">GtkBin</text:span></text:a></text:p>
      <text:p text:style-name="Preformatted_20_Text"><text:span text:style-name="T15"><text:s text:c="24"/></text:span><text:a xlink:type="simple" xlink:href="https://developer.gnome.org/gtk3/3.8/GtkWindow.html"><text:span text:style-name="T15">GtkWindow</text:span></text:a></text:p>
      <text:p text:style-name="Preformatted_20_Text"><text:span text:style-name="T15"><text:s text:c="28"/></text:span><text:a xlink:type="simple" xlink:href="https://developer.gnome.org/gtk3/3.8/GtkDialog.html"><text:span text:style-name="T15">GtkDialog</text:span></text:a></text:p>
      <text:p text:style-name="Preformatted_20_Text"><text:span text:style-name="T15"><text:s text:c="32"/></text:span><text:a xlink:type="simple" xlink:href="https://developer.gnome.org/gtk3/3.8/GtkAboutDialog.html"><text:span text:style-name="T15">GtkAboutDialog</text:span></text:a></text:p>
      <text:p text:style-name="Preformatted_20_Text"><text:span text:style-name="T15"><text:s text:c="32"/></text:span><text:a xlink:type="simple" xlink:href="https://developer.gnome.org/gtk3/3.8/GtkAppChooserDialog.html"><text:span text:style-name="T15">GtkAppChooserDialog</text:span></text:a></text:p>
      <text:p text:style-name="Preformatted_20_Text"><text:span text:style-name="T15"><text:s text:c="32"/></text:span><text:a xlink:type="simple" xlink:href="https://developer.gnome.org/gtk3/3.8/GtkColorChooserDialog.html"><text:span text:style-name="T15">GtkColorChooserDialog</text:span></text:a></text:p>
      <text:p text:style-name="Preformatted_20_Text"><text:span text:style-name="T15"><text:s text:c="32"/></text:span><text:a xlink:type="simple" xlink:href="https://developer.gnome.org/gtk3/3.8/GtkColorSelectionDialog.html"><text:span text:style-name="T15">GtkColorSelectionDialog</text:span></text:a></text:p>
      <text:p text:style-name="Preformatted_20_Text"><text:span text:style-name="T15"><text:s text:c="32"/></text:span><text:a xlink:type="simple" xlink:href="https://developer.gnome.org/gtk3/3.8/GtkFileChooserDialog.html"><text:span text:style-name="T15">GtkFileChooserDialog</text:span></text:a></text:p>
      <text:p text:style-name="Preformatted_20_Text"><text:span text:style-name="T15"><text:s text:c="32"/></text:span><text:a xlink:type="simple" xlink:href="https://developer.gnome.org/gtk3/3.8/GtkFontChooserDialog.html"><text:span text:style-name="T15">GtkFontChooserDialog</text:span></text:a></text:p>
      <text:p text:style-name="Preformatted_20_Text"><text:span text:style-name="T15"><text:s text:c="32"/></text:span><text:a xlink:type="simple" xlink:href="https://developer.gnome.org/gtk3/3.8/GtkFontSelectionDialog.html"><text:span text:style-name="T15">GtkFontSelectionDialog</text:span></text:a></text:p>
      <text:p text:style-name="Preformatted_20_Text"><text:span text:style-name="T15"><text:s text:c="32"/></text:span><text:a xlink:type="simple" xlink:href="https://developer.gnome.org/gtk3/3.8/GtkMessageDialog.html"><text:span text:style-name="T15">GtkMessageDialog</text:span></text:a></text:p>
      <text:p text:style-name="Preformatted_20_Text"><text:span text:style-name="T15"><text:s text:c="32"/></text:span><text:a xlink:type="simple" xlink:href="https://developer.gnome.org/gtk3/3.8/GtkPageSetupUnixDialog.html"><text:span text:style-name="T15">GtkPageSetupUnixDialog</text:span></text:a></text:p>
      <text:p text:style-name="Preformatted_20_Text"><text:span text:style-name="T15"><text:s text:c="32"/></text:span><text:a xlink:type="simple" xlink:href="https://developer.gnome.org/gtk3/3.8/GtkPrintUnixDialog.html"><text:span text:style-name="T15">GtkPrintUnixDialog</text:span></text:a></text:p>
      <text:p text:style-name="Preformatted_20_Text"><text:span text:style-name="T15"><text:s text:c="32"/></text:span><text:a xlink:type="simple" xlink:href="https://developer.gnome.org/gtk3/3.8/GtkRecentChooserDialog.html"><text:span text:style-name="T15">GtkRecentChooserDialog</text:span></text:a></text:p>
      <text:p text:style-name="Preformatted_20_Text"><text:span text:style-name="T15"><text:s text:c="28"/></text:span><text:a xlink:type="simple" xlink:href="https://developer.gnome.org/gtk3/3.8/GtkApplicationWindow.html"><text:span text:style-name="T15">GtkApplicationWindow</text:span></text:a></text:p>
      <text:p text:style-name="Preformatted_20_Text"><text:span text:style-name="T15"><text:s text:c="28"/></text:span><text:a xlink:type="simple" xlink:href="https://developer.gnome.org/gtk3/3.8/GtkAssistant.html"><text:span text:style-name="T15">GtkAssistant</text:span></text:a></text:p>
      <text:p text:style-name="Preformatted_20_Text"><text:span text:style-name="T15"><text:s text:c="28"/></text:span><text:a xlink:type="simple" xlink:href="https://developer.gnome.org/gtk3/3.8/GtkOffscreenWindow.html"><text:span text:style-name="T15">GtkOffscreenWindow</text:span></text:a></text:p>
      <text:p text:style-name="Preformatted_20_Text"><text:span text:style-name="T15"><text:s text:c="28"/></text:span><text:a xlink:type="simple" xlink:href="https://developer.gnome.org/gtk3/3.8/GtkPlug.html"><text:span text:style-name="T15">GtkPlug</text:span></text:a></text:p>
      <text:p text:style-name="Preformatted_20_Text"><text:span text:style-name="T15"><text:s text:c="24"/></text:span><text:a xlink:type="simple" xlink:href="https://developer.gnome.org/gtk3/3.8/GtkAlignment.html"><text:span text:style-name="T15">GtkAlignment</text:span></text:a></text:p>
      <text:p text:style-name="Preformatted_20_Text"><text:span text:style-name="T15"><text:s text:c="24"/></text:span><text:a xlink:type="simple" xlink:href="https://developer.gnome.org/gtk3/3.8/GtkComboBox.html"><text:span text:style-name="T15">GtkComboBox</text:span></text:a></text:p>
      <text:p text:style-name="Preformatted_20_Text"><text:span text:style-name="T15"><text:s text:c="28"/></text:span><text:a xlink:type="simple" xlink:href="https://developer.gnome.org/gtk3/3.8/GtkAppChooserButton.html"><text:span text:style-name="T15">GtkAppChooserButton</text:span></text:a></text:p>
      <text:p text:style-name="Preformatted_20_Text"><text:span text:style-name="T15"><text:s text:c="28"/></text:span><text:a xlink:type="simple" xlink:href="https://developer.gnome.org/gtk3/3.8/GtkComboBoxText.html"><text:span text:style-name="T15">GtkComboBoxText</text:span></text:a></text:p>
      <text:p text:style-name="P114"><text:span text:style-name="T15"><text:s text:c="24"/></text:span><text:a xlink:type="simple" xlink:href="https://developer.gnome.org/gtk3/3.8/GtkFrame.html"><text:span text:style-name="T15">GtkFrame</text:span></text:a></text:p>
      <text:p text:style-name="Text_20_body">对于不了解GObject的读者，可以简单地将其理解为C++中类提供的特性，虽然两者还是有很大差别。毕竟面向对象仅仅是一种软件组织方式<text:span text:style-name="T17">。wdl本身也采用GObject的面向对象框架。</text:span></text:p>
      <text:p text:style-name="P10">Glib（这里需要注意大小写）包含了一些通用的处理函数<text:span text:style-name="T18">，字符串处理，内存管理等。其中比较重要的是主循环的概念，后面将详细讨论。</text:span></text:p>
      <text:p text:style-name="P11">GModule提供动态加载模块的功能，wdl未引入动态模块，不予讨论，有兴趣的读者可以参考<text:a xlink:type="simple" xlink:href="https://developer.gnome.org/glib/unstable/glib-Dynamic-Loading-of-Modules.html">官方文档</text:a>。</text:p>
      <text:p text:style-name="P12">GThread顾名思义，提供了多线程的支持。</text:p>
      <text:p text:style-name="P12">GIO提供了较高层的文件系统API。</text:p>
      <text:h text:style-name="Heading_20_3" text:outline-level="3"><text:bookmark-start text:name="__RefHeading__3781_1311238787"/><text:soft-page-break/>2.1.3 Gobject 面向对象<text:bookmark-end text:name="__RefHeading__3781_1311238787"/></text:h>
      <text:p text:style-name="P78">因为采用了GObject的框架，因此在描述具体实现，之前有必要解释一下GObject面向对象框架的使用方式。我们知道，在<text:span text:style-name="T103">C++里，类和对象是不同的概念，同样的，在GObject里也是不同的概念。而且，在GObject里，类和对象分别用两个不同的结构表示。以WlDownloader为例，</text:span></text:p>
      <text:p text:style-name="P108">struct _WlDownloader { </text:p>
      <text:p text:style-name="P108"><text:tab/>GtkScrolledWindow parent; </text:p>
      <text:p text:style-name="P108"><text:tab/>/* Private */ </text:p>
      <text:p text:style-name="P108"><text:tab/>GtkWidget *vBox; </text:p>
      <text:p text:style-name="P108"><text:tab/>GList *list; </text:p>
      <text:p text:style-name="P108"><text:tab/>gpointer *selected; </text:p>
      <text:p text:style-name="P108"/>
      <text:p text:style-name="P108"><text:tab/>/* Callback */ </text:p>
      <text:p text:style-name="P108"><text:tab/>WlHttperSelectedCallback httperSelected; </text:p>
      <text:p text:style-name="P108"><text:tab/>gpointer httperSelectedData; </text:p>
      <text:p text:style-name="P108"><text:tab/>WlHttperStatusCallback httperStatus; </text:p>
      <text:p text:style-name="P108"><text:tab/>gpointer httperStatusData; </text:p>
      <text:p text:style-name="P108">}; </text:p>
      <text:p text:style-name="P108"/>
      <text:p text:style-name="P108">struct _WlDownloaderClass { </text:p>
      <text:p text:style-name="P108"><text:tab/>GtkScrolledWindowClass parentClass; </text:p>
      <text:p text:style-name="P108">};</text:p>
      <text:p text:style-name="P80">_WlDownloader和_WlDownloaderClass分别是WlDownloader的实例（对象）结构和类结构<text:span text:style-name="T104">。实例结构中保存了一个具体实例独一无二的信息，而类结构则保存了类中独一无二的信息。无论我们创建多少WlDownloader的实例对象，其类结构在内存中只会有一份；类结果中的字段类似与C++类中的静态成员。不过在wdl各个类中都没有使用到静态成员，也就是类结构中总是只有一个父类的字段，因此后面将不对类结果做更多描述。</text:span></text:p>
      <text:p text:style-name="P79">实例结构的第一个字段必须是父类的实例结构，如果你熟悉C语言，那么很容易理解这点。比如创建一个WlDownloader的实例，</text:p>
      <text:p text:style-name="P108">WlDownloader *dl=wl_downloader_new();</text:p>
      <text:p text:style-name="P80">那么便可以直接使用<text:span text:style-name="T39">(GtkScrolledWindow*)dl</text:span>的方式强制转化为父类的对象<text:span text:style-name="T105">，结构之间也就有了继承与派生的关系。为了更加直观方便地进行类型转化，一般会定义几个宏来完成。比如</text:span></text:p>
      <text:p text:style-name="P109">#define WL_DOWNLOADER(obj)<text:tab/>\<text:tab/>G_TYPE_CHECK_INSTANCE_CAST((obj),WL_TYPE_DOWNLOADER,WlDownloader)</text:p>
      <text:p text:style-name="Text_20_body"><text:soft-page-break/>其中<text:span text:style-name="T107">G_TYPE_CHECK_INSTANCE_CAST是GObject内部定义的，完成通用形式的类型转化。</text:span></text:p>
      <text:p text:style-name="Text_20_body">当你使用WL_DOWNLOADER(ptr)时就表示把ptr转化为WlDownloader。</text:p>
      <text:p text:style-name="P81">但毕竟C语言本身不提供面向对象的功能，因此，不能像C++中那样通过-&gt;的方式调用成员函数。一般成员函数的第一个参数就是类的实例对象，比如</text:p>
      <text:p text:style-name="P110">void wl_downloader_remove_httper(WlDownloader * dl, WlHttper * httper);</text:p>
      <text:p text:style-name="P81">在GObject中还提供了信号和属性的功能。可以给类添加信号和属性。属性其实只是对类的另一种访问方式<text:span text:style-name="T108">，大部分类的属性访问都类似于set和get的成员函数。在wdl中并没有使用任何属性，因此不再继续讨论，有兴趣的读者可以参考</text:span><text:a xlink:type="simple" xlink:href="https://developer.gnome.org/gobject/stable/"><text:span text:style-name="T108">官方文档</text:span></text:a><text:span text:style-name="T108">。下一节讨论GObject的信号机制。</text:span></text:p>
      <text:h text:style-name="Heading_20_3" text:outline-level="3"><text:bookmark-start text:name="__RefHeading__2135_1691521449"/>2.1.<text:span text:style-name="T106">4</text:span> G<text:span text:style-name="T106">O</text:span>bject 信号<text:bookmark-end text:name="__RefHeading__2135_1691521449"/></text:h>
      <text:p text:style-name="P82">每个GObject对象可以注册多个信号，每个信号可以注册多个回调函数<text:span text:style-name="T109">。如果可以注册多个回调函数，那么回调函数一般按注册时间依次调用，除非有特殊设置，比如g_signal_connect_after</text:span>。</text:p>
      <text:p text:style-name="P83">wdl本身并不使用GObject的信号机制，但是GTK+通过GObject的信号机制来完成对界面事件（鼠标点击等）的响应。</text:p>
      <text:p text:style-name="P82">在内部实现中<text:span text:style-name="T43">，每个信号都有一个信号ID表示，是一个guint类型的值。每个信号的回调函数用HandlerList结构表示，源代码gobject/gsignal.c：251</text:span></text:p>
      <text:p text:style-name="P94">struct _HandlerList </text:p>
      <text:p text:style-name="P94">{ </text:p>
      <text:p text:style-name="P94"><text:tab/>guint <text:s text:c="3"/>signal_id; <text:s text:c="53"/></text:p>
      <text:p text:style-name="P94"><text:tab/>Handler *handlers; </text:p>
      <text:p text:style-name="P94"><text:tab/>Handler *tail_before; <text:s/>/* normal signal handlers are appended here <text:s/>*/ </text:p>
      <text:p text:style-name="P94"><text:tab/>Handler *tail_after; <text:s text:c="2"/>/* CONNECT_AFTER handlers are appended here <text:s/>*/ </text:p>
      <text:p text:style-name="P94"><text:s/>}; </text:p>
      <text:p text:style-name="P32">Handler结构表示单个回调函数，本身实现为一个双向链表<text:span text:style-name="T45">，</text:span>源代码<text:span text:style-name="T44">gobject/gsignal.c：259。</text:span></text:p>
      <text:p text:style-name="P111"><text:s/><text:span text:style-name="T39">struct _Handler </text:span></text:p>
      <text:p text:style-name="P95">{ </text:p>
      <text:p text:style-name="P95"><text:tab/>gulong <text:s text:c="7"/>sequential_number; </text:p>
      <text:p text:style-name="P95"><text:tab/>Handler <text:s text:c="5"/>*next; </text:p>
      <text:p text:style-name="P95"><text:tab/>Handler <text:s text:c="5"/>*prev; </text:p>
      <text:p text:style-name="P95"><text:tab/>GQuark <text:s text:c="3"/>detail; </text:p>
      <text:p text:style-name="P95"><text:tab/>guint <text:s text:c="8"/>ref_count; </text:p>
      <text:p text:style-name="P95"><text:tab/>guint <text:s text:c="8"/>block_count : 16; </text:p>
      <text:p text:style-name="P95"><text:soft-page-break/>#define HANDLER_MAX_BLOCK_COUNT (1 &lt;&lt; 16) </text:p>
      <text:p text:style-name="P95"><text:tab/>guint <text:s text:c="8"/>after : 1; </text:p>
      <text:p text:style-name="P95"><text:tab/>guint <text:s text:c="8"/>has_invalid_closure_notify : 1; </text:p>
      <text:p text:style-name="P95"><text:tab/>GClosure <text:s text:c="4"/>*closure; </text:p>
      <text:p text:style-name="P95">}; </text:p>
      <text:p text:style-name="P33">GClosure结构表示程序中的回调函数<text:span text:style-name="T46">，上述结构表示了单个信号与回调函数（信号处理函数）之间的关系。简单地说，就是单个信号对应多个由链表组成的回调函数。同时回调函数可分为三类，普通的：HandlerList结构中的handlers字段，优先调用的：HandlerList结构中tail_before字段，以及滞后调用的：HandlerList结构中的tail_after字段。</text:span></text:p>
      <text:p text:style-name="P34">信号与具体对象是的联系是通过一个全局静态的hash表指定的<text:span text:style-name="T47">。源代码gobject/gsignal.c：303</text:span></text:p>
      <text:p text:style-name="P96">static GHashTable <text:s text:c="3"/>*g_handler_list_bsa_ht = NULL;</text:p>
      <text:p text:style-name="P35">该hash表是gpointer<text:span text:style-name="T48">（其实是void *，C语言里的通用指针）和GBSearchArray的对应。</text:span></text:p>
      <text:p text:style-name="P36">GBSearchArray是二叉查找树结构，与具体对象相关的所有HandlerList结构。</text:p>
      <text:p text:style-name="P37">因此<text:span text:style-name="T49">，指定具体对象，</text:span>先通过g_hash_table_lookup ()查找到GBsearchArray结构，再调用<text:span text:style-name="T49">g_bsearch_array_lookup()就可以找到该对象某个特定信号的处理函数。</text:span></text:p>
      <text:h text:style-name="Heading_20_3" text:outline-level="3"><text:bookmark-start text:name="__RefHeading__2137_1691521449"/>2.1.<text:span text:style-name="T106">5</text:span> <text:span text:style-name="T19">GmainLoop</text:span><text:bookmark-end text:name="__RefHeading__2137_1691521449"/></text:h>
      <text:p text:style-name="P13"><text:a xlink:type="simple" xlink:href="https://developer.gnome.org/glib/2.38/glib-The-Main-Event-Loop.html#GMainLoop"><text:span text:style-name="T22">GMainLoop</text:span></text:a>（the main event loop）管理GLIB和GTK+应用程序中所有事件的源<text:span text:style-name="T21">（sources）</text:span>。事件源可以理解为直接导致事件发生的对象<text:span text:style-name="T23">。</text:span>事件可以任意数量<text:span text:style-name="T20">，任意源；比如文件描述符（普通文件，管道或者套接字）或者定时器。一般用</text:span><text:a xlink:type="simple" xlink:href="https://developer.gnome.org/glib/2.38/glib-The-Main-Event-Loop.html#g-source-attach"><text:span text:style-name="T20">g_source_attach()</text:span></text:a><text:span text:style-name="T20">将一个新事件添加到GMainLoop中。</text:span></text:p>
      <text:p text:style-name="P13">为了让多个独立的源可以在不同线程中被处理<text:span text:style-name="T22">，每个源与一个</text:span><text:a xlink:type="simple" xlink:href="https://developer.gnome.org/glib/2.38/glib-The-Main-Event-Loop.html#GMainContext"><text:span text:style-name="T22">GMainContext</text:span></text:a><text:span text:style-name="T22">关联。GMainContext表示主循环中事件源的集合；一个GMainLoop有且仅有一个GMainContext。一个GMainContext只能在一个线程中执行，但事件源可以在其他线程中添加或者删除。比如，在A线程中可以为B线程中的GMainContext添加或删除事件源。</text:span></text:p>
      <text:p text:style-name="P14">每个事件源都有一个相关优先级。默认优先级为G_PRIOPRITY_DEFAULT，其值为0。小于0的值表示更高的优先级，反之，大于0表示低优先级。拥有高优先级源的事件总是比低优先级源相关的事件优先执行。</text:p>
      <text:p text:style-name="P14">也可以添加空闲（idle）函数以及相关的优先级。没有更高优先级的事件要执行时就会被执行。</text:p>
      <text:p text:style-name="P14">GMainLoop表示一个主事件循环。使用<text:a xlink:type="simple" xlink:href="https://developer.gnome.org/glib/2.38/glib-The-Main-Event-Loop.html#g-main-loop-new">g_main_loop_new()</text:a>创建。添加了初始化的事件源后<text:span text:style-name="T25">，调用</text:span><text:a xlink:type="simple" xlink:href="https://developer.gnome.org/glib/2.38/glib-The-Main-Event-Loop.html#g-main-loop-run"><text:span text:style-name="T25">g_main_loop_run()</text:span></text:a><text:span text:style-name="T25">。这会不断检查事件源中的事件，然后执行。最后，其中一个事件中调用了</text:span><text:a xlink:type="simple" xlink:href="https://developer.gnome.org/glib/2.38/glib-The-Main-Event-Loop.html#g-main-loop-quit"><text:span text:style-name="T25">g_main_loop_quit()</text:span></text:a><text:span text:style-name="T25">就会退出主循环，也就是g_main_loop_run()将返回。</text:span></text:p>
      <text:p text:style-name="P17">可以通过递归的方式创建主循环。这也是GTK应用程序用来显示模态对话框所采用的方式。注意，事件源有个相关的GMainContext，而该GMainContext中所有相关的主循环都会检查和事件源的事件。</text:p>
      <text:p text:style-name="P17">GTK+中有一些函数是对GMainLoop的封装，比如gtk_main(),gtk_main_quit()和<text:soft-page-break/>gtk_events_pending()。</text:p>
      <text:p text:style-name="P19">下面代码是GMainLoop的C结构体，一个GMainLoop只有一个GMainContext，一个GMainContext则可以关联多个事件源。可以看到<text:span text:style-name="T27">，GMainLoop只是GMainContext的简单封装，因此，很多时候可以将GMainLoop，也就是主循环直接看作GMainContext。</text:span></text:p>
      <text:p text:style-name="P89"><text:s/>struct _GMainLoop { </text:p>
      <text:p text:style-name="P89"><text:tab/>GMainContext *context; <text:s text:c="50"/></text:p>
      <text:p text:style-name="P89"><text:tab/>gboolean is_running; </text:p>
      <text:p text:style-name="P89"><text:tab/>gint ref_count; </text:p>
      <text:p text:style-name="P89"><text:s/>};</text:p>
      <text:p text:style-name="Text_20_body">下图表示一个<text:span text:style-name="T60">GMainContext的循环过程。</text:span></text:p>
      <text:p text:style-name="Text_20_body"/>
      <text:p text:style-name="Text_20_body"><draw:frame draw:style-name="fr2" draw:name="Object4" text:anchor-type="paragraph" svg:width="8.5in" svg:height="3.7075in" draw:z-index="3"><draw:object xlink:href="./Object 4" xlink:type="simple" xlink:show="embed" xlink:actuate="onLoad"/><draw:image xlink:href="./ObjectReplacements/Object 4" xlink:type="simple" xlink:show="embed" xlink:actuate="onLoad"/></draw:frame>初始化完成后进入准备就绪阶段<text:span text:style-name="T61">，然后轮询事件源，检测到事件发生就为其分配相应的任务然后执行。执行完成后，进入下一次循环。</text:span></text:p>
      <text:h text:style-name="Heading_20_3" text:outline-level="3"><text:bookmark-start text:name="__RefHeading__2139_1691521449"/>2.1.<text:span text:style-name="T106">6</text:span> 创建新的事件源类型<text:bookmark-end text:name="__RefHeading__2139_1691521449"/></text:h>
      <text:p text:style-name="P18"><text:span text:style-name="T26">GMainLoop有个不寻常的功能，就是除了可以使用内置的事件源类型外，还可以自定义事件源类型。一个新事件类型可以用来处理GDK事件（鼠标点击等）。自定义事件类型一般源于GSource结构。自定义事件源类型的结构体内部以GSource结构作为第一个元素，其他元素则作为该事件源特有的结构（这种方式和GObject的类继承十分相似，不过这里没有采用GObject）。新建一个事件源对象，调用</text:span><text:a xlink:type="simple" xlink:href="https://developer.gnome.org/glib/2.38/glib-The-Main-Event-Loop.html#g-source-new"><text:span text:style-name="T26">g_source_new()</text:span></text:a><text:span text:style-name="T26">，需要指定对事件源具体操作的函数和事件源结构体的大小。</text:span></text:p>
      <text:h text:style-name="Heading_20_3" text:outline-level="3"><text:bookmark-start text:name="__RefHeading__2141_1691521449"/><text:soft-page-break/>2.1.<text:span text:style-name="T106">7</text:span> 主循环过程<text:bookmark-end text:name="__RefHeading__2141_1691521449"/></text:h>
      <text:p text:style-name="P20">所谓主循环过程，就是指当我们调用<text:a xlink:type="simple" xlink:href="https://developer.gnome.org/glib/2.38/glib-The-Main-Event-Loop.html#g-main-loop-run">g_main_loop_run()</text:a>时，究竟执行了什么。源代码在<text:span text:style-name="T30">glib/gmain.c:3858。g_main_loop_run()的前一部分主要做一些检查，多线程同步等。然后开始执行下面代码：</text:span></text:p>
      <text:p text:style-name="P90">g_atomic_int_inc (&amp;loop-&gt;ref_count); <text:tab/>/* 增加引用计数 */</text:p>
      <text:p text:style-name="P90">loop-&gt;is_running = TRUE; </text:p>
      <text:p text:style-name="P90">while (loop-&gt;is_running) </text:p>
      <text:p text:style-name="P90"><text:tab/>g_main_context_iterate (loop-&gt;context, TRUE, TRUE, self); </text:p>
      <text:p text:style-name="P24">可以看到，程序进入了由while控制的循环<text:span text:style-name="T31">。单步执行</text:span><text:a xlink:type="simple" xlink:href="https://developer.gnome.org/glib/2.38/glib-The-Main-Event-Loop.html#g-main-context-iteration"><text:span text:style-name="T31">g_main_context_iterate()</text:span></text:a><text:span text:style-name="T31">。g_main_context_iterate()在glib/gmain.c:3649实现，执行循环中的单步任务。g_main_context_iterate()首先检查是否有事件源已经就绪，如果没有事件源就绪，在这里将阻塞直到有一个事件源就绪。然后开始执行最高优先级的事件。</text:span></text:p>
      <text:p text:style-name="P25">因此g_main_loop_run()会在循环中不断执行，直到在一个事件中调用了g_mian_loop_quit()退出。</text:p>
      <text:h text:style-name="Heading_20_3" text:outline-level="3"><text:bookmark-start text:name="__RefHeading__2143_1691521449"/>2.1.<text:span text:style-name="T106">8</text:span> GMainLoop在GTK+中<text:bookmark-end text:name="__RefHeading__2143_1691521449"/></text:h>
      <text:p text:style-name="P26">下面是一个最小的GTK+应用程序，编译运行后将显示一个360x250大小的窗口。</text:p>
      <text:p text:style-name="P91">#include &lt;gtk/gtk.h&gt; </text:p>
      <text:p text:style-name="P91">int main(int argc, char *argv[]) </text:p>
      <text:p text:style-name="P91">{ </text:p>
      <text:p text:style-name="P91"><text:tab/>gtk_init(&amp;argc,&amp;argv); </text:p>
      <text:p text:style-name="P91"><text:tab/>GtkWidget *window=gtk_window_new(GTK_WINDOW_TOPLEVEL); </text:p>
      <text:p text:style-name="P91"><text:tab/>gtk_window_set_default_size(GTK_WINDOW(window),360,250); </text:p>
      <text:p text:style-name="P91"><text:tab/>gtk_window_set_position(GTK_WINDOW(window),GTK_WIN_POS_CENTER); </text:p>
      <text:p text:style-name="P91"><text:tab/>g_signal_connect(G_OBJECT(window),"destroy", </text:p>
      <text:p text:style-name="P91"><text:tab/><text:tab/><text:tab/><text:tab/>G_CALLBACK(gtk_main_quit),NULL); </text:p>
      <text:p text:style-name="P91"/>
      <text:p text:style-name="P91"><text:tab/>gtk_widget_show(window); </text:p>
      <text:p text:style-name="P91"><text:tab/>gtk_main(); </text:p>
      <text:p text:style-name="P91"><text:tab/>return 0; </text:p>
      <text:p text:style-name="P91">}</text:p>
      <text:p text:style-name="Text_20_body">本节将根据上述代码来解释GTK+的工作原理<text:span text:style-name="T32">。</text:span></text:p>
      <text:p text:style-name="P27">在调用任何GTK+函数之前，必须先调用<text:a xlink:type="simple" xlink:href="https://developer.gnome.org/gtk3/3.8/gtk3-General.html#gtk-init">gtk_init()</text:a>，该函数完成GTK+所需要的所有初始化工作同时解析命令行参数。</text:p>
      <text:p text:style-name="P27"><text:soft-page-break/><text:a xlink:type="simple" xlink:href="https://developer.gnome.org/gtk3/3.8/GtkWindow.html#gtk-window-new">gtk_</text:a><text:a xlink:type="simple" xlink:href="https://developer.gnome.org/gtk3/3.8/GtkWindow.html#gtk-window-new"><text:span text:style-name="T35">window_new()</text:span></text:a><text:span text:style-name="T35">创建一个窗口，</text:span><text:a xlink:type="simple" xlink:href="https://developer.gnome.org/gtk3/3.8/GtkWindow.html#gtk-window-new"><text:span text:style-name="T35">gtk_window_set_default_size()</text:span></text:a><text:span text:style-name="T35">和</text:span><text:a xlink:type="simple" xlink:href="https://developer.gnome.org/gtk3/3.8/GtkWindow.html#gtk-window-new"><text:span text:style-name="T35">gtk_window_set_position()</text:span></text:a><text:span text:style-name="T35">分别设置该窗口的默认大小和所在位置。</text:span></text:p>
      <text:p text:style-name="P27">g_<text:span text:style-name="T36">signal_connect()为窗口注册回调函数，当'destroy'信号发出时（用户点击窗口关闭按钮）调用</text:span><text:a xlink:type="simple" xlink:href="https://developer.gnome.org/gtk3/3.8/gtk3-General.html#gtk-main-quit"><text:span text:style-name="T36">gtk_mian_quit()</text:span></text:a><text:span text:style-name="T36">，将退出程序。</text:span></text:p>
      <text:p text:style-name="P28">创建的窗口默认是不可见的，因此调用<text:a xlink:type="simple" xlink:href="https://developer.gnome.org/gtk3/3.8/GtkWidget.html#gtk-widget-show">gtk_widget_show()</text:a>显示窗口。</text:p>
      <text:p text:style-name="P29">最后调用<text:a xlink:type="simple" xlink:href="https://developer.gnome.org/gtk3/3.8/gtk3-General.html#gtk-main"><text:span text:style-name="T37">gtk_main()</text:span></text:a><text:span text:style-name="T37">，该函数启动GTK+内部的主循环，源代码gtk/gtkmain.c：1144。</text:span></text:p>
      <text:p text:style-name="P92">loop = g_main_loop_new (NULL, TRUE); </text:p>
      <text:p text:style-name="P92">main_loops = g_slist_prepend (main_loops, loop); </text:p>
      <text:p text:style-name="P92"/>
      <text:p text:style-name="P92">if (g_main_loop_is_running (main_loops-&gt;data)) </text:p>
      <text:p text:style-name="P92">{ </text:p>
      <text:p text:style-name="P92"><text:s text:c="4"/>gdk_threads_leave (); <text:tab/>/* 为了兼容低版本<text:span text:style-name="T38">GTK+，现在可以不用考虑 <text:s/>*/</text:span></text:p>
      <text:p text:style-name="P92"><text:s text:c="4"/>g_main_loop_run (loop); </text:p>
      <text:p text:style-name="P93"><text:s text:c="4"/>gdk_threads_enter (); <text:tab/>/* 为了兼容低版本<text:span text:style-name="T38">GTK+，现在可以不用考虑 <text:s/>*/</text:span></text:p>
      <text:p text:style-name="P92"><text:s text:c="4"/>gdk_flush (); </text:p>
      <text:p text:style-name="P92">}</text:p>
      <text:p text:style-name="Text_20_body">调用<text:span text:style-name="T41">gtk_main()后程序进入g_main_loop_run()中的循环，直到调用gtk_main_quit()退出。当GTK+程序运行时，主线程一直处于gtk_main()控制的循环当中，不断接受事件。事件通常是由用户界面发出的，比如鼠标点击，窗口拖动等，还有定时器（timeout）等；同时还有由窗口管理器或其他应用程序发出的事件。GTK+接收事件后，做出响应，通常是已注册的回调函数，在上述例子中，调用gtk_main_quit()就是GTK+在接收'destroy'事件后做出的响应。</text:span></text:p>
      <text:p text:style-name="P30">正如前文GLIB章节所说的那样，GMainContext只能在单线程中执行，而GTK+使用的是GMainContext的简单封装GMainLoop，因此GTK+函数也只能在单线程中执行，也就是说一个GTK+应用程序，GUI相关的代码必须是在同一个线程中。</text:p>
      <text:p text:style-name="P30">同时<text:span text:style-name="T42">，因为回调函数是一个循环中的一部分，属于GMainContext循环过程中的任务执行那部分。为了保证其他事件得到及时响应。回调函数应该尽可能快速执行，否则可能导致GTK+出现响应延时。</text:span></text:p>
      <text:p text:style-name="P31">GTK+采用了GObject框架，包括信号注册与回调函数的功能。</text:p>
      <text:h text:style-name="Heading_20_2" text:outline-level="2"><text:bookmark-start text:name="__RefHeading__235_1157848091"/>2.2 libcurl<text:bookmark-end text:name="__RefHeading__235_1157848091"/></text:h>
      <text:p text:style-name="P52">wdl使用libcurl来完成HTTP和FTP的数据传输。本节将讨论HTTP和FTP协议，以及libcurl的使用。<text:span text:style-name="T72">libcurl本身支持非常多的协议，但是提供了相对一致的接口。</text:span></text:p>
      <text:h text:style-name="Heading_20_3" text:outline-level="3"><text:bookmark-start text:name="__RefHeading__2145_1691521449"/><text:soft-page-break/>2.2.1 URL<text:bookmark-end text:name="__RefHeading__2145_1691521449"/></text:h>
      <text:p text:style-name="P51">URL即统一资源定位符(Uniform Resource Locator)，是对互联网上得到的资源的位置的访问方法的一种简洁表示，是互联网上标准资源的地址。互联网上每个文件有唯一的<text:span text:style-name="T62">URL表示，包含了HTTP客户端该如何获取它的一些信息。URL的结构如下</text:span></text:p>
      <text:p text:style-name="P99">scheme://domain:port/path?query#fragment</text:p>
      <text:p text:style-name="P40">scheme表示协议<text:span text:style-name="T63">，忽略大小写；一般有http,https,ftp等，如果没有指定，默认http。</text:span></text:p>
      <text:p text:style-name="P40">domain表示点分的<text:span text:style-name="T64">IP地址或者是DNS域名；比如[db8:0cec::99:123a]或者example.org。</text:span></text:p>
      <text:p text:style-name="P40">path表示在指定主机上该资源的位置<text:span text:style-name="T64">，区分大小写；比如/index.html，如果没有指定，默认为/。</text:span></text:p>
      <text:p text:style-name="P40">query包含了发送给服务器的一些参数<text:span text:style-name="T65">，是键\值的对应组，多个由&amp;隔开；比如first=A&amp;second=B。</text:span></text:p>
      <text:p text:style-name="P40">fragment 表示页面中的位置<text:span text:style-name="T66">，一般是HTML文件中某个章节。</text:span></text:p>
      <text:p text:style-name="P53">其中scheme，path，query，fragment都可以不指定。如www.example.com是合法的URL。</text:p>
      <text:p text:style-name="P53">但是如果指定了响应的值，必须是相应合法的值。</text:p>
      <text:p text:style-name="P54">不可打印字符比如中文，需要通过十六进制编码的方式传输，比如%AD。</text:p>
      <text:p text:style-name="P55">在一些协议中，使用了认证机制，比如FTP；可以在FTP的URL中加入用户名和密码。如下</text:p>
      <text:p text:style-name="P100">ftp://username:password@domain/path?query#fragment</text:p>
      <text:h text:style-name="Heading_20_3" text:outline-level="3"><text:bookmark-start text:name="__RefHeading__2147_1691521449"/>2.2.<text:span text:style-name="T63">2</text:span> HTTP<text:bookmark-end text:name="__RefHeading__2147_1691521449"/></text:h>
      <text:p text:style-name="P38"><text:span text:style-name="T33">HTTP即超文本传输协议（</text:span>Hyper Text Transfer Protocol<text:span text:style-name="T33">）。本小节讨论HTTP的协议内容，将不会讨论HTTP引出的一些扩展概念，比如Web、链接管理、缓存、代理等，关于这方面的详细信息可以参考《HTTP权威指南》，同时我也假设读者在这方面有了一定的知识背景。</text:span></text:p>
      <text:p text:style-name="P39">Web内容都是存储在Web服务器上的。Web服务器所使用的是HTTP协议，因此经常会被称为HTTP服务器。这些HTTP服务器存储了互联网中的数据，如果HTTP客户端请求的话，它们就提供数据。</text:p>
      <text:p text:style-name="P39">浏览一个页面时<text:span text:style-name="T50">（比如http://www.shu.edu.cn），浏览器会向服务器www.shu.edu.cn发送一条HTTP请求。服务器会去寻找所期望的对象（在此例子中一般使用默认的/index.html），如果成功，就将对象、对象模型、对象长度以及其他一些信息放在HTTP响应中发给客户端。</text:span></text:p>
      <text:p text:style-name="P39">一个<text:span text:style-name="T51">HTTP事务是由一条（从客户端发往服务器）请求命令和一条（从服务器发给客户端）响应结果组成的。这种通信是通过名为HTTP报文（HTTP message）的格式化数据块进行的。如下图所示。</text:span></text:p>
      <text:p text:style-name="P39"/>
      <text:p text:style-name="P41"><draw:frame draw:style-name="fr3" draw:name="Object2" text:anchor-type="paragraph" svg:width="8.5in" svg:height="3.2429in" draw:z-index="1"><draw:object xlink:href="./Object 2" xlink:type="simple" xlink:show="embed" xlink:actuate="onLoad"/><draw:image xlink:href="./ObjectReplacements/Object 2" xlink:type="simple" xlink:show="embed" xlink:actuate="onLoad"/></draw:frame><text:soft-page-break/>HTTP支持几种不同的请求命令，这些命令称为HTTP方法（HTTP method）。每条<text:span text:style-name="T52">HTTP请求都包含一个方法。这些方法告诉服务器要执行什么动作（获取页面，运行一个网关程序或者删除一个文件等）。五种常见的方法分别为</text:span></text:p>
      <text:list xml:id="list3310434278723823086" text:style-name="L1">
        <text:list-item>
          <text:p text:style-name="P135">GET<text:tab/>从服务器向客户端发送指定的资源</text:p>
        </text:list-item>
        <text:list-item>
          <text:p text:style-name="P135">PUT<text:tab/>将来自客户端的数据存储到一个指定的服务器的资源中去</text:p>
        </text:list-item>
        <text:list-item>
          <text:p text:style-name="P135">DELETE<text:tab/>从服务器中删除命名资源</text:p>
        </text:list-item>
        <text:list-item>
          <text:p text:style-name="P136">POST<text:tab/>将客户端数据发送到一个服务器网管应用程序</text:p>
        </text:list-item>
        <text:list-item>
          <text:p text:style-name="P136">HEAD<text:tab/>仅发送响应中的HTTP首部</text:p>
        </text:list-item>
      </text:list>
      <text:p text:style-name="P42">每条<text:span text:style-name="T53">HTTP响应报文返回时都会携带一个状态码。状态码是一个三位数的值，表示客户端请求的结果。</text:span></text:p>
      <text:list xml:id="list4301889706814742397" text:style-name="L2">
        <text:list-item>
          <text:p text:style-name="P137">100 ～ 199<text:tab/>信息性状态码</text:p>
        </text:list-item>
        <text:list-item>
          <text:p text:style-name="P137">200 ~ 299<text:tab/>成功状态码，最常见的是200。</text:p>
        </text:list-item>
        <text:list-item>
          <text:p text:style-name="P137">300 ～ 399<text:tab/>重定向状态码，表示所请求的资源已经移动了位置，请客户端重新使用新位置请求。</text:p>
        </text:list-item>
        <text:list-item>
          <text:p text:style-name="P137">400 ～ 499<text:tab/>客户端错误状态码，一般是客户端发送了错误的请求；最常见的是404，服务器无法 找到指定的资源。</text:p>
        </text:list-item>
        <text:list-item>
          <text:p text:style-name="P137">500 ～ 599<text:tab/>服务器错误状态吗，客户端发送了有效的请求，但服务器自身却出现了问题。</text:p>
        </text:list-item>
      </text:list>
      <text:p text:style-name="P43">一般认为大于等于<text:span text:style-name="T54">400的状态吗表示请求失败，反之表示请求有效。</text:span>伴随着每个状态码，HTTP响应中还会有一条解释性的内容。在上述例子中是“OK”，如果是404则一般是“Not Found”。</text:p>
      <text:p text:style-name="P44">HTTP报文是由一行一行的简单字符串组成的，都是纯文本。下图显示了一个简单事务使用的HTTP报文。</text:p>
      <text:p text:style-name="P44"><text:soft-page-break/></text:p>
      <text:p text:style-name="P44"><draw:frame draw:style-name="fr3" draw:name="Object3" text:anchor-type="paragraph" svg:width="8.5in" svg:height="3.2429in" draw:z-index="2"><draw:object xlink:href="./Object 3" xlink:type="simple" xlink:show="embed" xlink:actuate="onLoad"/><draw:image xlink:href="./ObjectReplacements/Object 3" xlink:type="simple" xlink:show="embed" xlink:actuate="onLoad"/></draw:frame>报文的第一行就是起始行<text:span text:style-name="T55">，在请求报文中用来说明请求什么，在响应报文中说明发生了什么情况，用\r\n分割。</text:span></text:p>
      <text:p text:style-name="P44">起始行后面有零个或者多个首部字段<text:span text:style-name="T56">。每个首部字段都包含一个名字和一个值，用：分开。每个首部字段之间用\r\n分割，首部结束用一个空行分割。关于首部各个字段的具体内涵，请读者自行参考相关文献。</text:span></text:p>
      <text:p text:style-name="P45">HTTP首部之后跟着消息主体<text:span text:style-name="T57">，请求和响应依据具体情况都可以没有消息主体，但响应一般都会有。</text:span></text:p>
      <text:p text:style-name="P46">HTTP起始行中还有一个HTTP版本号，现在一般都用HTTP/1.1或者HTTP/1.0，差别主要在支持的首部上，这已经超出了本书的讨论范围。在本文中<text:span text:style-name="T58">，所有的HTTP报文都采用HTTP/1.1。</text:span></text:p>
      <text:p text:style-name="P46">下面是我写的一个简单socket程序<text:span text:style-name="T59">，该程序对命令行参数指定的URL执行HTTP的GET方法。将返回的结果输出到标准输出。为了简化URL的解析，使用了第三方的libsoup。该程序的编译运行环境为Linux 3.11 x86_64、GCC 4.8.1、libsoup2.4。</text:span></text:p>
      <text:p text:style-name="P97">#include &lt;stdio.h&gt; </text:p>
      <text:p text:style-name="P97">#include &lt;stdlib.h&gt; </text:p>
      <text:p text:style-name="P97">#include &lt;unistd.h&gt; </text:p>
      <text:p text:style-name="P97">#include &lt;string.h&gt; </text:p>
      <text:p text:style-name="P97">#include &lt;sys/types.h&gt; </text:p>
      <text:p text:style-name="P97">#include &lt;sys/socket.h&gt; </text:p>
      <text:p text:style-name="P97">#include &lt;netdb.h&gt; </text:p>
      <text:p text:style-name="P97">#include &lt;libsoup/soup.h&gt; </text:p>
      <text:p text:style-name="P97">#include &lt;errno.h&gt; </text:p>
      <text:p text:style-name="P97"/>
      <text:p text:style-name="P97"><text:soft-page-break/>int main(int argc, char *argv[]) </text:p>
      <text:p text:style-name="P97">{ </text:p>
      <text:p text:style-name="P97"><text:tab/>if(argc!=2){ </text:p>
      <text:p text:style-name="P97"><text:tab/><text:tab/>fprintf(stderr,"Usage: hget url\n"); </text:p>
      <text:p text:style-name="P97"><text:tab/><text:tab/>return 0; </text:p>
      <text:p text:style-name="P97"><text:tab/>} </text:p>
      <text:p text:style-name="P97"/>
      <text:p text:style-name="P97"><text:tab/>SoupURI *url=soup_uri_new(argv[1]); </text:p>
      <text:p text:style-name="P97"><text:tab/>if(url==NULL){ </text:p>
      <text:p text:style-name="P97"><text:tab/><text:tab/>fprintf(stderr,"Invalid URL!\n"); </text:p>
      <text:p text:style-name="P97"><text:tab/><text:tab/>return -1; </text:p>
      <text:p text:style-name="P97"><text:tab/>}else if(strcmp("http",soup_uri_get_scheme(url))){ </text:p>
      <text:p text:style-name="P97"><text:tab/><text:tab/>fprintf(stderr,"Only HTTP is supported!\n"); </text:p>
      <text:p text:style-name="P97"><text:tab/><text:tab/>return -2; </text:p>
      <text:p text:style-name="P97"><text:tab/>} </text:p>
      <text:p text:style-name="P97"><text:tab/>/* 解析主机地址 */ </text:p>
      <text:p text:style-name="P97"><text:tab/>struct addrinfo hints; </text:p>
      <text:p text:style-name="P97"><text:tab/>struct addrinfo *res=NULL; </text:p>
      <text:p text:style-name="P97"><text:tab/>memset(&amp;hints,0,sizeof(struct addrinfo)); </text:p>
      <text:p text:style-name="P97"><text:tab/>hints.ai_family=AF_UNSPEC; <text:tab/>/* Allow IPv4 or IPv6 */ </text:p>
      <text:p text:style-name="P97"><text:tab/>hints.ai_socktype=SOCK_STREAM; /* <text:s/>Stream socket */ </text:p>
      <text:p text:style-name="P97"><text:tab/>hints.ai_flags=0; </text:p>
      <text:p text:style-name="P97"><text:tab/>hints.ai_protocol=0; <text:tab/><text:tab/>/* Any protocol */ </text:p>
      <text:p text:style-name="P97"><text:tab/>if(getaddrinfo(soup_uri_get_host(url), "http", &amp;hints,&amp;res)){ </text:p>
      <text:p text:style-name="P97"><text:tab/><text:tab/>perror("Invalid host"); </text:p>
      <text:p text:style-name="P97"><text:tab/><text:tab/>return -3; </text:p>
      <text:p text:style-name="P97"><text:tab/>} </text:p>
      <text:p text:style-name="P97"><text:tab/>int sockfd=socket(res-&gt;ai_family,res-&gt;ai_socktype,res-&gt;ai_protocol); </text:p>
      <text:p text:style-name="P97"><text:tab/>if(socket&lt;0){ </text:p>
      <text:p text:style-name="P97"><text:tab/><text:tab/>perror("Fail to create socket"); </text:p>
      <text:p text:style-name="P97"><text:tab/><text:tab/>return -4; </text:p>
      <text:p text:style-name="P97"><text:tab/>} </text:p>
      <text:p text:style-name="P97"><text:tab/>/* 发起socket链接 <text:s/>*/</text:p>
      <text:p text:style-name="P97"><text:soft-page-break/><text:tab/>if(connect(sockfd,res-&gt;ai_addr,res-&gt;ai_addrlen)){ </text:p>
      <text:p text:style-name="P97"><text:tab/><text:tab/>perror("Fail to connect"); </text:p>
      <text:p text:style-name="P97"><text:tab/><text:tab/>return -5; </text:p>
      <text:p text:style-name="P97"><text:tab/>} </text:p>
      <text:p text:style-name="P97"><text:tab/>/* 构造HTTP请求报文 */ </text:p>
      <text:p text:style-name="P97"><text:tab/>char request[4096]; </text:p>
      <text:p text:style-name="P97"><text:tab/>snprintf(request,4096,"GET %s HTTP/1.1\r\n" </text:p>
      <text:p text:style-name="P97"><text:tab/><text:tab/><text:tab/><text:tab/>"Host: %s\r\nAccept: */*\r\nConnection: close\r\n\r\n", </text:p>
      <text:p text:style-name="P97"><text:tab/><text:tab/><text:tab/><text:tab/>soup_uri_get_path(url),soup_uri_get_host(url)); </text:p>
      <text:p text:style-name="P97"><text:tab/>/* 发送HTTP请求报文 */ </text:p>
      <text:p text:style-name="P97"><text:tab/>write(sockfd,request,strlen(request)); </text:p>
      <text:p text:style-name="P97"><text:tab/>char response[4096]; </text:p>
      <text:p text:style-name="P97"><text:tab/>int n; </text:p>
      <text:p text:style-name="P97"><text:tab/>/* 读取HTTP响应并输出到标准输出 */ </text:p>
      <text:p text:style-name="P97"><text:tab/>while((n=read(sockfd,response,4096))&gt;0){ </text:p>
      <text:p text:style-name="P97"><text:tab/><text:tab/>write(STDOUT_FILENO,response,n); </text:p>
      <text:p text:style-name="P97"><text:tab/>} </text:p>
      <text:p text:style-name="P97"/>
      <text:p text:style-name="P97"><text:tab/>freeaddrinfo(res); </text:p>
      <text:p text:style-name="P97"><text:tab/>/* 关闭套接字 */ </text:p>
      <text:p text:style-name="P97"><text:tab/>close(sockfd); </text:p>
      <text:p text:style-name="P97"><text:tab/>return 0; </text:p>
      <text:p text:style-name="P97">}</text:p>
      <text:p text:style-name="P47">运行结果如下：</text:p>
      <text:p text:style-name="P98">$./a.out <text:a xlink:type="simple" xlink:href="http://www.baidu.com/">http://www.baidu.com</text:a></text:p>
      <text:p text:style-name="P112">HTTP/1.1 200 OK </text:p>
      <text:p text:style-name="P98">Date: Sun, 23 Mar 2014 10:38:15 GMT </text:p>
      <text:p text:style-name="P98">Content-Type: text/html </text:p>
      <text:p text:style-name="P98">Transfer-Encoding: chunked </text:p>
      <text:p text:style-name="P98">Connection: Close </text:p>
      <text:p text:style-name="P98">Vary: Accept-Encoding </text:p>
      <text:p text:style-name="P98">Set-Cookie: BAIDUID=C6099A3FCCEC016FD7C78B679511F0F8:FG=1; expires=Thu, 31-Dec-37 23:55:55 GMT; max-age=2147483647; path=/; domain=.baidu.com </text:p>
      <text:p text:style-name="P98"><text:soft-page-break/>Set-Cookie: BDSVRTM=0; path=/ </text:p>
      <text:p text:style-name="P98">Set-Cookie: H_PS_PSSID=5229_1435_5224_5722_4261_5565_4759_5659; path=/; domain=.baidu.com </text:p>
      <text:p text:style-name="P98">P3P: CP=" OTI DSP COR IVA OUR IND COM " </text:p>
      <text:p text:style-name="P98">Expires: Sun, 23 Mar 2014 10:38:00 GMT </text:p>
      <text:p text:style-name="P98">Cache-Control: private </text:p>
      <text:p text:style-name="P98">Server: BWS/1.1 </text:p>
      <text:p text:style-name="P98">BDPAGETYPE: 1 </text:p>
      <text:p text:style-name="P98">BDQID: 0xcc97b76d0023d327 </text:p>
      <text:p text:style-name="P98">BDUSERID: 0 </text:p>
      <text:p text:style-name="P98"/>
      <text:p text:style-name="P98">405e </text:p>
      <text:p text:style-name="P98">&lt;!DOCTYPE html&gt;&lt;!--STATUS OK--&gt;&lt;html&gt;&lt;head&gt;&lt;meta http-equiv="content-type" content="text/html;charset=utf-8"&gt;&lt;link rel="dns-prefetch.....&lt;省略&gt;</text:p>
      <text:h text:style-name="Heading_20_3" text:outline-level="3"><text:bookmark-start text:name="__RefHeading__2149_1691521449"/>2.2.3 HTTP在libcurl中<text:bookmark-end text:name="__RefHeading__2149_1691521449"/></text:h>
      <text:p text:style-name="P58">在上一节我们简单讨论了<text:span text:style-name="T71">HTTP协议，并且实现了一个发送HTTP请求的简单程序。</text:span>本节讨论libcurl内部是如何实现HTTP传输的<text:span text:style-name="T76">，主要关注libcurl的数据传输而不是内存管理、模块划分、错误处理等内容。</text:span></text:p>
      <text:p text:style-name="P58">在讨论libcurl的实现之前，先看一下如何使用libcurl发送<text:span text:style-name="T73">HTTP请求。下面这个程序可以看作是上一节HTTP小程序的libcurl版本。</text:span></text:p>
      <text:p text:style-name="P101">#include &lt;stdio.h&gt; </text:p>
      <text:p text:style-name="P101">#include &lt;curl/curl.h&gt; </text:p>
      <text:p text:style-name="P101"/>
      <text:p text:style-name="P101">int main(int argc, char *argv[]) </text:p>
      <text:p text:style-name="P101">{ </text:p>
      <text:p text:style-name="P101"><text:tab/>if(argc!=2){ </text:p>
      <text:p text:style-name="P101"><text:tab/><text:tab/>printf("Usage: a.out URL\n"); </text:p>
      <text:p text:style-name="P101"><text:tab/><text:tab/>return 0; </text:p>
      <text:p text:style-name="P101"><text:tab/>} </text:p>
      <text:p text:style-name="P101"><text:tab/>CURLcode code; </text:p>
      <text:p text:style-name="P101"><text:tab/>CURL *easy=curl_easy_init(); </text:p>
      <text:p text:style-name="P101"/>
      <text:p text:style-name="P101"><text:tab/>code=curl_easy_setopt(easy,CURLOPT_URL,argv[1]); </text:p>
      <text:p text:style-name="P101"><text:tab/>if(code!=CURLE_OK){ </text:p>
      <text:p text:style-name="P101"><text:soft-page-break/><text:tab/><text:tab/>fprintf(stderr,"Invalid URL!\n"); </text:p>
      <text:p text:style-name="P101"><text:tab/><text:tab/>return -1; </text:p>
      <text:p text:style-name="P101"><text:tab/>} </text:p>
      <text:p text:style-name="P101"><text:tab/>curl_easy_setopt(easy,CURLOPT_WRITEDATA,stdout); </text:p>
      <text:p text:style-name="P101"/>
      <text:p text:style-name="P101"><text:tab/>code=curl_easy_perform(easy); </text:p>
      <text:p text:style-name="P101"/>
      <text:p text:style-name="P101"><text:tab/>curl_easy_cleanup(easy); </text:p>
      <text:p text:style-name="P101"><text:tab/>return 0; </text:p>
      <text:p text:style-name="P101">}</text:p>
      <text:p text:style-name="Text_20_body">可以看到，libcurl隐藏了<text:span text:style-name="T84">URL的解析过程以及具体的socket通信。</text:span>curl_easy_init()创建一个CURL对象<text:span text:style-name="T74">，然后调用</text:span><text:a xlink:type="simple" xlink:href="http://curl.haxx.se/libcurl/c/curl_easy_setopt.html"><text:span text:style-name="T74">curl_easy_setopt()</text:span></text:a><text:span text:style-name="T74">分别设置URL和数据输出位置。在本例子中，输出到stdout。最后调用</text:span><text:a xlink:type="simple" xlink:href="http://curl.haxx.se/libcurl/c/curl_easy_perform.html"><text:span text:style-name="T74">curl_easy_perform()</text:span></text:a><text:span text:style-name="T74">发送HTTP请求并接受响应。curl_easy_setopt()可以设置很多参数，这里不详细描述。</text:span></text:p>
      <text:p text:style-name="P59">CURL其实是void的别名（源代码include/curl/curl.h：93）。真正的结构是SessionHandle（源代码lib/urldata.h：1614），SessionHandle包含了完成数据传输用到的各种字段和设置，主要由curl_easy_setopt()设置。</text:p>
      <text:p text:style-name="P59">curl_easy_setopt()（源代码lib/easy.c：439）其实是Curl_setopt()（源代码lib/url.c：647）的简单封装。Curl_setopt()则是一个switch结构，主要就是完成选项的配置。</text:p>
      <text:p text:style-name="P60">curl_easy_perform()<text:span text:style-name="T77">（源代码lib/easy.c：470）</text:span>发起连接，完成必要的数据传输。在本例子中<text:span text:style-name="T75">，它将接受到的数据写到stdout，因为之前的curl_easy_setopt()设置。</text:span></text:p>
      <text:p text:style-name="P61">首先需要构造和发送HTTP首部，该任务由Curl_http()（源代码：lib/http.c：1633）完成<text:span text:style-name="T78">。该函数首先做一些通用检查，是否是HTTP协议，HTTP方法，HTTP协议版本，以及一些HTTP首部。以HTTP首部Transfer-Encoding为例，下面是Curl_http()对Transfer-Encoding做的检查和操作。</text:span></text:p>
      <text:p text:style-name="P62"/>
      <text:p text:style-name="P102">ptr = Curl_checkheaders(data, "Transfer-Encoding:"); </text:p>
      <text:p text:style-name="P102">if(ptr) { </text:p>
      <text:p text:style-name="P102"><text:tab/>/* Some kind of TE is requested, check if 'chunked' is chosen */ </text:p>
      <text:p text:style-name="P102"><text:tab/>data-&gt;req.upload_chunky = </text:p>
      <text:p text:style-name="P102"><text:tab/><text:tab/>Curl_compareheader(ptr, "Transfer-Encoding:", "chunked"); </text:p>
      <text:p text:style-name="P102">} else { </text:p>
      <text:p text:style-name="P102"><text:tab/>if((conn-&gt;handler-&gt;protocol&amp;CURLPROTO_HTTP) &amp;&amp; </text:p>
      <text:p text:style-name="P102"><text:tab/><text:tab/><text:tab/><text:tab/>data-&gt;set.upload &amp;&amp; </text:p>
      <text:p text:style-name="P102"><text:soft-page-break/><text:tab/><text:tab/><text:tab/><text:tab/>(data-&gt;set.infilesize == -1)) { </text:p>
      <text:p text:style-name="P102"><text:tab/><text:tab/>if(conn-&gt;bits.authneg) </text:p>
      <text:p text:style-name="P102"><text:tab/><text:tab/> <text:s text:c="2"/>/* don't enable chunked during auth neg */ </text:p>
      <text:p text:style-name="P102"><text:tab/><text:tab/> <text:s text:c="2"/>; </text:p>
      <text:p text:style-name="P102"><text:tab/><text:tab/>else if(use_http_1_1(data, conn)) { </text:p>
      <text:p text:style-name="P102"><text:tab/><text:tab/><text:tab/>/* HTTP, upload, unknown file size and not HTTP 1.0 */ </text:p>
      <text:p text:style-name="P102"><text:tab/><text:tab/><text:tab/>data-&gt;req.upload_chunky = TRUE; </text:p>
      <text:p text:style-name="P102"><text:tab/><text:tab/>} else { </text:p>
      <text:p text:style-name="P102"><text:tab/><text:tab/><text:tab/>failf(data, "Chunky upload is not supported by HTTP 1.0"); </text:p>
      <text:p text:style-name="P102"><text:tab/><text:tab/><text:tab/>return CURLE_UPLOAD_FAILED; </text:p>
      <text:p text:style-name="P102"><text:tab/><text:tab/>} </text:p>
      <text:p text:style-name="P102"><text:tab/>} else { </text:p>
      <text:p text:style-name="P102"><text:tab/><text:tab/>/* else, no chunky upload */ </text:p>
      <text:p text:style-name="P102"><text:tab/><text:tab/>data-&gt;req.upload_chunky = FALSE; </text:p>
      <text:p text:style-name="P102"><text:tab/>} </text:p>
      <text:p text:style-name="P102"><text:tab/>if(data-&gt;req.upload_chunky) </text:p>
      <text:p text:style-name="P102"><text:tab/> <text:s text:c="2"/>te = "Transfer-Encoding: chunked\r\n"; </text:p>
      <text:p text:style-name="P102">}</text:p>
      <text:p text:style-name="P63">程序先检查<text:span text:style-name="T78">Transfer-Encoding首部是否被设置。如果被设置了，设置chunked标志。如果没有Transfer-Encoding首部，首先检查是否是HTTP协议，是否有数据要上传，然后根据上传的数据来设置Transfer-Encoding首部的值，也就是“自动设置”。其他首部字段如Host，Referer等都是通过类似的流程处理。</text:span></text:p>
      <text:p text:style-name="P64">构造完成HTTP首部后，程序进入一个<text:span text:style-name="T79">switch结构，判断HTTP方法</text:span></text:p>
      <text:p text:style-name="P103">switch(httpreq) { </text:p>
      <text:p text:style-name="P103"><text:tab/>case HTTPREQ_POST_FORM: </text:p>
      <text:p text:style-name="P103"><text:tab/>…</text:p>
      <text:p text:style-name="P103"><text:tab/>case HTTPREQ_PUT：</text:p>
      <text:p text:style-name="P103"><text:tab/>...</text:p>
      <text:p text:style-name="P66">根据不同的HTTP方法，添加特定的HTTP首部，比如<text:span text:style-name="T80">POST方法中需要添加Content-Type和Content-Length两个首部字段。如果没有指定任何HTTP首部，会默认添加Host和Accept两个首部。如下</text:span></text:p>
      <text:p text:style-name="P104">GET / HTTP/1.1 </text:p>
      <text:p text:style-name="P104">Host: www.baidu.com </text:p>
      <text:p text:style-name="P104"><text:soft-page-break/>Accept: */*</text:p>
      <text:p text:style-name="P68">完成方法特定首部的构造后，发送HTTP请求。Curl_write()（源代码lib/sendf.c：231）完成发送HTTP请求的工作，它的第二个参数就是一个socket文件描述符。</text:p>
      <text:p text:style-name="P65">完成HTTP请求的发送后，就是接受HTTP响应。<text:span text:style-name="T81">Curl_done()（源代码lib/url.c:5623）完成接收HTTP响应的工作。</text:span></text:p>
      <text:p text:style-name="P67">HTTP响应的起始行用\r\n分割，每个首部字段之间也用\r\n分割<text:span text:style-name="T82">，首部名与对应的值用：分割</text:span>，首部与消息主体用一个空行\r\n分割<text:span text:style-name="T83">，都是纯文本内容；</text:span>很容易解析。</text:p>
      <text:h text:style-name="Heading_20_3" text:outline-level="3"><text:bookmark-start text:name="__RefHeading__2151_1691521449"/>2.2.<text:span text:style-name="T70">4</text:span> FTP<text:bookmark-end text:name="__RefHeading__2151_1691521449"/></text:h>
      <text:p text:style-name="P48"><text:span text:style-name="T34">FTP即文件传输协议（</text:span>File Transfer Protocol<text:span text:style-name="T34">）。是基于TCP/IP的网络上进行两台计算机文件传输的协议。尽管HTTP替代了大多数FTP的功能，但FTP依然是客户机与服务器进行文件传输的有效方式。FTP允许客户端从服务器上下载文件，或者上传、创建甚至删除服务器上的文件或目录。</text:span></text:p>
      <text:p text:style-name="P57">本章节主要讨论FTP的数据传输方式，相关的FTP认证、安全等内容不在讨论范围内。有兴趣的读者可以参考<text:a xlink:type="simple" xlink:href="http://mirrors.ustc.edu.cn/rfc/rfc959.txt">RFC959</text:a>。</text:p>
      <text:p text:style-name="P49">FTP和HTTP一样，是应用层协议，基于传输层。FTP是一个8位的客户端-服务器协议，能操作任何类型的文件而不需要进一步处理，就像MIME或者Unicode一样。但是，FTP有着极高的延时，这意味着，从开始请求到第一次接收数据之间时间可能比较长，并且不时地需要执行一些冗长的登录过程。</text:p>
      <text:p text:style-name="P50">FTP服务一般运行在20和21两个端口。端口20用于客户端与服务器之间的数据传输，而端口21用户客户端与服务器之间的控制信息传输。典型的<text:span text:style-name="T67">FTP客户端-服务器模型如下</text:span></text:p>
      <text:p text:style-name="P50"/>
      <text:p text:style-name="P56"><draw:frame draw:style-name="fr3" draw:name="Object5" text:anchor-type="paragraph" svg:width="8.5in" svg:height="3.989in" draw:z-index="4"><draw:object xlink:href="./Object 5" xlink:type="simple" xlink:show="embed" xlink:actuate="onLoad"/><draw:image xlink:href="./ObjectReplacements/Object 5" xlink:type="simple" xlink:show="embed" xlink:actuate="onLoad"/></draw:frame><text:soft-page-break/>FTP提供了认证机制，但是大部分站点都支持匿名访问。<text:span text:style-name="T68">FTP的控制流使用TELNET协议交换信息，包含TELNET命令和选项。然后大多数FTP控制桢都是简单的ASCII文本，可以分为FTP命令和FTP消息。FTP消息是对FTP命令的响应，它由带有解释文本的应答代码构成。</text:span></text:p>
      <text:p text:style-name="P69">FTP有两种连接方式，主动方式和被动方式。主动方式的连接过程是：客户端向服务器的FTP端口（默认是21）发送连接请求，服务器接受链接，并建立一条命令链路。当需要传输数据时，客户端在命令链路上用PORT命令告诉服务器：“我打开了X端口”。于是服务器从20端口向客户端的X端口发起链接，建立一条数据链路来传输数据（这是大部分FTP客户端的传输方式）。被动方式的链接过程是<text:span text:style-name="T69">：客户端向服务器的FTP端口（默认是21）发起连接请求，服务器接受连接，建立一条命令链路。当需要传送数据时，服务器在命令链路上用PASV命令告诉客户端：“我打开了X端口”。于是客户端向服务器的X端口发送链接请求，建立数据链路来传输数据。</text:span></text:p>
      <text:p text:style-name="P69">以客户端发送<text:span text:style-name="T85">FTP的PORT命令为例。FTP命令大部分都是纯文本，PORT当然也是。典型的PORT命令形式为PORT 10,2,0,2,4,31。该命令发送的消息其实是表示10.2.0.2:1039的IP地址和端口。PORT是命令，后面的数字表示IP地址和端口号。前四个表示IPv4的地址10.2.0.2。后面的4,31表示十六进制的0x04和0x0F，合并后0x040F就是十进制端口值1039。命令用\r\n结尾。</text:span></text:p>
      <text:p text:style-name="P69">下面代码演示了<text:span text:style-name="T86">FTP的PORT命令。</text:span></text:p>
      <text:p text:style-name="P105">/* 将IP地址和端口表示为a,b,c,d,e,f形式 */ </text:p>
      <text:p text:style-name="P105">p_address_to_port_repr (&amp;addr, port, bytes, sizeof (bytes)); </text:p>
      <text:p text:style-name="P105">/* 构造 PORT 请求. <text:s/>*/ </text:p>
      <text:p text:style-name="P105">snprintf(request,”PORT %s<text:span text:style-name="T88">\r\n</text:span>”,bytes);</text:p>
      <text:p text:style-name="P105"><text:soft-page-break/>/* 发送请求 */</text:p>
      <text:p text:style-name="P105">nwritten = fd_write (csock, request, strlen (request), -1);</text:p>
      <text:p text:style-name="Text_20_body">FTP的响应信息由两部分组成，响应码和描述信息。常见的响应码有<text:span text:style-name="T92">125,150,220。例如200的描述信息为”Command okay”。下面列出了是部分响应码。</text:span></text:p>
      <table:table table:name="FTP响应码" table:style-name="FTP响应码">
        <table:table-column table:style-name="FTP响应码.A"/>
        <table:table-column table:style-name="FTP响应码.B"/>
        <table:table-row>
          <table:table-cell table:style-name="FTP响应码.A1" office:value-type="string">
            <text:p text:style-name="P116">响应码</text:p>
          </table:table-cell>
          <table:table-cell table:style-name="FTP响应码.B1" office:value-type="string">
            <text:p text:style-name="P117">响应格式</text:p>
          </table:table-cell>
        </table:table-row>
        <table:table-row>
          <table:table-cell table:style-name="FTP响应码.A2" office:value-type="string">
            <text:p text:style-name="P115">120</text:p>
          </table:table-cell>
          <table:table-cell table:style-name="FTP响应码.B2" office:value-type="string">
            <text:p text:style-name="P115">120 Service ready in nnn minutes</text:p>
          </table:table-cell>
        </table:table-row>
        <table:table-row>
          <table:table-cell table:style-name="FTP响应码.A2" office:value-type="string">
            <text:p text:style-name="P115">125</text:p>
          </table:table-cell>
          <table:table-cell table:style-name="FTP响应码.B2" office:value-type="string">
            <text:p text:style-name="P115">125 Data connection already open;transfer starting</text:p>
          </table:table-cell>
        </table:table-row>
        <table:table-row>
          <table:table-cell table:style-name="FTP响应码.A2" office:value-type="string">
            <text:p text:style-name="P115">150</text:p>
          </table:table-cell>
          <table:table-cell table:style-name="FTP响应码.B2" office:value-type="string">
            <text:p text:style-name="P115">150 File status; about to open data connection</text:p>
          </table:table-cell>
        </table:table-row>
        <table:table-row>
          <table:table-cell table:style-name="FTP响应码.A2" office:value-type="string">
            <text:p text:style-name="P118">200</text:p>
          </table:table-cell>
          <table:table-cell table:style-name="FTP响应码.B2" office:value-type="string">
            <text:p text:style-name="P118">200 Command okay</text:p>
          </table:table-cell>
        </table:table-row>
        <table:table-row>
          <table:table-cell table:style-name="FTP响应码.A2" office:value-type="string">
            <text:p text:style-name="P118">211</text:p>
          </table:table-cell>
          <table:table-cell table:style-name="FTP响应码.B2" office:value-type="string">
            <text:p text:style-name="P118">211 System status, or system help reply</text:p>
          </table:table-cell>
        </table:table-row>
        <table:table-row>
          <table:table-cell table:style-name="FTP响应码.A2" office:value-type="string">
            <text:p text:style-name="P119">530</text:p>
          </table:table-cell>
          <table:table-cell table:style-name="FTP响应码.B2" office:value-type="string">
            <text:p text:style-name="P119">530 Not logged in</text:p>
          </table:table-cell>
        </table:table-row>
      </table:table>
      <text:p text:style-name="P73">响应码大于400表示命令执行失败。</text:p>
      <text:h text:style-name="Heading_20_3" text:outline-level="3"><text:bookmark-start text:name="__RefHeading__2153_1691521449"/>2.2.5 FTP在libcurl中<text:bookmark-end text:name="__RefHeading__2153_1691521449"/></text:h>
      <text:p text:style-name="Text_20_body">本节主要关注libcurl是如何发送和接受<text:span text:style-name="T87">FTP命令消息的。在libcurl中执行不同协议的操作都是调用curl_easy_perform()。然后再根据协议调用相关函数。</text:span></text:p>
      <text:p text:style-name="P70">Curl_ftpsendf()（源代码lib/ftp.c：4135）发送ftp请求的<text:span text:style-name="T89">，它的参数可以变，类似于printf。如果要发送PORT命令，可以这样调用Curl_ftpsendf(conn,”PORT %s,%s,%s,%s,%s,%s”,a,b,c,d,e,f)。</text:span></text:p>
      <text:p text:style-name="P71">Curl_ftpsendf()先根据用户指定的形式构造字符串<text:span text:style-name="T90">，</text:span></text:p>
      <text:p text:style-name="P106">write_len = vsnprintf(s, SBUF_SIZE-3, fmt, ap);</text:p>
      <text:p text:style-name="Text_20_body">在添加<text:span text:style-name="T91">\r\n结束符。</text:span></text:p>
      <text:p text:style-name="P107">strcpy(&amp;s[write_len], "\r\n");</text:p>
      <text:p text:style-name="P72">最后发送数据。</text:p>
      <text:p text:style-name="P107"><text:s/>res = Curl_write(conn, conn-&gt;sock[FIRSTSOCKET], sptr, write_len, &amp;bytes_written);</text:p>
      <text:p text:style-name="Text_20_body">Curl_GetFTPResponse()（源代码lib/ftp.c：675）获取返回的<text:span text:style-name="T93">FTP响应。FTP的请求命令与响应都是纯文本形式，很容易解析。</text:span></text:p>
      <text:h text:style-name="Heading_20_2" text:outline-level="2"><text:bookmark-start text:name="__RefHeading__237_1157848091"/>2.3 libtransmission<text:bookmark-end text:name="__RefHeading__237_1157848091"/></text:h>
      <text:p text:style-name="P3">libtransmission...</text:p>
      <text:h text:style-name="P168" text:outline-level="1"><text:bookmark-start text:name="__RefHeading__239_1157848091"/><text:span text:style-name="T12">3. </text:span>wdl的实现<text:bookmark-end text:name="__RefHeading__239_1157848091"/></text:h>
      <text:p text:style-name="P74">wdl的整体结构采用GObject提供的面向对象机制，读者只要将其理解为C++中的类机制就行。同<text:span text:style-name="T94">C++的</text:span><text:soft-page-break/><text:span text:style-name="T94">代码组织方式一样，也是在头文件（.h）里定义类，在源文件（.c）里实现类。比如文件wlhttper.h和wlhttper.c分别是类WlHttper的定义于实现。</text:span></text:p>
      <text:p text:style-name="P74">wdl的命名规范沿用了<text:span text:style-name="T94">GTK+的命名规范。Wl为前缀，功能类似C++中的命名空间。下面列出了wdl中实现的类以及具体功能。</text:span></text:p>
      <table:table table:name="WDL类" table:style-name="WDL类">
        <table:table-column table:style-name="WDL类.A"/>
        <table:table-column table:style-name="WDL类.B"/>
        <table:table-column table:style-name="WDL类.C"/>
        <table:table-row>
          <table:table-cell table:style-name="WDL类.A1" office:value-type="string">
            <text:p text:style-name="P117">类名</text:p>
          </table:table-cell>
          <table:table-cell table:style-name="WDL类.A1" office:value-type="string">
            <text:p text:style-name="P117">父类</text:p>
          </table:table-cell>
          <table:table-cell table:style-name="WDL类.C1" office:value-type="string">
            <text:p text:style-name="P117">功能</text:p>
          </table:table-cell>
        </table:table-row>
        <table:table-row>
          <table:table-cell table:style-name="WDL类.A2" office:value-type="string">
            <text:p text:style-name="P120">WlHttper</text:p>
          </table:table-cell>
          <table:table-cell table:style-name="WDL类.A2" office:value-type="string">
            <text:p text:style-name="P122">GtkEventBox</text:p>
          </table:table-cell>
          <table:table-cell table:style-name="WDL类.C7" office:value-type="string">
            <text:p text:style-name="P121">管理一个HTTP或者FTP下载任务，包括任务的界面<text:span text:style-name="T95">，任务的管理（暂停、下载、重新开始等）。下载任务在一个新线程中执行，WlHttper会完成对线程的管理。在使用WlHttper类时不用考虑多线程（这也是面向对象意义所在）。但后面我们会讨论WlHttper是如何管理多线程的。</text:span></text:p>
          </table:table-cell>
        </table:table-row>
        <table:table-row>
          <table:table-cell table:style-name="WDL类.A2" office:value-type="string">
            <text:p text:style-name="P123">WlBter</text:p>
          </table:table-cell>
          <table:table-cell table:style-name="WDL类.A2" office:value-type="string">
            <text:p text:style-name="P123">GtkEventBox</text:p>
          </table:table-cell>
          <table:table-cell table:style-name="WDL类.C7" office:value-type="string">
            <text:p text:style-name="P121">与<text:span text:style-name="T96">WlHttper类似，但是它管理的是一个BT下载任务，</text:span><text:span text:style-name="T97">TODO</text:span></text:p>
          </table:table-cell>
        </table:table-row>
        <table:table-row>
          <table:table-cell table:style-name="WDL类.A2" office:value-type="string">
            <text:p text:style-name="P124">WlHttperMenu</text:p>
          </table:table-cell>
          <table:table-cell table:style-name="WDL类.A2" office:value-type="string">
            <text:p text:style-name="P124">GtkMenu</text:p>
          </table:table-cell>
          <table:table-cell table:style-name="WDL类.C7" office:value-type="string">
            <text:p text:style-name="P121">管理一个<text:span text:style-name="T98">WlHttper的右键菜单，默认一些简单的功能，也可以额外添加。该类被嵌入WlHttper中。</text:span></text:p>
          </table:table-cell>
        </table:table-row>
        <table:table-row>
          <table:table-cell table:style-name="WDL类.A2" office:value-type="string">
            <text:p text:style-name="P125">WlHttperProperties</text:p>
          </table:table-cell>
          <table:table-cell table:style-name="WDL类.A2" office:value-type="string">
            <text:p text:style-name="P125">GtkDialog</text:p>
          </table:table-cell>
          <table:table-cell table:style-name="WDL类.C7" office:value-type="string">
            <text:p text:style-name="P126">这是一个对话框，用来显示一个HTTP或者FTP下载任务的信息。URL地址和保存路径。</text:p>
          </table:table-cell>
        </table:table-row>
        <table:table-row>
          <table:table-cell table:style-name="WDL类.A2" office:value-type="string">
            <text:p text:style-name="P127">WlUrlDialog</text:p>
          </table:table-cell>
          <table:table-cell table:style-name="WDL类.A2" office:value-type="string">
            <text:p text:style-name="P127">GtkDialog</text:p>
          </table:table-cell>
          <table:table-cell table:style-name="WDL类.C7" office:value-type="string">
            <text:p text:style-name="P121">这是一个对话框<text:span text:style-name="T99">，用来供用户输出URL地址。由WlDownloadWindow调用，开始一个HTTP或者FTP下载。</text:span></text:p>
          </table:table-cell>
        </table:table-row>
        <table:table-row>
          <table:table-cell table:style-name="WDL类.A2" office:value-type="string">
            <text:p text:style-name="P128">WlDownloader</text:p>
          </table:table-cell>
          <table:table-cell table:style-name="WDL类.A2" office:value-type="string">
            <text:p text:style-name="P128">GtkScrolledWindow</text:p>
          </table:table-cell>
          <table:table-cell table:style-name="WDL类.C7" office:value-type="string">
            <text:p text:style-name="P129">下载任务的总管理，管理WlHttper和WlBter，对外提供一致的访问方式。</text:p>
          </table:table-cell>
        </table:table-row>
        <table:table-row>
          <table:table-cell table:style-name="WDL类.A2" office:value-type="string">
            <text:p text:style-name="P130">WlDownloadWindow</text:p>
          </table:table-cell>
          <table:table-cell table:style-name="WDL类.A2" office:value-type="string">
            <text:p text:style-name="P130">GtkWindow</text:p>
          </table:table-cell>
          <table:table-cell table:style-name="WDL类.C8" office:value-type="string">
            <text:p text:style-name="P129">wdl的主窗口类，负责窗口菜单，以及WlDownloader。</text:p>
          </table:table-cell>
        </table:table-row>
        <table:table-row>
          <table:table-cell table:style-name="WDL类.A2" office:value-type="string">
            <text:p text:style-name="P132">TODO</text:p>
          </table:table-cell>
          <table:table-cell table:style-name="WDL类.A2" office:value-type="string">
            <text:p text:style-name="P132">TODO</text:p>
          </table:table-cell>
          <table:table-cell table:style-name="WDL类.C9" office:value-type="string">
            <text:p text:style-name="P131">TODO</text:p>
          </table:table-cell>
        </table:table-row>
      </table:table>
      <text:p text:style-name="P75"/>
      <text:p text:style-name="P75">下面用层次图的方式让读者更清楚的了解各个类之间的关系和层次。</text:p>
      <text:p text:style-name="P76"><draw:frame draw:style-name="fr3" draw:name="Object6" text:anchor-type="paragraph" svg:width="8.5in" svg:height="3.8016in" draw:z-index="5"><draw:object xlink:href="./Object 6" xlink:type="simple" xlink:show="embed" xlink:actuate="onLoad"/><draw:image xlink:href="./ObjectReplacements/Object 6" xlink:type="simple" xlink:show="embed" xlink:actuate="onLoad"/></draw:frame><text:soft-page-break/></text:p>
      <text:h text:style-name="Heading_20_2" text:outline-level="2"><text:bookmark-start text:name="__RefHeading__243_1157848091"/>3.<text:span text:style-name="T101">1</text:span> 模块实现<text:bookmark-end text:name="__RefHeading__243_1157848091"/></text:h>
      <text:p text:style-name="P77">wdl采用了面向对象的组织方式<text:span text:style-name="T100">，因此可以将每个类的实现看作单个模块。本章节将讨论各个模块的具体实现，包括流程数据结构等。以及各个类（模块）之间是如何协作的。</text:span></text:p>
      <text:h text:style-name="Heading_20_3" text:outline-level="3"><text:bookmark-start text:name="__RefHeading__1793_1311238787"/>3.<text:span text:style-name="T101">1</text:span>.1 WlHttper<text:bookmark-end text:name="__RefHeading__1793_1311238787"/></text:h>
      <text:p text:style-name="P138">WlHttper基于GtkEventBox，GtkEventBox是一个GTK+图形界面的容器类，同时可以接受各种界面信号（鼠标点击等）。<text:span text:style-name="T111">我们只讨论WlHttper的功能实现，而不讨论具体的界面构造</text:span><text:span text:style-name="T112">，除非是在涉及到界面显示的功能上。</text:span></text:p>
      <text:p text:style-name="P138"><text:span text:style-name="T112">当使用wl_httper_new()创建了一个新的WlHttper实例时，只是在GTK+主线程中显示了一个新的下载任务，并没有启动新线程</text:span><text:span text:style-name="T113">；知道wl_httper_start()被调用才会创建一个新线程开始下载</text:span><text:span text:style-name="T112">。</text:span><text:span text:style-name="T114">也就是说WlHttper本身是处在GTK+的主线程中的，无论创建了多少个WlHttper都是运行在GTK+的主线程中的。只是不同的</text:span><text:span text:style-name="T115">WlHttper分别管理了各自的下载线程。</text:span>下面是<text:span text:style-name="T110">WlHttper的实例结构，</text:span></text:p>
      <text:p text:style-name="P160">struct _WlHttper {</text:p>
      <text:p text:style-name="P160"><text:tab/>GtkEventBox parent;</text:p>
      <text:p text:style-name="P160"><text:tab/>GtkWidget *iconImage;</text:p>
      <text:p text:style-name="P160"><text:tab/>GtkWidget *titleLabel;</text:p>
      <text:p text:style-name="P160"><text:tab/>GtkWidget *progressBar;</text:p>
      <text:p text:style-name="P160"><text:tab/>GtkWidget *dlLabel;</text:p>
      <text:p text:style-name="P160"><text:soft-page-break/><text:tab/>GtkWidget *totalLabel;</text:p>
      <text:p text:style-name="P160"><text:tab/>GtkWidget *speedLabel;</text:p>
      <text:p text:style-name="P160"><text:tab/>GtkWidget *timeLabel;</text:p>
      <text:p text:style-name="P160"></text:p>
      <text:p text:style-name="P160"><text:tab/>GtkIconSize iconSize;</text:p>
      <text:p text:style-name="P160"><text:tab/>gchar *url;</text:p>
      <text:p text:style-name="P160"><text:tab/>/* 保存路径和文件流 */</text:p>
      <text:p text:style-name="P160"><text:tab/>gchar *savePath;</text:p>
      <text:p text:style-name="P160"><text:tab/>GFileOutputStream *fOutput;</text:p>
      <text:p text:style-name="P160"><text:tab/>GThread *thread;</text:p>
      <text:p text:style-name="P160"><text:tab/>CURL *easyCURL;</text:p>
      <text:p text:style-name="P160"><text:tab/>/* 下载速度 */</text:p>
      <text:p text:style-name="P160"><text:tab/>gdouble speed;</text:p>
      <text:p text:style-name="P160"><text:tab/>/* 下载完成百分比 */</text:p>
      <text:p text:style-name="P160"><text:tab/>gdouble percentDone;</text:p>
      <text:p text:style-name="P160"><text:tab/>/* </text:p>
      <text:p text:style-name="P160"><text:tab/> * 这两个字段用来计算下载速度</text:p>
      <text:p text:style-name="P160"><text:tab/> * dlData表示在dlTime时间内下载的字节数</text:p>
      <text:p text:style-name="P160"><text:tab/> */</text:p>
      <text:p text:style-name="P160"><text:tab/>guint64 dlData;</text:p>
      <text:p text:style-name="P160"><text:tab/>guint64 dlTime;</text:p>
      <text:p text:style-name="P160"><text:tab/>/* */</text:p>
      <text:p text:style-name="P160"><text:tab/>guint timeout;</text:p>
      <text:p text:style-name="P160"><text:tab/>/* 已下载的数据和总数据 */</text:p>
      <text:p text:style-name="P160"><text:tab/>guint64 dlNow;</text:p>
      <text:p text:style-name="P160"><text:tab/>guint64 dlTotal;</text:p>
      <text:p text:style-name="P160"><text:tab/>/* 当前的状态 */</text:p>
      <text:p text:style-name="P160"><text:tab/>gint status;</text:p>
      <text:p text:style-name="P160"><text:tab/>/* 完成后返回结果 */</text:p>
      <text:p text:style-name="P160"><text:tab/>GAsyncQueue *rqueue;</text:p>
      <text:p text:style-name="P160"><text:tab/>/* 发送取消命令 */</text:p>
      <text:p text:style-name="P160"><text:tab/>GAsyncQueue *cqueue;</text:p>
      <text:p text:style-name="P160"><text:tab/>/* 创建时间，不可设置，初始化自动填写 */</text:p>
      <text:p text:style-name="P160"><text:soft-page-break/><text:tab/>GDateTime *cdt;</text:p>
      <text:p text:style-name="P160"><text:tab/>/* 右键菜单 */</text:p>
      <text:p text:style-name="P160"><text:tab/>GtkWidget *popMenu;</text:p>
      <text:p text:style-name="P160"><text:tab/>/* 用户自定义数据 */</text:p>
      <text:p text:style-name="P160"><text:tab/>gpointer userData;</text:p>
      <text:p text:style-name="P160"><text:tab/>/* 完成下载后的回调函数,第一个参数是下载结果 */</text:p>
      <text:p text:style-name="P160"><text:tab/>WlHttperCallback finishCallback;</text:p>
      <text:p text:style-name="P160"><text:tab/>gpointer cbData;</text:p>
      <text:p text:style-name="P160"><text:tab/>/* 状态改变的回调函数 */</text:p>
      <text:p text:style-name="P160"><text:tab/>WlHttperStatusCallback statusCallback;</text:p>
      <text:p text:style-name="P160"><text:tab/>gpointer sData;</text:p>
      <text:p text:style-name="P160">};</text:p>
      <text:p text:style-name="P139">其中status表示WlHttper当前的下载状态，是一个如下的枚举类型，每个状态分别对应一种界面的显示<text:span text:style-name="T130">。</text:span></text:p>
      <text:p text:style-name="P167">enum _WlHttperStatus {</text:p>
      <text:p text:style-name="P167"><text:tab/>WL_HTTPER_STATUS_START = 11111,<text:tab/>/* 下载任务已经开始 */</text:p>
      <text:p text:style-name="P167"><text:tab/>WL_HTTPER_STATUS_PAUSE = 22222,<text:tab/>/* 暂停 */</text:p>
      <text:p text:style-name="P167"><text:tab/>WL_HTTPER_STATUS_COMPLETE = 33333,<text:tab/>/* 下载已经完成 */</text:p>
      <text:p text:style-name="P167"><text:tab/>WL_HTTPER_STATUS_NOT_START = 44444,<text:tab/>/* 下载还未开始 */</text:p>
      <text:p text:style-name="P167"><text:tab/>WL_HTTPER_STATUS_ABORT = 55555,<text:tab/>/* 下载被中止了 */</text:p>
      <text:p text:style-name="P167">};</text:p>
      <text:p text:style-name="P142">url就是下载的文件的URL，savePath表示该下载任务的保存路径。</text:p>
      <text:p text:style-name="P141">rqueue和cqueue都是用于多线程数据通信的。cqueue由主线程向下载线程发送取消消息。rqueue由下载线程向主线程发送下载结果。</text:p>
      <text:p text:style-name="P141">speed<text:span text:style-name="T131">、percentDone、dlNow、dlTotal分别表示下载速度、下载完成百分比、当前下载的数据量、文件总大小。这些数据都由下载线程设置，然后由主线程读取然后在界面上显示。</text:span></text:p>
      <text:p text:style-name="P140">当新创建一个<text:span text:style-name="T129">WlHttper实例时，只是将所有字段，包括界面都初始化，status被初始化为WL_HTTPER_STATUS_NOT_START。</text:span></text:p>
      <text:p text:style-name="P143">wl_httper_start()<text:span text:style-name="T132">（源代码：src/wlhttper.c:681）</text:span>开始下载任务。该函数首先检查当前的状态<text:span text:style-name="T132">，如果下载状态处于WL_HTTPER_STATUS_START或者是WL_HTTPER_STATUS_PAUSE则直接退出。</text:span></text:p>
      <text:p text:style-name="P143">然后打开保存文件的路径<text:span text:style-name="T132">，如果无效则退出。</text:span></text:p>
      <text:p text:style-name="P143">然后创建一个<text:span text:style-name="T132">CURL对象，并设置必要的参数。如下</text:span></text:p>
      <text:p text:style-name="P161">CURL *easyCURL = curl_easy_init();</text:p>
      <text:p text:style-name="P161"><text:soft-page-break/><text:tab/>/* 设置URL */</text:p>
      <text:p text:style-name="P161">curl_easy_setopt(easyCURL, CURLOPT_URL, httper-&gt;url);</text:p>
      <text:p text:style-name="P161"><text:tab/>/* 关闭详细信息 */</text:p>
      <text:p text:style-name="P161">curl_easy_setopt(easyCURL, CURLOPT_VERBOSE, 0L);</text:p>
      <text:p text:style-name="P161"><text:tab/>/* 自动重定向 */</text:p>
      <text:p text:style-name="P161">curl_easy_setopt(easyCURL, CURLOPT_FOLLOWLOCATION, 1L);</text:p>
      <text:p text:style-name="P161"><text:tab/>/* 设置接收到数据后的回调函数 */</text:p>
      <text:p text:style-name="P161">curl_easy_setopt(easyCURL, CURLOPT_WRITEFUNCTION,</text:p>
      <text:p text:style-name="P161"><text:tab/><text:tab/><text:tab/><text:tab/><text:tab/> on_curl_write_callback);</text:p>
      <text:p text:style-name="P161"><text:tab/>/* 设置进度回调函数 */</text:p>
      <text:p text:style-name="P161">curl_easy_setopt(easyCURL, CURLOPT_NOPROGRESS, 0L);</text:p>
      <text:p text:style-name="P161">curl_easy_setopt(easyCURL, CURLOPT_PROGRESSFUNCTION,</text:p>
      <text:p text:style-name="P161"><text:tab/><text:tab/><text:tab/><text:tab/><text:tab/> on_curl_progress_callback);</text:p>
      <text:p text:style-name="P161"><text:tab/>/* 启用SSL <text:s/>*/</text:p>
      <text:p text:style-name="P161">curl_easy_setopt(easyCURL, CURLOPT_USE_SSL, CURLUSESSL_TRY);</text:p>
      <text:p text:style-name="P161"><text:tab/>/* 关闭证书认证 */</text:p>
      <text:p text:style-name="P161">curl_easy_setopt(easyCURL, CURLOPT_SSL_VERIFYPEER, 0L);</text:p>
      <text:p text:style-name="P161"><text:tab/>/* 设置用户代理,冒充FIREFOX */</text:p>
      <text:p text:style-name="P161">curl_easy_setopt(easyCURL, CURLOPT_USERAGENT,</text:p>
      <text:p text:style-name="P161"><text:tab/><text:tab/><text:tab/><text:tab/>"Mozilla/5.0 (X11; Ubuntu; Linux i686; rv:24.0)"</text:p>
      <text:p text:style-name="P161"><text:tab/><text:tab/><text:tab/><text:tab/>" Gecko/20100101 Firefox/24.0");</text:p>
      <text:p text:style-name="P161"><text:tab/>/* 关闭信号，这可能会引发一个BUG */</text:p>
      <text:p text:style-name="P166"><text:span text:style-name="T40">curl_easy_setopt(easyCURL, CURLOPT_NOSIGNAL, 1L)</text:span></text:p>
      <text:p text:style-name="P144">其中<text:span text:style-name="T133"> </text:span><text:span text:style-name="T134">on_curl_progress_callback</text:span><text:span text:style-name="T141">()</text:span><text:span text:style-name="T134">是下载任务执行过程中的进度函数</text:span><text:span text:style-name="T135">，如果返回一个非0的值，就会中止下载任务。该函数在下载线程里被调用</text:span><text:span text:style-name="T136">，但是主线程通过消息通信，在必要时候使其返回0中止下载。</text:span></text:p>
      <text:p text:style-name="P149"><text:span text:style-name="T136">其次是on_</text:span><text:span text:style-name="T133">curl_write_callback()在下载任务有数据传输时被调用，用来指定数据的保存数据，同时根据数据的量和两次调用之间的时间间隔计算下载速度。</text:span></text:p>
      <text:p text:style-name="P144"><text:span text:style-name="T136">完成</text:span><text:span text:style-name="T137">CURL的初始化后，创建两个新的GAsyncQueue用于线程通信，也就是rqueue和cqueue。这表明rqueue和cqueue具有“任务唯一性”。也就是说每次重新开始下载所使用的GAsycnQueue都是不同的。</text:span></text:p>
      <text:p text:style-name="P145"><text:span text:style-name="T137">在然后初始化信息</text:span><text:span text:style-name="T138">，wl_httper_set_default_data()初始化所有下载相关的字段，比如下载速度speed。</text:span></text:p>
      <text:p text:style-name="P146"><text:span text:style-name="T133">wl_httper_set_default_info()初始化界面，使界面显示开始下载。</text:span></text:p>
      <text:p text:style-name="P147"><text:span text:style-name="T133">最后调用g_thread_new("http-download", wl_httper_download_thread, httper);创建下载线程。</text:span></text:p>
      <text:p text:style-name="P148"><text:span text:style-name="T133">接着调用wl_httper_add_timeout(httper)在主线程中创建一个定时器，周期性地更新GTK+界面，保证界面</text:span><text:soft-page-break/><text:span text:style-name="T133">显示的下载速度、下载完成百分比等有效。这个定时器的事件周期是</text:span><text:span text:style-name="T139">30</text:span><text:span text:style-name="T133">0ms。</text:span><text:span text:style-name="T139">下面将具体讨论</text:span><text:span text:style-name="T140">下载函数</text:span><text:span text:style-name="T139">wl_httper_download_thread</text:span><text:span text:style-name="T140">()</text:span><text:span text:style-name="T139">和定时器函数</text:span><text:span text:style-name="T140">wl_httper_download_timeout()。</text:span></text:p>
      <text:p text:style-name="P153"><text:span text:style-name="T117">wl_httper_download_thread()接受一个参数，就是WlHttper的指针。通过该参数先取得</text:span><text:span text:style-name="T118">rqueue和cqueue的指针。并增加引用计数，确保它们在线程执行期间不会被释放。</text:span><text:span text:style-name="T119">然后调用curl_easy_perform()开始下载任务。该函数在执行期间会阻塞，但是内部会不断调用前面注册的on_curl_progress_callback()和</text:span><text:span text:style-name="T123">on_curl_write_callback()</text:span><text:span text:style-name="T119">。</text:span></text:p>
      <text:p text:style-name="P153"><text:span text:style-name="T119">在</text:span><text:span text:style-name="T120">on_curl_progress_callback()内部会不断检查是否有来自cqueue的消息，如果有（不管是什么），就认为是主线程发送了取消信号，则返回1,否则返回0。on_curl_progress_callback()返回1后curl_easy_perfrom就会返回一个CURLE_ABORTED_BY_CALLBACK</text:span><text:span text:style-name="T121">。</text:span></text:p>
      <text:p text:style-name="P150"><text:span text:style-name="T143">在on_curl_write_callback()</text:span><text:span text:style-name="T142">除了将下载的数据保存到文件，还要计算下载速度。</text:span><text:span text:style-name="T143">使用以下代码计算下载速度</text:span><text:span text:style-name="T142">，结果保存在httper-</text:span><text:span text:style-name="T144">&gt;speed中。其中httper-&gt;dlTime、httper-&gt;dlData都是初始化为0的。</text:span></text:p>
      <text:p text:style-name="P163">guint64 now = time(NULL);</text:p>
      <text:p text:style-name="P163">if (httper-&gt;dlTime != 0) {</text:p>
      <text:p text:style-name="P163"><text:tab/>httper-&gt;dlData += len;</text:p>
      <text:p text:style-name="P163"><text:tab/>if (now - httper-&gt;dlTime &gt; 0) {<text:tab/>/* 两次调用的时间间隔至少大于<text:span text:style-name="T146">0 */</text:span></text:p>
      <text:p text:style-name="P163"><text:tab/><text:tab/>httper-&gt;speed = (gdouble) httper-&gt;dlData / (gdouble) (now -httper-&gt;dlTime);</text:p>
      <text:p text:style-name="P163"><text:tab/><text:tab/><text:tab/>httper-&gt;dlTime = now;</text:p>
      <text:p text:style-name="P163"><text:tab/><text:tab/><text:tab/>httper-&gt;dlData = 0;</text:p>
      <text:p text:style-name="P163"><text:tab/>}</text:p>
      <text:p text:style-name="P163">} else<text:tab/>/* 这是第一次调用该函数 <text:s/>*/</text:p>
      <text:p text:style-name="P163"><text:tab/>httper-&gt;dlTime = now;</text:p>
      <text:p text:style-name="P151"><text:span text:style-name="T121">curl_</text:span><text:span text:style-name="T122">easy_perform()</text:span><text:span text:style-name="T124">如果没有被中止或者发生什么错误，那么返回CURLE_OK。</text:span><text:span text:style-name="T122">返回后，根据返回值给主线程发送结果。</text:span></text:p>
      <text:p text:style-name="P162"><text:span text:style-name="T145">if (code == CURLE_OK)</text:span></text:p>
      <text:p text:style-name="P162"><text:span text:style-name="T145"><text:tab/>g_async_queue_push(rqueue, (gpointer) WL_HTTPER_STATUS_COMPLETE);</text:span></text:p>
      <text:p text:style-name="P162"><text:span text:style-name="T145">else</text:span></text:p>
      <text:p text:style-name="P162"><text:span text:style-name="T145"><text:tab/>g_async_queue_push(rqueue, (gpointer) code);</text:span></text:p>
      <text:p text:style-name="P152"><text:span text:style-name="T116">要么成功，要么失败。</text:span><text:span text:style-name="T125">最后释放对cqueue和rqueue的引用。退出线程。</text:span></text:p>
      <text:p text:style-name="P154"><text:span text:style-name="T116">wl_httper_download_</text:span><text:span text:style-name="T126">timeout()由主线程周期性（300ms）调用。</text:span><text:span text:style-name="T127">首先，它会检查是否有通过rqueue传递的数据，如果有表明下载任务已经结束。如果有了下载结果，那么根据下载结果更新界面，完成，被取消，还是出错？</text:span><text:span text:style-name="T128">如果没有下载结果，也就是说下载还没有结束，那么更新下载速度、下载进度等信息。</text:span></text:p>
      <text:p text:style-name="P164">wl_httper_set_dl_speed(httper, httper-&gt;speed);</text:p>
      <text:p text:style-name="P164">wl_httper_set_dl_size(httper, httper-&gt;dlNow);</text:p>
      <text:p text:style-name="P164">wl_httper_set_total_size(httper, httper-&gt;dlTotal);</text:p>
      <text:p text:style-name="Text_20_body"><text:soft-page-break/>因为创建线程时传递的就是WlHttper的指针，所以其实WlHttper结构是下载线程和主线程的一块共享内存。既然是共享内存<text:span text:style-name="T147">，那么必须考虑竞争。rqueue和cqueue本身就是线程安全的，再通过增加引用计数的方式保证了安全性。而speed和percentDone等字段，除了初始化（在创建线程之前）外，在主线程中就同上述代码一样，只读不写；也就是说，它们只会在下载线程（on_curl_write_callback）中被改变，因此实际上不存在竞争关系。读写之间可能会有一点点的竞争关系，不过这出现的概率非常小，而且就算出现也根本不影响程序的正确性和稳定性。</text:span></text:p>
      <text:p text:style-name="P156">下图表示了下载线程和主线程之间的关系。图中框大小与程序执行时间长度没有任何关系<text:span text:style-name="T148">。</text:span></text:p>
      <text:p text:style-name="P155"/>
      <text:p text:style-name="P157"><draw:frame draw:style-name="fr4" draw:name="Object7" text:anchor-type="paragraph" svg:width="8.5in" svg:height="3.8016in" draw:z-index="6"><draw:object xlink:href="./Object 7" xlink:type="simple" xlink:show="embed" xlink:actuate="onLoad"/><draw:image xlink:href="./ObjectReplacements/Object 7" xlink:type="simple" xlink:show="embed" xlink:actuate="onLoad"/></draw:frame>因为libcurl本身是线程安全的，因此在主线程中调用curl_easy_pause()来暂停下载没有任何问题。wl_httper_pause()主要调用curl_easy_pause()暂停下载，并且移除on_httper_download_timeout()定时器。重新开始下载后再添加on_httper_download_timeout()定时器。</text:p>
      <text:p text:style-name="P158">wl_httper_contitnue()再次用不同的参数调用curl_easy_pause()继续下载。同时重新添加on_httper_download_timeout()定时器。</text:p>
      <text:p text:style-name="P157">wl_httper_abort()中止下载，就像上图所表示的一样，中止下载任务可以在主线程的任何地方调用。这会通过cqueue发送取消的消息给下载线程。下载线程将在on_curl_progress_callback()或者是on_curl_write_callback()中收到主线程的取消命令。</text:p>
      <text:p text:style-name="P165">g_async_queue_push(httper-&gt;cqueue, (gpointer) 1);<text:tab/>/* 取消下载任务 */</text:p>
      <text:p text:style-name="P165">g_async_queue_unref(httper-&gt;cqueue);</text:p>
      <text:p text:style-name="P165">g_async_queue_unref(httper-&gt;rqueue);/* 直到下载线程退出rqueue和cqueue才会真正释放 */</text:p>
      <text:p text:style-name="P165"><text:soft-page-break/>httper-&gt;cqueue = NULL;</text:p>
      <text:p text:style-name="P165">httper-&gt;rqueue = NULL;</text:p>
      <text:p text:style-name="P157">wl_httper_redownload()执行重新下载任务。该操作只是先后调用wl_httper_abort()和wl_httper_start()。</text:p>
      <text:p text:style-name="P159">最后下载任务完成后下载线程退出，wl_httper_download_timeout()定时器也被移除。</text:p>
      <text:h text:style-name="P170" text:outline-level="3"><text:bookmark-start text:name="__RefHeading__6171_1311238787"/>3.<text:span text:style-name="T102">1</text:span>.2 WlHttperMenu<text:bookmark-end text:name="__RefHeading__6171_1311238787"/></text:h>
      <text:h text:style-name="P170" text:outline-level="3"><text:bookmark-start text:name="__RefHeading__6173_1311238787"/>3.1.3 WlDownloader<text:bookmark-end text:name="__RefHeading__6173_1311238787"/></text:h>
      <text:h text:style-name="Heading_20_3" text:outline-level="3"><text:bookmark-start text:name="__RefHeading__1864_1311238787"/>3.1.4 WlHttperProperties<text:bookmark-end text:name="__RefHeading__1864_1311238787"/></text:h>
      <text:h text:style-name="Heading_20_3" text:outline-level="3"><text:bookmark-start text:name="__RefHeading__1866_1311238787"/>3.1.5 WlUrlDialog<text:bookmark-end text:name="__RefHeading__1866_1311238787"/></text:h>
      <text:h text:style-name="Heading_20_3" text:outline-level="3"><text:bookmark-start text:name="__RefHeading__1868_1311238787"/>3.1.6 WlDownloadWindow<text:bookmark-end text:name="__RefHeading__1868_1311238787"/></text:h>
      <text:h text:style-name="Heading_20_2" text:outline-level="2"><text:bookmark-start text:name="__RefHeading__245_1157848091"/>3.<text:span text:style-name="T101">2</text:span> 程序启动<text:bookmark-end text:name="__RefHeading__245_1157848091"/></text:h>
      <text:h text:style-name="Heading_20_2" text:outline-level="2"><text:bookmark-start text:name="__RefHeading__247_1157848091"/>3.<text:span text:style-name="T101">3</text:span> 下载任务<text:bookmark-end text:name="__RefHeading__247_1157848091"/></text:h>
      <text:h text:style-name="Heading_20_2" text:outline-level="2"><text:bookmark-start text:name="__RefHeading__249_1157848091"/>3.<text:span text:style-name="T101">4</text:span> 多线程控制<text:bookmark-end text:name="__RefHeading__249_11578480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" svg:font-family="Ubuntu"/>
    <style:font-face style:name="Ubuntu Mono" svg:font-family="'Ubuntu Mono'"/>
    <style:font-face style:name="WenQuanYi Micro Hei" svg:font-family="'WenQuanYi Micro Hei'"/>
    <style:font-face style:name="WenQuanYi Micro Hei Mono1" svg:font-family="'WenQuanYi Micro Hei Mono'"/>
    <style:font-face style:name="WenQuanYi Zen Hei Mono" svg:font-family="'WenQuanYi Zen Hei Mono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Ubuntu1" svg:font-family="Ubuntu" style:font-pitch="variable"/>
    <style:font-face style:name="Ubuntu2" svg:font-family="Ubuntu" style:font-adornments="Regular" style:font-pitch="variable"/>
    <style:font-face style:name="WenQuanYi Micro Hei Mono" svg:font-family="'WenQuanYi Micro Hei Mono'" style:font-pitch="variable"/>
    <style:font-face style:name="WenQuanYi Micro Hei Mono2" svg:font-family="'WenQuanYi Micro Hei Mono'" style:font-adornments="Regular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Ubuntu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Ubuntu Mono" fo:font-family="'Ubuntu Mono'" fo:font-size="14pt" style:font-name-asian="WenQuanYi Micro Hei Mono1" style:font-family-asian="'WenQuanYi Micro Hei Mono'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Consolas" fo:font-family="Consolas" style:font-family-generic="swiss" style:font-pitch="fixed" style:font-name-asian="WenQuanYi Zen Hei Mono" style:font-family-asian="'WenQuanYi Zen Hei Mono'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Ubuntu" fo:font-family="Ubuntu" fo:font-size="12pt" fo:font-style="italic" style:font-name-asian="WenQuanYi Micro Hei" style:font-family-asian="'WenQuanYi Micro Hei'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name-asian="WenQuanYi Micro Hei" style:font-family-asian="'WenQuanYi Micro Hei'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7</text:page-number>/<text:page-count>2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ky L</meta:initial-creator>
    <meta:creation-date>2014-03-21T19:35:09.092050204</meta:creation-date>
    <dc:date>2014-03-26T18:01:40.910426941</dc:date>
    <dc:creator>Wiky L</dc:creator>
    <meta:editing-duration>P1DT9H2M43S</meta:editing-duration>
    <meta:editing-cycles>452</meta:editing-cycles>
    <meta:generator>LibreOffice/4.1.3.2$Linux_X86_64 LibreOffice_project/410m0$Build-2</meta:generator>
    <meta:document-statistic meta:table-count="2" meta:image-count="0" meta:object-count="7" meta:page-count="29" meta:paragraph-count="626" meta:word-count="11532" meta:character-count="26628" meta:non-whitespace-character-count="244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2.032cm" svg:x="3.286cm" svg:y="1.762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366cm" svg:height="1.905cm" svg:x="10.525cm" svg:y="6.08cm">
          <text:p text:style-name="P1">GTK+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3.921cm" svg:x2="14.208cm" svg:y2="6.08cm">
          <text:p/>
        </draw:line>
        <draw:custom-shape draw:style-name="gr1" draw:text-style-name="P1" xml:id="id2" draw:id="id2" draw:layer="layout" svg:width="6.35cm" svg:height="1.778cm" svg:x="3.286cm" svg:y="13.7cm">
          <text:p text:style-name="P1">GLIB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16cm" svg:height="1.905cm" svg:x="7.731cm" svg:y="9.755cm">
          <text:p text:style-name="P1">GDK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048cm" svg:y1="3.667cm" svg:x2="4.175cm" svg:y2="13.573cm">
          <text:p/>
        </draw:line>
        <draw:line draw:style-name="gr2" draw:text-style-name="P1" draw:layer="layout" svg:x1="8.366cm" svg:y1="11.922cm" svg:x2="8.366cm" svg:y2="13.7cm">
          <text:p/>
        </draw:line>
        <draw:line draw:style-name="gr2" draw:text-style-name="P1" draw:layer="layout" svg:x1="8.493cm" svg:y1="3.794cm" svg:x2="8.447cm" svg:y2="9.255cm">
          <text:p/>
        </draw:line>
        <draw:line draw:style-name="gr2" draw:text-style-name="P1" draw:layer="layout" svg:x1="14.081cm" svg:y1="8.112cm" svg:x2="14.081cm" svg:y2="9.636cm">
          <text:p/>
        </draw:line>
        <draw:custom-shape draw:style-name="gr1" draw:text-style-name="P1" draw:layer="layout" svg:width="7.366cm" svg:height="1.778cm" svg:x="10.472cm" svg:y="13.693cm">
          <text:p text:style-name="P1">X/Wayland/...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11.922cm" svg:x2="14.208cm" svg:y2="13.446cm">
          <text:p/>
        </draw:line>
        <draw:connector draw:style-name="gr2" draw:text-style-name="P1" draw:layer="layout" svg:x1="10.525cm" svg:y1="7.032cm" svg:x2="6.461cm" svg:y2="13.7cm" draw:start-shape="id1" draw:start-glue-point="3" draw:end-shape="id2" draw:end-glue-point="0" svg:d="m10525 7032h-4064v6668" svg:viewBox="0 0 4065 6669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Italic" style:font-family-generic="swiss" style:font-pitch="fixed"/>
    <style:font-face style:name="Consolas" svg:font-family="Consolas" style:font-family-generic="roman" style:font-pitch="variable"/>
    <style:font-face style:name="Consolas1" svg:font-family="Consolas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2" svg:font-family="Consolas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nsolas3" fo:font-family="Consolas" style:font-style-name="Italic" style:font-family-generic="swiss" style:font-pitch="fixed" fo:font-size="22pt" fo:font-style="italic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2.286cm" svg:x="1.508cm" svg:y="4.318cm">
          <text:p text:style-name="P1">客户端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286cm" svg:x="16.748cm" svg:y="4.318cm">
          <text:p text:style-name="P1">服务器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287cm" svg:height="3.302cm" svg:x="5.445cm" svg:y="1.27cm">
          <text:p text:style-name="P1">GET / HTTP/1.1</text:p>
          <text:p text:style-name="P1">Host: www.shu.edu.c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0.414cm" svg:height="4.826cm" svg:x="5.064cm" svg:y="6.461cm">
          <text:p text:style-name="P1">HTTP/1.1 200 OK</text:p>
          <text:p text:style-name="P1">Content-type:text/html</text:p>
          <text:p text:style-name="P1">…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762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start"/>
      <style:text-properties fo:font-size="15pt" style:font-size-asian="15pt" style:font-size-complex="15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line-height="100%" fo:text-align="center"/>
    </style:style>
    <style:style style:name="P7" style:family="paragraph">
      <style:paragraph-properties fo:line-height="100%" fo:text-align="center"/>
      <style:text-properties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12.811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13.251cm" svg:y="1.762cm">
          <draw:text-box>
            <text:p text:style-name="P4"><text:span text:style-name="T2">(b) </text:span><text:span text:style-name="T2">响应报文</text:span></text:p>
          </draw:text-box>
        </draw:frame>
        <draw:custom-shape draw:style-name="gr1" draw:text-style-name="P2" draw:layer="layout" svg:width="6.35cm" svg:height="1.397cm" svg:x="2.27cm" svg:y="2.905cm">
          <text:p text:style-name="P1"><text:span text:style-name="T1">GET /index.html HTTP/1.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6.35cm" svg:height="2.54cm" svg:x="2.27cm" svg:y="4.302cm">
          <text:p text:style-name="P1"><text:span text:style-name="T2">Accept: text/*</text:span></text:p>
          <text:p text:style-name="P1"><text:span text:style-name="T2">Accept-Language: en,fr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461cm" svg:height="1.012cm" svg:x="2.651cm" svg:y="1.762cm">
          <draw:text-box>
            <text:p text:style-name="P4"><text:span text:style-name="T2">(a) </text:span><text:span text:style-name="T2">请求报文</text:span></text:p>
          </draw:text-box>
        </draw:frame>
        <draw:custom-shape draw:style-name="gr1" draw:text-style-name="P2" draw:layer="layout" svg:width="6.35cm" svg:height="1.397cm" svg:x="12.811cm" svg:y="6.842cm">
          <text:p text:style-name="P1"><text:span text:style-name="T1">Hi! I'm a message!</text:span></text:p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3.937cm" svg:height="0.889cm" svg:x="8.747cm" svg:y="3.159cm">
          <draw:text-box>
            <text:p text:style-name="P6"><text:span text:style-name="T2">起始行</text:span></text:p>
          </draw:text-box>
        </draw:frame>
        <draw:frame draw:style-name="gr3" draw:text-style-name="P7" draw:layer="layout" svg:width="3.937cm" svg:height="0.889cm" svg:x="8.748cm" svg:y="4.96cm">
          <draw:text-box>
            <text:p text:style-name="P6"><text:span text:style-name="T2">首部</text:span></text:p>
          </draw:text-box>
        </draw:frame>
        <draw:frame draw:style-name="gr3" draw:text-style-name="P7" draw:layer="layout" svg:width="3.937cm" svg:height="0.889cm" svg:x="8.749cm" svg:y="7.161cm">
          <draw:text-box>
            <text:p text:style-name="P6"><text:span text:style-name="T2">主体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3cm" fo:min-width="0cm"/>
    </style:style>
    <style:style style:name="gr7" style:family="graphic" style:parent-style-name="standard">
      <style:graphic-properties draw:stroke="dash" draw:marker-start="Arrow" draw:marker-start-width="0.3cm" draw:marker-end="Arrow" draw:marker-end-width="0.3cm" draw:textarea-vertical-align="middle"/>
    </style:style>
    <style:style style:name="gr8" style:family="graphic" style:parent-style-name="standard">
      <style:graphic-properties draw:stroke="dash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1.27cm" svg:x="8.247cm" svg:y="1.445cm">
          <text:p text:style-name="P1">轮询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.443cm" svg:y="4.708cm">
          <text:p text:style-name="P1">就绪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15.221cm" svg:y="4.608cm">
          <text:p text:style-name="P1">分配任务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445cm" svg:height="1.27cm" svg:x="8.248cm" svg:y="7.845cm">
          <text:p text:style-name="P1">初始化[n]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858cm" svg:y1="8.366cm" svg:x2="4.175cm" svg:y2="6.334cm">
          <text:p/>
        </draw:line>
        <draw:line draw:style-name="gr2" draw:text-style-name="P1" draw:layer="layout" svg:x1="16.875cm" svg:y1="6.08cm" svg:x2="13.065cm" svg:y2="8.112cm">
          <text:p/>
        </draw:line>
        <draw:frame draw:style-name="gr3" draw:text-style-name="P2" draw:layer="layout" svg:width="2.538cm" svg:height="0.806cm" svg:x="6.08cm" svg:y="6.417cm">
          <draw:text-box>
            <text:p><text:span text:style-name="T1">prepare()</text:span></text:p>
          </draw:text-box>
        </draw:frame>
        <draw:line draw:style-name="gr2" draw:text-style-name="P1" draw:layer="layout" svg:x1="3.794cm" svg:y1="4.429cm" svg:x2="7.985cm" svg:y2="2.143cm">
          <text:p/>
        </draw:line>
        <draw:line draw:style-name="gr2" draw:text-style-name="P1" draw:layer="layout" svg:x1="12.811cm" svg:y1="2.143cm" svg:x2="17.256cm" svg:y2="4.302cm">
          <text:p/>
        </draw:line>
        <draw:frame draw:style-name="gr4" draw:text-style-name="P2" draw:layer="layout" svg:width="2.073cm" svg:height="1.06cm" svg:x="6.039cm" svg:y="3.242cm">
          <draw:text-box>
            <text:p><text:span text:style-name="T1">query()</text:span></text:p>
          </draw:text-box>
        </draw:frame>
        <draw:frame draw:style-name="gr5" draw:text-style-name="P2" draw:layer="layout" svg:width="2.132cm" svg:height="1.016cm" svg:x="13.092cm" svg:y="3.032cm">
          <draw:text-box>
            <text:p><text:span text:style-name="T1">check()</text:span></text:p>
          </draw:text-box>
        </draw:frame>
        <draw:frame draw:style-name="gr6" draw:text-style-name="P2" draw:layer="layout" svg:width="2.682cm" svg:height="0.933cm" svg:x="12.415cm" svg:y="6.163cm">
          <draw:text-box>
            <text:p><text:span text:style-name="T1">dispatch()</text:span></text:p>
          </draw:text-box>
        </draw:frame>
        <draw:line draw:style-name="gr7" draw:text-style-name="P1" draw:layer="layout" svg:x1="15.224cm" svg:y1="7.223cm" svg:x2="17.129cm" svg:y2="8.62cm">
          <text:p/>
        </draw:line>
        <draw:custom-shape draw:style-name="gr8" draw:text-style-name="P3" draw:layer="layout" svg:width="2.54cm" svg:height="1.143cm" svg:x="17.256cm" svg:y="8.239cm">
          <text:p text:style-name="P1"><text:span text:style-name="T2">初始化</text:span><text:span text:style-name="T2">[n+1]</text:span></text:p>
          <text:p text:style-name="P1"><text:span text:style-name="T2">循环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3.921cm" svg:y1="8.239cm" svg:x2="5.953cm" svg:y2="7.604cm">
          <text:p/>
        </draw:line>
        <draw:custom-shape draw:style-name="gr8" draw:text-style-name="P3" draw:layer="layout" svg:width="2.54cm" svg:height="1.143cm" svg:x="1.127cm" svg:y="8.239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5.224cm" svg:y1="3.032cm" svg:x2="17.256cm" svg:y2="2.397cm">
          <text:p/>
        </draw:line>
        <draw:custom-shape draw:style-name="gr8" draw:text-style-name="P3" draw:layer="layout" svg:width="2.54cm" svg:height="1.143cm" svg:x="17.383cm" svg:y="1.381cm">
          <text:p text:style-name="P1"><text:span text:style-name="T2">执行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3465a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1.651cm" svg:x="1.054cm" svg:y="8.493cm">
          <text:p text:style-name="P1"><text:span text:style-name="T1">文件系统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02cm" svg:y1="9.382cm" svg:x2="5.426cm" svg:y2="9.382cm">
          <text:p/>
        </draw:line>
        <draw:custom-shape draw:style-name="gr1" draw:text-style-name="P2" draw:layer="layout" svg:width="3.81cm" svg:height="2.54cm" svg:x="5.48cm" svg:y="7.604cm">
          <text:p text:style-name="P1"><text:span text:style-name="T1">数据传输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5.48cm" svg:y="5.064cm">
          <text:p text:style-name="P1"><text:span text:style-name="T1">协议解析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04cm" svg:height="0.873cm" svg:x="5.734cm" svg:y="10.672cm">
          <draw:text-box>
            <text:p><text:span text:style-name="T1">FTP</text:span><text:span text:style-name="T1">服务器</text:span></text:p>
          </draw:text-box>
        </draw:frame>
        <draw:custom-shape draw:style-name="gr1" draw:text-style-name="P2" draw:layer="layout" svg:width="3.81cm" svg:height="2.54cm" svg:x="13.58cm" svg:y="7.604cm">
          <text:p text:style-name="P1"><text:span text:style-name="T1">数据传输管理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2.54cm" svg:x="13.58cm" svg:y="5.064cm">
          <text:p text:style-name="P1"><text:span text:style-name="T1">协议解析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204cm" svg:height="0.873cm" svg:x="13.759cm" svg:y="10.672cm">
          <draw:text-box>
            <text:p><text:span text:style-name="T1">FTP</text:span><text:span text:style-name="T1">客户端</text:span></text:p>
          </draw:text-box>
        </draw:frame>
        <draw:line draw:style-name="gr2" draw:text-style-name="P1" draw:layer="layout" svg:x1="9.452cm" svg:y1="9.255cm" svg:x2="13.389cm" svg:y2="9.255cm">
          <text:p/>
        </draw:line>
        <draw:line draw:style-name="gr2" draw:text-style-name="P1" draw:layer="layout" svg:x1="9.452cm" svg:y1="6.334cm" svg:x2="13.262cm" svg:y2="6.334cm">
          <text:p/>
        </draw:line>
        <draw:frame draw:style-name="gr4" draw:text-style-name="P4" draw:layer="layout" svg:width="1.975cm" svg:height="0.683cm" svg:x="10.468cm" svg:y="9.509cm">
          <draw:text-box>
            <text:p><text:span text:style-name="T2">数据连接</text:span></text:p>
          </draw:text-box>
        </draw:frame>
        <draw:frame draw:style-name="gr3" draw:text-style-name="P4" draw:layer="layout" svg:width="2.016cm" svg:height="0.683cm" svg:x="10.484cm" svg:y="5.572cm">
          <draw:text-box>
            <text:p><text:span text:style-name="T2">FTP</text:span><text:span text:style-name="T2">请求</text:span></text:p>
          </draw:text-box>
        </draw:frame>
        <draw:frame draw:style-name="gr3" draw:text-style-name="P4" draw:layer="layout" svg:width="2.016cm" svg:height="0.683cm" svg:x="10.484cm" svg:y="6.573cm">
          <draw:text-box>
            <text:p><text:span text:style-name="T2">FTP</text:span><text:span text:style-name="T2">响应</text:span></text:p>
          </draw:text-box>
        </draw:frame>
        <draw:custom-shape draw:style-name="gr1" draw:text-style-name="P2" draw:layer="layout" svg:width="3.81cm" svg:height="2.54cm" svg:x="13.516cm" svg:y="1.381cm">
          <text:p text:style-name="P1"><text:span text:style-name="T1">用户界面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421cm" svg:y1="4.048cm" svg:x2="15.421cm" svg:y2="5.064cm">
          <text:p/>
        </draw:line>
        <draw:custom-shape draw:style-name="gr1" draw:text-style-name="P2" draw:layer="layout" svg:width="2.667cm" svg:height="1.651cm" svg:x="19.087cm" svg:y="8.461cm">
          <text:p text:style-name="P1"><text:span text:style-name="T1">文件系统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1cm" svg:y1="9.509cm" svg:x2="19.034cm" svg:y2="9.509cm">
          <text:p/>
        </draw:line>
        <draw:custom-shape draw:style-name="gr1" draw:text-style-name="P2" draw:layer="layout" svg:width="2.667cm" svg:height="1.651cm" svg:x="19.087cm" svg:y="1.562cm">
          <text:p text:style-name="P1"><text:span text:style-name="T1">用户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51cm" svg:y1="2.61cm" svg:x2="19.034cm" svg:y2="2.61cm">
          <text:p/>
        </draw:lin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.59cm" svg:height="13.716cm" svg:x="1cm" svg:y="1cm">
          <text:p text:style-name="P1">WlDownloadWindow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11.43cm" svg:height="10.033cm" svg:x="7.985cm" svg:y="1.381cm">
          <text:p text:style-name="P3">WlDownloa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6.217cm" svg:height="0.996cm" svg:x="10.906cm" svg:y="12.557cm">
          <draw:text-box>
            <text:p>窗口菜单、工具栏等</text:p>
          </draw:text-box>
        </draw:frame>
        <draw:custom-shape draw:style-name="gr1" draw:text-style-name="P3" draw:layer="layout" svg:width="7.874cm" svg:height="4.191cm" svg:x="10.906cm" svg:y="1.508cm">
          <text:p text:style-name="P3">WlHtt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7.747cm" svg:height="4.191cm" svg:x="11.033cm" svg:y="7.096cm">
          <text:p text:style-name="P3">WlB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4" draw:layer="layout" svg:width="3.474cm" svg:height="0.831cm" svg:x="14.589cm" svg:y="4.556cm">
          <draw:text-box>
            <text:p><text:span text:style-name="T1">多线程控制等</text:span></text:p>
          </draw:text-box>
        </draw:frame>
        <draw:custom-shape draw:style-name="gr1" draw:text-style-name="P5" draw:layer="layout" svg:width="4.572cm" svg:height="2.159cm" svg:x="14.081cm" svg:y="1.762cm">
          <text:p text:style-name="P5">WlHttperMen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5" draw:layer="layout" svg:width="5.207cm" svg:height="3.175cm" svg:x="2.397cm" svg:y="10.652cm">
          <text:p text:style-name="P5">WlUrlDia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921cm" svg:height="6.35cm" svg:x="2.524cm" svg:y="5.57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368cm" svg:height="0.889cm" svg:x="1.235cm" svg:y="2.778cm">
          <draw:text-box>
            <text:p><text:span text:style-name="T1">on_httper_download_timeout</text:span></text:p>
          </draw:text-box>
        </draw:frame>
        <draw:custom-shape draw:style-name="gr1" draw:text-style-name="P1" draw:layer="layout" svg:width="5.588cm" svg:height="11.811cm" svg:x="7.985cm" svg:y="3.9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2.97cm" svg:height="0.962cm" svg:x="9.763cm" svg:y="4.429cm">
          <draw:text-box>
            <text:p>WlHttper</text:p>
          </draw:text-box>
        </draw:frame>
        <draw:frame draw:style-name="gr3" draw:layer="layout" svg:width="4.126cm" svg:height="5.939cm" svg:x="8.874cm" svg:y="6.08cm">
          <draw:text-box>
            <text:p>...</text:p>
            <text:p>rqueue</text:p>
            <text:p>cqueue</text:p>
            <text:p>…...</text:p>
            <text:p>speed</text:p>
            <text:p>percentDone</text:p>
            <text:p>dlNow</text:p>
            <text:p>dlTotal</text:p>
          </draw:text-box>
        </draw:frame>
        <draw:custom-shape draw:style-name="gr4" draw:text-style-name="P1" draw:layer="layout" svg:width="3.925cm" svg:height="12.192cm" svg:x="15.744cm" svg:y="4.556cm">
          <text:p text:style-name="P1">curl_easy_perfo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136cm" svg:height="0.889cm" svg:x="13.454cm" svg:y="2.778cm">
          <draw:text-box>
            <text:p><text:span text:style-name="T1">on_httper_download_thread</text:span></text:p>
          </draw:text-box>
        </draw:frame>
        <draw:line draw:style-name="gr5" draw:text-style-name="P1" draw:layer="layout" svg:x1="8.874cm" svg:y1="7.223cm" svg:x2="4.683cm" svg:y2="6.461cm">
          <text:p/>
        </draw:line>
        <draw:line draw:style-name="gr5" draw:text-style-name="P1" draw:layer="layout" svg:x1="17.002cm" svg:y1="13.954cm" svg:x2="11.287cm" svg:y2="7.223cm">
          <text:p/>
        </draw:line>
        <draw:line draw:style-name="gr5" draw:text-style-name="P1" draw:layer="layout" svg:x1="15.097cm" svg:y1="10.525cm" svg:x2="11.16cm" svg:y2="9.382cm">
          <text:p/>
        </draw:line>
        <draw:line draw:style-name="gr5" draw:text-style-name="P1" draw:layer="layout" svg:x1="14.97cm" svg:y1="10.525cm" svg:x2="12.938cm" svg:y2="10.271cm">
          <text:p/>
        </draw:line>
        <draw:line draw:style-name="gr5" draw:text-style-name="P1" draw:layer="layout" svg:x1="15.097cm" svg:y1="10.652cm" svg:x2="11.033cm" svg:y2="10.906cm">
          <text:p/>
        </draw:line>
        <draw:line draw:style-name="gr5" draw:text-style-name="P1" draw:layer="layout" svg:x1="14.97cm" svg:y1="10.779cm" svg:x2="11.16cm" svg:y2="11.668cm">
          <text:p/>
        </draw:line>
        <draw:line draw:style-name="gr5" draw:text-style-name="P1" draw:layer="layout" svg:x1="9.001cm" svg:y1="9.382cm" svg:x2="4.556cm" svg:y2="10.144cm">
          <text:p/>
        </draw:line>
        <draw:line draw:style-name="gr5" draw:text-style-name="P1" draw:layer="layout" svg:x1="9.001cm" svg:y1="10.144cm" svg:x2="4.556cm" svg:y2="10.144cm">
          <text:p/>
        </draw:line>
        <draw:line draw:style-name="gr5" draw:text-style-name="P1" draw:layer="layout" svg:x1="8.874cm" svg:y1="10.779cm" svg:x2="4.556cm" svg:y2="10.144cm">
          <text:p/>
        </draw:line>
        <draw:line draw:style-name="gr5" draw:text-style-name="P1" draw:layer="layout" svg:x1="8.874cm" svg:y1="11.541cm" svg:x2="4.556cm" svg:y2="10.144cm">
          <text:p/>
        </draw:line>
        <draw:custom-shape draw:style-name="gr4" draw:text-style-name="P1" xml:id="id1" draw:id="id1" draw:layer="layout" svg:width="2.921cm" svg:height="2.54cm" svg:x="2.524cm" svg:y="13.065cm">
          <text:p text:style-name="P1">主线程</text:p>
          <text:p text:style-name="P1"><text:span text:style-name="T2">（</text:span><text:span text:style-name="T2">GTK+</text:span><text:span text:style-name="T2">主循环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4.175cm" svg:y1="12.049cm" svg:x2="4.175cm" svg:y2="12.938cm">
          <text:p/>
        </draw:line>
        <draw:connector draw:style-name="gr5" draw:text-style-name="P1" draw:layer="layout" draw:type="lines" svg:x1="2.524cm" svg:y1="14.335cm" svg:x2="2.524cm" svg:y2="8.747cm" draw:start-shape="id1" draw:start-glue-point="3" draw:end-shape="id2" draw:end-glue-point="3" svg:d="m2524 14335h-502v-5588h502" svg:viewBox="0 0 503 5589">
          <text:p/>
        </draw:connector>
        <draw:frame draw:style-name="gr3" draw:text-style-name="P3" draw:layer="layout" svg:width="1.776cm" svg:height="0.729cm" svg:x="0.875cm" svg:y="11.16cm">
          <draw:text-box>
            <text:p><text:span text:style-name="T2">300ms</text:span></text:p>
          </draw:text-box>
        </draw:frame>
        <draw:frame draw:style-name="gr3" draw:text-style-name="P3" draw:layer="layout" svg:width="2.195cm" svg:height="0.747cm" svg:x="2.615cm" svg:y="9.778cm">
          <draw:text-box>
            <text:p><text:span text:style-name="T2">更新界面</text:span></text:p>
          </draw:text-box>
        </draw:frame>
        <draw:frame draw:style-name="gr3" draw:text-style-name="P3" draw:layer="layout" svg:width="3.042cm" svg:height="0.747cm" svg:x="1.895cm" svg:y="6.207cm">
          <draw:text-box>
            <text:p><text:span text:style-name="T2">检查是否结束</text:span></text:p>
          </draw:text-box>
        </draw:frame>
        <draw:line draw:style-name="gr5" draw:text-style-name="P1" draw:layer="layout" svg:x1="5.445cm" svg:y1="14.208cm" svg:x2="9.001cm" svg:y2="7.985cm">
          <text:p/>
        </draw:line>
        <draw:line draw:style-name="gr5" draw:text-style-name="P1" draw:layer="layout" svg:x1="11.414cm" svg:y1="7.985cm" svg:x2="15.224cm" svg:y2="10.525cm">
          <text:p/>
        </draw:lin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